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1590000432A00000EFB1F4A566A.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Albany AMT" svg:font-family="'Albany AMT'" style:font-family-generic="swiss"/>
    <style:font-face style:name="Lucida Grande" svg:font-family="'Lucida Grande'" style:font-family-generic="swis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lbany AMT1" svg:font-family="'Albany AMT'" style:font-family-generic="swiss" style:font-pitch="variable"/>
    <style:font-face style:name="Arial" svg:font-family="Arial" style:font-family-generic="swiss" style:font-pitch="variable"/>
    <style:font-face style:name="Arial2" svg:font-family="Arial" style:font-adornments="Regular" style:font-family-generic="swiss" style:font-pitch="variable"/>
    <style:font-face style:name="Cambria1" svg:font-family="Cambria" style:font-family-generic="swiss" style:font-pitch="variable"/>
    <style:font-face style:name="Lucida Grande1" svg:font-family="'Lucida Grande'" style:font-family-generic="swiss" style:font-pitch="variable"/>
    <style:font-face style:name="Arial4" svg:font-family="Arial" style:font-family-generic="system" style:font-pitch="variable"/>
    <style:font-face style:name="Courier New" svg:font-family="'Courier New'"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DocuemntHistory" style:family="table">
      <style:table-properties style:width="17cm" table:align="margins" style:writing-mode="lr-tb"/>
    </style:style>
    <style:style style:name="DocuemntHistory.A" style:family="table-column">
      <style:table-column-properties style:column-width="4.249cm" style:rel-column-width="16383*"/>
    </style:style>
    <style:style style:name="DocuemntHistory.D" style:family="table-column">
      <style:table-column-properties style:column-width="4.251cm" style:rel-column-width="16386*"/>
    </style:style>
    <style:style style:name="DocuemntHistory.A1" style:family="table-cell">
      <style:table-cell-properties fo:background-color="#6699cc" fo:padding="0.097cm" fo:border="0.05pt solid #000000">
        <style:background-image/>
      </style:table-cell-properties>
    </style:style>
    <style:style style:name="DocuemntHistory.A2" style:family="table-cell">
      <style:table-cell-properties fo:background-color="#99ccff" fo:padding="0.097cm" fo:border-left="0.05pt solid #000000" fo:border-right="0.05pt solid #000000" fo:border-top="none" fo:border-bottom="0.05pt solid #000000">
        <style:background-image/>
      </style:table-cell-properties>
    </style:style>
    <style:style style:name="DocuemntHistory.A3" style:family="table-cell">
      <style:table-cell-properties fo:background-color="#99ccff" fo:padding="0.097cm" fo:border-left="0.05pt solid #000000" fo:border-right="none" fo:border-top="none" fo:border-bottom="0.05pt solid #000000">
        <style:background-image/>
      </style:table-cell-properties>
    </style:style>
    <style:style style:name="DocuemntHistory.A4" style:family="table-cell">
      <style:table-cell-properties fo:padding="0.097cm" fo:border-left="0.05pt solid #000000" fo:border-right="none" fo:border-top="none" fo:border-bottom="0.05pt solid #000000"/>
    </style:style>
    <style:style style:name="DocuemntHistory.B4" style:family="table-cell">
      <style:table-cell-properties fo:padding="0.097cm" fo:border-left="0.05pt solid #000000" fo:border-right="none" fo:border-top="none" fo:border-bottom="0.05pt solid #000000"/>
    </style:style>
    <style:style style:name="DocuemntHistory.C4" style:family="table-cell">
      <style:table-cell-properties fo:padding="0.097cm" fo:border-left="0.05pt solid #000000" fo:border-right="none" fo:border-top="none" fo:border-bottom="0.05pt solid #000000"/>
    </style:style>
    <style:style style:name="DocuemntHistory.D4" style:family="table-cell">
      <style:table-cell-properties fo:padding="0.097cm" fo:border-left="0.05pt solid #000000" fo:border-right="0.05pt solid #000000" fo:border-top="none" fo:border-bottom="0.05pt solid #000000"/>
    </style:style>
    <style:style style:name="DocumentInfo" style:family="table">
      <style:table-properties style:width="17cm" table:align="margins" style:writing-mode="lr-tb"/>
    </style:style>
    <style:style style:name="DocumentInfo.A" style:family="table-column">
      <style:table-column-properties style:column-width="5.667cm" style:rel-column-width="21845*"/>
    </style:style>
    <style:style style:name="DocumentInfo.A1" style:family="table-cell">
      <style:table-cell-properties style:vertical-align="middle" fo:background-color="#99ccff" fo:padding="0.049cm" fo:border="0.05pt solid #000000">
        <style:background-image/>
      </style:table-cell-properties>
    </style:style>
    <style:style style:name="DocumentInfo.A2" style:family="table-cell">
      <style:table-cell-properties style:vertical-align="middle" fo:background-color="#99ccff" fo:padding="0.049cm" fo:border-left="0.05pt solid #000000" fo:border-right="0.05pt solid #000000" fo:border-top="none" fo:border-bottom="0.05pt solid #000000">
        <style:background-image/>
      </style:table-cell-properties>
    </style:style>
    <style:style style:name="DocumentInfo.A3" style:family="table-cell">
      <style:table-cell-properties style:vertical-align="middle" fo:padding="0.049cm" fo:border-left="0.05pt solid #000000" fo:border-right="none" fo:border-top="0.05pt solid #000000" fo:border-bottom="0.05pt solid #000000"/>
    </style:style>
    <style:style style:name="DocumentInfo.B3" style:family="table-cell">
      <style:table-cell-properties style:vertical-align="middle" fo:padding="0.049cm" fo:border-left="0.05pt solid #000000" fo:border-right="none" fo:border-top="0.05pt solid #000000" fo:border-bottom="0.05pt solid #000000"/>
    </style:style>
    <style:style style:name="DocumentInfo.C3" style:family="table-cell">
      <style:table-cell-properties style:vertical-align="middle" fo:padding="0.049cm" fo:border="0.05pt solid #000000"/>
    </style:style>
    <style:style style:name="DocumentInfo.A4" style:family="table-cell">
      <style:table-cell-properties style:vertical-align="middle" fo:padding="0.049cm" fo:border-left="0.05pt solid #000000" fo:border-right="none" fo:border-top="none" fo:border-bottom="0.05pt solid #000000"/>
    </style:style>
    <style:style style:name="DocumentInfo.B4" style:family="table-cell">
      <style:table-cell-properties style:vertical-align="middle" fo:padding="0.049cm" fo:border-left="0.05pt solid #000000" fo:border-right="none" fo:border-top="none" fo:border-bottom="0.05pt solid #000000"/>
    </style:style>
    <style:style style:name="DocumentInfo.C4" style:family="table-cell">
      <style:table-cell-properties style:vertical-align="middle" fo:padding="0.049cm" fo:border-left="0.05pt solid #000000" fo:border-right="0.05pt solid #000000" fo:border-top="none" fo:border-bottom="0.05pt solid #000000"/>
    </style:style>
    <style:style style:name="DocumentInfo.A5" style:family="table-cell">
      <style:table-cell-properties style:vertical-align="middle" fo:padding="0.049cm" fo:border-left="0.05pt solid #000000" fo:border-right="none" fo:border-top="none" fo:border-bottom="0.05pt solid #000000"/>
    </style:style>
    <style:style style:name="DocumentInfo.B5" style:family="table-cell">
      <style:table-cell-properties style:vertical-align="middle" fo:padding="0.049cm" fo:border-left="0.05pt solid #000000" fo:border-right="none" fo:border-top="none" fo:border-bottom="0.05pt solid #000000"/>
    </style:style>
    <style:style style:name="DocumentInfo.C5" style:family="table-cell">
      <style:table-cell-properties style:vertical-align="middle" fo:padding="0.049cm" fo:border-left="0.05pt solid #000000" fo:border-right="0.05pt solid #000000" fo:border-top="none" fo:border-bottom="0.05pt solid #000000"/>
    </style:style>
    <style:style style:name="DocumentInfo.A7" style:family="table-cell">
      <style:table-cell-properties style:vertical-align="middle" fo:padding="0.049cm" fo:border-left="0.05pt solid #000000" fo:border-right="none" fo:border-top="none" fo:border-bottom="0.05pt solid #000000"/>
    </style:style>
    <style:style style:name="DocumentInfo.B7" style:family="table-cell">
      <style:table-cell-properties style:vertical-align="middle" fo:padding="0.049cm" fo:border-left="0.05pt solid #000000" fo:border-right="none" fo:border-top="none" fo:border-bottom="0.05pt solid #000000"/>
    </style:style>
    <style:style style:name="DocumentInfo.C7" style:family="table-cell">
      <style:table-cell-properties style:vertical-align="middle" fo:padding="0.049cm" fo:border-left="0.05pt solid #000000" fo:border-right="0.05pt solid #000000" fo:border-top="none" fo:border-bottom="0.05pt solid #000000"/>
    </style:style>
    <style:style style:name="DocumentInfo.A8" style:family="table-cell">
      <style:table-cell-properties style:vertical-align="middle" fo:padding="0.049cm" fo:border-left="0.05pt solid #000000" fo:border-right="none" fo:border-top="none" fo:border-bottom="0.05pt solid #000000"/>
    </style:style>
    <style:style style:name="DocumentInfo.B8" style:family="table-cell">
      <style:table-cell-properties style:vertical-align="middle" fo:padding="0.049cm" fo:border-left="0.05pt solid #000000" fo:border-right="none" fo:border-top="none" fo:border-bottom="0.05pt solid #000000"/>
    </style:style>
    <style:style style:name="DocumentInfo.C8" style:family="table-cell">
      <style:table-cell-properties style:vertical-align="middle" fo:padding="0.049cm" fo:border-left="0.05pt solid #000000" fo:border-right="0.05pt solid #000000" fo:border-top="none" fo:border-bottom="0.05pt solid #000000"/>
    </style:style>
    <style:style style:name="DocumentInfo.A9" style:family="table-cell">
      <style:table-cell-properties style:vertical-align="middle" fo:padding="0.049cm" fo:border-left="0.05pt solid #000000" fo:border-right="none" fo:border-top="none" fo:border-bottom="0.05pt solid #000000"/>
    </style:style>
    <style:style style:name="DocumentInfo.B9" style:family="table-cell">
      <style:table-cell-properties style:vertical-align="middle" fo:padding="0.049cm" fo:border-left="0.05pt solid #000000" fo:border-right="none" fo:border-top="none" fo:border-bottom="0.05pt solid #000000"/>
    </style:style>
    <style:style style:name="DocumentInfo.C9" style:family="table-cell">
      <style:table-cell-properties style:vertical-align="middle" fo:padding="0.049cm" fo:border-left="0.05pt solid #000000" fo:border-right="0.05pt solid #000000" fo:border-top="none" fo:border-bottom="0.05pt solid #000000"/>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fo:background-color="#ff0000" fo:padding="0.097cm" fo:border="0.05pt solid #000000">
        <style:background-image/>
      </style:table-cell-properties>
    </style:style>
    <style:style style:name="Table2.A2" style:family="table-cell">
      <style:table-cell-properties fo:padding="0.097cm" fo:border-left="0.05pt solid #000000" fo:border-right="0.05pt solid #000000" fo:border-top="none" fo:border-bottom="0.05pt solid #000000"/>
    </style:style>
    <style:style style:name="Table1" style:family="table">
      <style:table-properties style:width="15.242cm" table:align="left" style:writing-mode="lr-tb"/>
    </style:style>
    <style:style style:name="Table1.A" style:family="table-column">
      <style:table-column-properties style:column-width="5.255cm"/>
    </style:style>
    <style:style style:name="Table1.B" style:family="table-column">
      <style:table-column-properties style:column-width="3.126cm"/>
    </style:style>
    <style:style style:name="Table1.C" style:family="table-column">
      <style:table-column-properties style:column-width="3.572cm"/>
    </style:style>
    <style:style style:name="Table1.D" style:family="table-column">
      <style:table-column-properties style:column-width="3.29cm"/>
    </style:style>
    <style:style style:name="Table1.A1" style:family="table-cell">
      <style:table-cell-properties fo:background-color="#99ccff" fo:padding="0.097cm" fo:border-left="0.2pt solid #000000" fo:border-right="none" fo:border-top="0.2pt solid #000000" fo:border-bottom="0.2pt solid #000000">
        <style:background-image/>
      </style:table-cell-properties>
    </style:style>
    <style:style style:name="Table1.D1" style:family="table-cell">
      <style:table-cell-properties fo:background-color="#99ccff" fo:padding="0.097cm" fo:border="0.2pt solid #000000">
        <style:background-image/>
      </style:table-cell-properties>
    </style:style>
    <style:style style:name="Table1.A2" style:family="table-cell">
      <style:table-cell-properties fo:padding="0.097cm" fo:border-left="0.2pt solid #000000" fo:border-right="none" fo:border-top="none" fo:border-bottom="0.2pt solid #000000"/>
    </style:style>
    <style:style style:name="Table1.B2" style:family="table-cell">
      <style:table-cell-properties fo:padding="0.097cm" fo:border-left="0.2pt solid #000000" fo:border-right="none" fo:border-top="none" fo:border-bottom="0.2pt solid #000000"/>
    </style:style>
    <style:style style:name="Table1.C2" style:family="table-cell">
      <style:table-cell-properties fo:padding="0.097cm" fo:border-left="0.2pt solid #000000" fo:border-right="none" fo:border-top="none" fo:border-bottom="0.2pt solid #000000"/>
    </style:style>
    <style:style style:name="Table1.D2" style:family="table-cell">
      <style:table-cell-properties fo:padding="0.097cm" fo:border-left="0.2pt solid #000000" fo:border-right="0.2pt solid #000000" fo:border-top="none" fo:border-bottom="0.2pt solid #000000"/>
    </style:style>
    <style:style style:name="Table1.A3" style:family="table-cell">
      <style:table-cell-properties fo:padding="0.097cm" fo:border-left="0.2pt solid #000000" fo:border-right="none" fo:border-top="none" fo:border-bottom="0.2pt solid #000000"/>
    </style:style>
    <style:style style:name="Table1.B3" style:family="table-cell">
      <style:table-cell-properties fo:padding="0.097cm" fo:border-left="0.2pt solid #000000" fo:border-right="none" fo:border-top="none" fo:border-bottom="0.2pt solid #000000"/>
    </style:style>
    <style:style style:name="Table1.C3" style:family="table-cell">
      <style:table-cell-properties fo:padding="0.097cm" fo:border-left="0.2pt solid #000000" fo:border-right="none" fo:border-top="none" fo:border-bottom="0.2pt solid #000000"/>
    </style:style>
    <style:style style:name="Table1.D3" style:family="table-cell">
      <style:table-cell-properties fo:padding="0.097cm" fo:border-left="0.2pt solid #000000" fo:border-right="0.2pt solid #000000" fo:border-top="none" fo:border-bottom="0.2pt solid #000000"/>
    </style:style>
    <style:style style:name="P1" style:family="paragraph" style:parent-style-name="Header">
      <style:paragraph-properties fo:text-align="end" style:justify-single-word="false"/>
    </style:style>
    <style:style style:name="P2" style:family="paragraph" style:parent-style-name="Header">
      <style:paragraph-properties fo:margin-left="0cm" fo:margin-right="0cm" fo:text-align="justify" style:justify-single-word="false" fo:orphans="2" fo:widows="2" fo:text-indent="0cm" style:auto-text-indent="false" text:number-lines="false" text:line-number="0" style:writing-mode="lr-tb">
        <style:tab-stops>
          <style:tab-stop style:position="16.843cm" style:type="right"/>
        </style:tab-stops>
      </style:paragraph-properties>
      <style:text-properties fo:font-size="9pt" style:font-size-asian="9pt" style:font-size-complex="9pt"/>
    </style:style>
    <style:style style:name="P3" style:family="paragraph" style:parent-style-name="Standard">
      <style:text-properties style:font-name="Helvetica" style:font-name-complex="Helvetica1"/>
    </style:style>
    <style:style style:name="P4" style:family="paragraph" style:parent-style-name="Standard">
      <style:text-properties style:font-name="Helvetica" officeooo:rsid="0016d4e7" officeooo:paragraph-rsid="0016d4e7" style:font-name-complex="Helvetica1"/>
    </style:style>
    <style:style style:name="P5" style:family="paragraph" style:parent-style-name="Standard">
      <style:text-properties style:font-name="Helvetica" officeooo:paragraph-rsid="005d11a5" style:font-name-complex="Helvetica1"/>
    </style:style>
    <style:style style:name="P6" style:family="paragraph" style:parent-style-name="Standard">
      <style:text-properties style:font-name="Helvetica" officeooo:rsid="003d90ac" officeooo:paragraph-rsid="003d90ac" style:font-name-complex="Helvetica1"/>
    </style:style>
    <style:style style:name="P7" style:family="paragraph" style:parent-style-name="Standard">
      <style:text-properties style:font-name="Helvetica" officeooo:paragraph-rsid="00791fcc" style:font-name-complex="Helvetica1"/>
    </style:style>
    <style:style style:name="P8" style:family="paragraph" style:parent-style-name="Standard">
      <style:text-properties style:font-name="Helvetica" officeooo:paragraph-rsid="007aaf37" style:font-name-complex="Helvetica1"/>
    </style:style>
    <style:style style:name="P9" style:family="paragraph" style:parent-style-name="Standard">
      <style:text-properties style:font-name="Helvetica" officeooo:paragraph-rsid="008a7f1d" style:font-name-complex="Helvetica1"/>
    </style:style>
    <style:style style:name="P10" style:family="paragraph" style:parent-style-name="Standard">
      <style:text-properties style:font-name="Helvetica" officeooo:paragraph-rsid="008f80e7" style:font-name-complex="Helvetica1"/>
    </style:style>
    <style:style style:name="P11" style:family="paragraph" style:parent-style-name="Standard">
      <style:text-properties style:font-name="Helvetica" officeooo:paragraph-rsid="0094b0e6" style:font-name-complex="Helvetica1"/>
    </style:style>
    <style:style style:name="P12" style:family="paragraph" style:parent-style-name="Standard">
      <style:text-properties fo:font-style="italic" style:font-style-asian="italic"/>
    </style:style>
    <style:style style:name="P13" style:family="paragraph" style:parent-style-name="Standard">
      <style:text-properties fo:font-style="italic" officeooo:rsid="0034c7d4" style:font-style-asian="italic"/>
    </style:style>
    <style:style style:name="P14" style:family="paragraph" style:parent-style-name="Standard">
      <style:text-properties fo:font-style="italic" officeooo:paragraph-rsid="003ffb55" style:font-style-asian="italic"/>
    </style:style>
    <style:style style:name="P15" style:family="paragraph" style:parent-style-name="Standard">
      <style:text-properties fo:font-weight="bold" style:font-weight-asian="bold"/>
    </style:style>
    <style:style style:name="P16" style:family="paragraph" style:parent-style-name="Standard">
      <style:text-properties officeooo:paragraph-rsid="002b07ad"/>
    </style:style>
    <style:style style:name="P17" style:family="paragraph" style:parent-style-name="Standard">
      <style:text-properties officeooo:paragraph-rsid="002ddf1a"/>
    </style:style>
    <style:style style:name="P18" style:family="paragraph" style:parent-style-name="Standard">
      <style:text-properties officeooo:rsid="002fa0c1" officeooo:paragraph-rsid="002fa0c1"/>
    </style:style>
    <style:style style:name="P19" style:family="paragraph" style:parent-style-name="Standard">
      <style:text-properties officeooo:rsid="002fa0c1" officeooo:paragraph-rsid="0032e2b0"/>
    </style:style>
    <style:style style:name="P20" style:family="paragraph" style:parent-style-name="Standard">
      <style:text-properties officeooo:rsid="002fa0c1" officeooo:paragraph-rsid="003ffb55"/>
    </style:style>
    <style:style style:name="P21" style:family="paragraph" style:parent-style-name="Standard">
      <style:text-properties officeooo:paragraph-rsid="0032e2b0"/>
    </style:style>
    <style:style style:name="P22" style:family="paragraph" style:parent-style-name="Standard">
      <style:text-properties officeooo:paragraph-rsid="0034c7d4"/>
    </style:style>
    <style:style style:name="P23" style:family="paragraph" style:parent-style-name="Standard">
      <style:text-properties officeooo:paragraph-rsid="003ffb55"/>
    </style:style>
    <style:style style:name="P24" style:family="paragraph" style:parent-style-name="Standard">
      <style:text-properties officeooo:paragraph-rsid="003d8148"/>
    </style:style>
    <style:style style:name="P25" style:family="paragraph" style:parent-style-name="Standard">
      <style:text-properties officeooo:paragraph-rsid="00447d95"/>
    </style:style>
    <style:style style:name="P26" style:family="paragraph" style:parent-style-name="Standard">
      <style:text-properties officeooo:paragraph-rsid="0047c370"/>
    </style:style>
    <style:style style:name="P27" style:family="paragraph" style:parent-style-name="Standard">
      <style:text-properties officeooo:paragraph-rsid="004930f4"/>
    </style:style>
    <style:style style:name="P28" style:family="paragraph" style:parent-style-name="Standard">
      <style:text-properties officeooo:paragraph-rsid="004aaa4b"/>
    </style:style>
    <style:style style:name="P29" style:family="paragraph" style:parent-style-name="Standard">
      <style:text-properties officeooo:rsid="004e32e7" officeooo:paragraph-rsid="004e32e7"/>
    </style:style>
    <style:style style:name="P30" style:family="paragraph" style:parent-style-name="Standard">
      <style:text-properties officeooo:paragraph-rsid="0052274d"/>
    </style:style>
    <style:style style:name="P31" style:family="paragraph" style:parent-style-name="Standard">
      <style:text-properties officeooo:paragraph-rsid="005591b4"/>
    </style:style>
    <style:style style:name="P32" style:family="paragraph" style:parent-style-name="Standard">
      <style:text-properties officeooo:paragraph-rsid="0059b5ad"/>
    </style:style>
    <style:style style:name="P33" style:family="paragraph" style:parent-style-name="Standard">
      <style:text-properties officeooo:rsid="004aaa4b" officeooo:paragraph-rsid="004aaa4b"/>
    </style:style>
    <style:style style:name="P34" style:family="paragraph" style:parent-style-name="Standard">
      <style:text-properties officeooo:rsid="004aaa4b" officeooo:paragraph-rsid="00791fcc"/>
    </style:style>
    <style:style style:name="P35" style:family="paragraph" style:parent-style-name="Standard">
      <style:text-properties officeooo:rsid="004aaa4b" officeooo:paragraph-rsid="007b4847"/>
    </style:style>
    <style:style style:name="P36" style:family="paragraph" style:parent-style-name="Standard">
      <style:text-properties officeooo:rsid="004aaa4b" officeooo:paragraph-rsid="007fccaa"/>
    </style:style>
    <style:style style:name="P37" style:family="paragraph" style:parent-style-name="Standard">
      <style:text-properties officeooo:rsid="004aaa4b" officeooo:paragraph-rsid="008b000e"/>
    </style:style>
    <style:style style:name="P38" style:family="paragraph" style:parent-style-name="Standard">
      <style:text-properties officeooo:rsid="004aaa4b" officeooo:paragraph-rsid="008cab28"/>
    </style:style>
    <style:style style:name="P39" style:family="paragraph" style:parent-style-name="Standard">
      <style:text-properties officeooo:rsid="004aaa4b" officeooo:paragraph-rsid="008f80e7"/>
    </style:style>
    <style:style style:name="P40" style:family="paragraph" style:parent-style-name="Standard">
      <style:text-properties officeooo:rsid="004aaa4b" officeooo:paragraph-rsid="0094b0e6"/>
    </style:style>
    <style:style style:name="P41" style:family="paragraph" style:parent-style-name="Standard">
      <style:text-properties officeooo:rsid="004fef06" officeooo:paragraph-rsid="004fef06"/>
    </style:style>
    <style:style style:name="P42" style:family="paragraph" style:parent-style-name="Standard">
      <style:text-properties officeooo:rsid="004fef06" officeooo:paragraph-rsid="0056e86c"/>
    </style:style>
    <style:style style:name="P43" style:family="paragraph" style:parent-style-name="Standard">
      <style:text-properties officeooo:rsid="004fef06" officeooo:paragraph-rsid="005bbaf3"/>
    </style:style>
    <style:style style:name="P44" style:family="paragraph" style:parent-style-name="Standard">
      <style:text-properties officeooo:paragraph-rsid="005a2e04"/>
    </style:style>
    <style:style style:name="P45" style:family="paragraph" style:parent-style-name="Standard">
      <style:text-properties officeooo:paragraph-rsid="005dd998"/>
    </style:style>
    <style:style style:name="P46" style:family="paragraph" style:parent-style-name="Standard">
      <style:text-properties officeooo:paragraph-rsid="005f1a2e"/>
    </style:style>
    <style:style style:name="P47" style:family="paragraph" style:parent-style-name="Standard">
      <style:text-properties officeooo:paragraph-rsid="005fda5a"/>
    </style:style>
    <style:style style:name="P48" style:family="paragraph" style:parent-style-name="Standard">
      <style:text-properties officeooo:rsid="005fda5a" officeooo:paragraph-rsid="005fda5a"/>
    </style:style>
    <style:style style:name="P49" style:family="paragraph" style:parent-style-name="Standard">
      <style:text-properties officeooo:rsid="005ff07b" officeooo:paragraph-rsid="005ff07b"/>
    </style:style>
    <style:style style:name="P50" style:family="paragraph" style:parent-style-name="Standard">
      <style:text-properties officeooo:rsid="005ff07b" officeooo:paragraph-rsid="0061da21"/>
    </style:style>
    <style:style style:name="P51" style:family="paragraph" style:parent-style-name="Standard">
      <style:text-properties officeooo:rsid="0061da21" officeooo:paragraph-rsid="0061da21"/>
    </style:style>
    <style:style style:name="P52" style:family="paragraph" style:parent-style-name="Standard">
      <style:text-properties officeooo:paragraph-rsid="00723328"/>
    </style:style>
    <style:style style:name="P53" style:family="paragraph" style:parent-style-name="Standard">
      <style:text-properties officeooo:paragraph-rsid="007794eb"/>
    </style:style>
    <style:style style:name="P54" style:family="paragraph" style:parent-style-name="Standard">
      <style:text-properties officeooo:paragraph-rsid="00791fcc"/>
    </style:style>
    <style:style style:name="P55" style:family="paragraph" style:parent-style-name="Standard">
      <style:text-properties officeooo:paragraph-rsid="007aaf37"/>
    </style:style>
    <style:style style:name="P56" style:family="paragraph" style:parent-style-name="Standard">
      <style:text-properties officeooo:paragraph-rsid="007c7554"/>
    </style:style>
    <style:style style:name="P57" style:family="paragraph" style:parent-style-name="Standard">
      <style:text-properties officeooo:paragraph-rsid="007e2320"/>
    </style:style>
    <style:style style:name="P58" style:family="paragraph" style:parent-style-name="Standard">
      <style:text-properties fo:font-style="normal" officeooo:paragraph-rsid="007e2320" style:font-style-asian="normal" style:font-style-complex="normal"/>
    </style:style>
    <style:style style:name="P59" style:family="paragraph" style:parent-style-name="Standard">
      <style:text-properties officeooo:rsid="0034c7d4" officeooo:paragraph-rsid="0034c7d4"/>
    </style:style>
    <style:style style:name="P60" style:family="paragraph" style:parent-style-name="Standard">
      <style:text-properties officeooo:rsid="0034c7d4" officeooo:paragraph-rsid="008a7f1d"/>
    </style:style>
    <style:style style:name="P61" style:family="paragraph" style:parent-style-name="Standard">
      <style:text-properties officeooo:rsid="0034c7d4" officeooo:paragraph-rsid="008f80e7"/>
    </style:style>
    <style:style style:name="P62" style:family="paragraph" style:parent-style-name="Standard">
      <style:text-properties officeooo:rsid="0034c7d4" officeooo:paragraph-rsid="0094b0e6"/>
    </style:style>
    <style:style style:name="P63" style:family="paragraph" style:parent-style-name="Standard">
      <style:text-properties officeooo:paragraph-rsid="008a7f1d"/>
    </style:style>
    <style:style style:name="P64" style:family="paragraph" style:parent-style-name="Standard">
      <style:text-properties officeooo:rsid="008a7f1d" officeooo:paragraph-rsid="008a7f1d"/>
    </style:style>
    <style:style style:name="P65" style:family="paragraph" style:parent-style-name="Standard">
      <style:text-properties officeooo:rsid="008a7f1d" officeooo:paragraph-rsid="008f80e7"/>
    </style:style>
    <style:style style:name="P66" style:family="paragraph" style:parent-style-name="Standard">
      <style:text-properties officeooo:rsid="008a7f1d" officeooo:paragraph-rsid="0094b0e6"/>
    </style:style>
    <style:style style:name="P67" style:family="paragraph" style:parent-style-name="Standard">
      <style:text-properties officeooo:rsid="008b000e" officeooo:paragraph-rsid="0094b0e6"/>
    </style:style>
    <style:style style:name="P68" style:family="paragraph" style:parent-style-name="Standard">
      <style:text-properties officeooo:rsid="008cab28" officeooo:paragraph-rsid="008cab28"/>
    </style:style>
    <style:style style:name="P69" style:family="paragraph" style:parent-style-name="Standard">
      <style:text-properties officeooo:rsid="008cab28" officeooo:paragraph-rsid="008f80e7"/>
    </style:style>
    <style:style style:name="P70" style:family="paragraph" style:parent-style-name="Standard">
      <style:text-properties officeooo:rsid="008cab28" officeooo:paragraph-rsid="0094b0e6"/>
    </style:style>
    <style:style style:name="P71" style:family="paragraph" style:parent-style-name="Standard">
      <style:text-properties officeooo:paragraph-rsid="008f80e7"/>
    </style:style>
    <style:style style:name="P72" style:family="paragraph" style:parent-style-name="Standard">
      <style:text-properties officeooo:paragraph-rsid="0094b0e6"/>
    </style:style>
    <style:style style:name="P73" style:family="paragraph" style:parent-style-name="Standard">
      <style:text-properties officeooo:paragraph-rsid="00a22c5e"/>
    </style:style>
    <style:style style:name="P74" style:family="paragraph" style:parent-style-name="Standard">
      <style:text-properties officeooo:paragraph-rsid="00a54d06"/>
    </style:style>
    <style:style style:name="P75" style:family="paragraph" style:parent-style-name="Table_20_Sub-Heading">
      <style:paragraph-properties fo:background-color="transparent">
        <style:background-image/>
      </style:paragraph-properties>
    </style:style>
    <style:style style:name="P76" style:family="paragraph" style:parent-style-name="Table_20_Heading">
      <style:paragraph-properties fo:background-color="transparent">
        <style:background-image/>
      </style:paragraph-properties>
    </style:style>
    <style:style style:name="P77" style:family="paragraph" style:parent-style-name="Table_20_Contents">
      <style:text-properties officeooo:paragraph-rsid="00308c4d"/>
    </style:style>
    <style:style style:name="P78" style:family="paragraph" style:parent-style-name="Table_20_Contents">
      <style:text-properties officeooo:paragraph-rsid="0069b087"/>
    </style:style>
    <style:style style:name="P79" style:family="paragraph" style:parent-style-name="Table_20_Contents">
      <style:text-properties style:font-name-complex="Helvetica1"/>
    </style:style>
    <style:style style:name="P80" style:family="paragraph" style:parent-style-name="Table_20_Contents">
      <style:text-properties officeooo:rsid="006d3757" officeooo:paragraph-rsid="006d3757" style:font-name-complex="Helvetica1"/>
    </style:style>
    <style:style style:name="P81" style:family="paragraph" style:parent-style-name="Table_20_Contents">
      <style:text-properties fo:font-weight="bold" officeooo:rsid="006d3757" officeooo:paragraph-rsid="006d3757" style:font-weight-asian="bold" style:font-name-complex="Helvetica1" style:font-weight-complex="bold"/>
    </style:style>
    <style:style style:name="P82" style:family="paragraph" style:parent-style-name="Table_20_Contents">
      <style:paragraph-properties fo:text-align="center" style:justify-single-word="false"/>
      <style:text-properties fo:color="#000000" fo:font-weight="bold" officeooo:rsid="0088537c" officeooo:paragraph-rsid="0088537c" style:font-name-asian="Times" style:font-weight-asian="bold" style:font-name-complex="Times New Roman1" style:font-weight-complex="bold"/>
    </style:style>
    <style:style style:name="P83" style:family="paragraph" style:parent-style-name="Table_20_Contents">
      <style:text-properties fo:color="#ff0000" fo:font-weight="bold" officeooo:rsid="009a806a" officeooo:paragraph-rsid="009a806a" style:font-name-asian="Times" style:font-weight-asian="bold" style:font-name-complex="Times New Roman1" style:font-weight-complex="bold"/>
    </style:style>
    <style:style style:name="P84" style:family="paragraph" style:parent-style-name="Title">
      <style:paragraph-properties fo:margin-top="0.101cm" fo:margin-bottom="0.101cm" style:contextual-spacing="false" fo:line-height="100%" fo:text-align="justify" style:justify-single-word="false"/>
      <style:text-properties fo:font-variant="normal" fo:text-transform="none" style:font-name="Arial" fo:font-size="12pt" fo:font-weight="normal" officeooo:rsid="003a238e" officeooo:paragraph-rsid="003a238e" style:font-size-asian="10.5pt" style:font-weight-asian="normal" style:font-size-complex="12pt" style:font-weight-complex="normal"/>
    </style:style>
    <style:style style:name="P85" style:family="paragraph" style:parent-style-name="Title">
      <style:paragraph-properties fo:margin-top="0.101cm" fo:margin-bottom="0.101cm" style:contextual-spacing="false" fo:line-height="100%" fo:text-align="justify" style:justify-single-word="false"/>
      <style:text-properties fo:font-variant="normal" fo:text-transform="none" style:font-name="Arial" fo:font-size="12pt" fo:font-weight="normal" officeooo:rsid="003bde10" officeooo:paragraph-rsid="003bde10" style:font-size-asian="10.5pt" style:font-weight-asian="normal" style:font-size-complex="12pt" style:font-weight-complex="normal"/>
    </style:style>
    <style:style style:name="P86" style:family="paragraph" style:parent-style-name="Standard" style:master-page-name="">
      <style:paragraph-properties fo:margin-top="0.3cm" fo:margin-bottom="0cm" style:contextual-spacing="false" fo:text-align="start" style:justify-single-word="false" style:page-number="auto"/>
      <style:text-properties style:font-name="Helvetica" officeooo:rsid="0074fae5" officeooo:paragraph-rsid="0074fae5" style:font-name-complex="Helvetica1"/>
    </style:style>
    <style:style style:name="P87" style:family="paragraph" style:parent-style-name="Text_20_body">
      <style:text-properties officeooo:paragraph-rsid="008a7f1d"/>
    </style:style>
    <style:style style:name="P88" style:family="paragraph" style:parent-style-name="Text_20_body">
      <style:text-properties officeooo:rsid="0034c7d4" officeooo:paragraph-rsid="008a7f1d"/>
    </style:style>
    <style:style style:name="P89" style:family="paragraph" style:parent-style-name="Text_20_body">
      <style:text-properties officeooo:rsid="0034c7d4" officeooo:paragraph-rsid="008f80e7"/>
    </style:style>
    <style:style style:name="P90" style:family="paragraph" style:parent-style-name="Text_20_body">
      <style:text-properties officeooo:rsid="0034c7d4" officeooo:paragraph-rsid="0094b0e6"/>
    </style:style>
    <style:style style:name="P91" style:family="paragraph" style:parent-style-name="Text_20_body">
      <style:text-properties officeooo:paragraph-rsid="008e9171"/>
    </style:style>
    <style:style style:name="P92" style:family="paragraph" style:parent-style-name="Text_20_body">
      <style:text-properties officeooo:paragraph-rsid="008f1e49"/>
    </style:style>
    <style:style style:name="P93" style:family="paragraph" style:parent-style-name="Text_20_body">
      <style:text-properties officeooo:paragraph-rsid="009325d2"/>
    </style:style>
    <style:style style:name="P94" style:family="paragraph" style:parent-style-name="Text_20_body">
      <style:text-properties officeooo:paragraph-rsid="0088537c"/>
    </style:style>
    <style:style style:name="P95" style:family="paragraph" style:parent-style-name="Standard">
      <style:paragraph-properties fo:margin-top="0.101cm" fo:margin-bottom="0.3cm" style:contextual-spacing="false"/>
      <style:text-properties style:font-name="Helvetica" officeooo:rsid="00a26eee" officeooo:paragraph-rsid="00a26eee" style:font-name-complex="Helvetica1"/>
    </style:style>
    <style:style style:name="P96" style:family="paragraph" style:parent-style-name="Standard">
      <style:paragraph-properties fo:margin-top="0.101cm" fo:margin-bottom="0.3cm" style:contextual-spacing="false"/>
      <style:text-properties style:font-name="Helvetica" officeooo:rsid="00a26eee" officeooo:paragraph-rsid="00a59b49" style:font-name-complex="Helvetica1"/>
    </style:style>
    <style:style style:name="P97" style:family="paragraph" style:parent-style-name="Standard">
      <style:paragraph-properties fo:margin-top="0.101cm" fo:margin-bottom="0.3cm" style:contextual-spacing="false"/>
      <style:text-properties style:font-name="Helvetica" officeooo:rsid="00a26eee" officeooo:paragraph-rsid="00a6fc45" style:font-name-complex="Helvetica1"/>
    </style:style>
    <style:style style:name="P98" style:family="paragraph" style:parent-style-name="Title">
      <style:paragraph-properties fo:margin-top="0.499cm" fo:margin-bottom="0.101cm" style:contextual-spacing="false" fo:line-height="100%" fo:text-align="justify" style:justify-single-word="false"/>
      <style:text-properties fo:font-variant="normal" fo:text-transform="none" style:font-name="Arial" fo:font-size="12pt" fo:font-weight="normal" officeooo:rsid="003a238e" officeooo:paragraph-rsid="00c3660b" style:font-size-asian="10.5pt" style:font-weight-asian="normal" style:font-size-complex="12pt" style:font-weight-complex="normal"/>
    </style:style>
    <style:style style:name="P99" style:family="paragraph" style:parent-style-name="Standard">
      <style:text-properties officeooo:paragraph-rsid="00447d95"/>
    </style:style>
    <style:style style:name="P100" style:family="paragraph" style:parent-style-name="Standard">
      <style:text-properties officeooo:paragraph-rsid="00c401b9"/>
    </style:style>
    <style:style style:name="P101" style:family="paragraph" style:parent-style-name="Standard">
      <style:text-properties officeooo:paragraph-rsid="00a54d06"/>
    </style:style>
    <style:style style:name="P102" style:family="paragraph" style:parent-style-name="Standard">
      <style:text-properties officeooo:rsid="004aaa4b" officeooo:paragraph-rsid="0094b0e6"/>
    </style:style>
    <style:style style:name="P103" style:family="paragraph" style:parent-style-name="Standard">
      <style:text-properties officeooo:rsid="0034c7d4" officeooo:paragraph-rsid="008a7f1d"/>
    </style:style>
    <style:style style:name="P104" style:family="paragraph" style:parent-style-name="Heading_20_1">
      <style:text-properties style:language-asian="it" style:country-asian="IT"/>
    </style:style>
    <style:style style:name="P105" style:family="paragraph" style:parent-style-name="Heading_20_1">
      <style:text-properties officeooo:paragraph-rsid="003ffb55"/>
    </style:style>
    <style:style style:name="P106" style:family="paragraph" style:parent-style-name="Heading_20_1" style:master-page-name="">
      <style:paragraph-properties fo:margin-top="0.499cm" fo:margin-bottom="0.42cm" style:contextual-spacing="false" style:page-number="auto"/>
      <style:text-properties style:language-asian="it" style:country-asian="IT"/>
    </style:style>
    <style:style style:name="P107" style:family="paragraph" style:parent-style-name="Header">
      <style:paragraph-properties fo:text-align="center" style:justify-single-word="false"/>
      <style:text-properties fo:font-size="10pt" fo:font-weight="bold" style:font-size-asian="10pt" style:font-weight-asian="bold" style:font-size-complex="10pt" style:font-weight-complex="bold"/>
    </style:style>
    <style:style style:name="P108" style:family="paragraph" style:parent-style-name="Title" style:master-page-name="First_20_Page">
      <style:paragraph-properties style:page-number="auto"/>
      <style:text-properties fo:font-size="18pt" style:font-size-asian="18pt" style:font-size-complex="18pt"/>
    </style:style>
    <style:style style:name="P109" style:family="paragraph" style:parent-style-name="Title" style:master-page-name="Right_20_Page">
      <style:paragraph-properties fo:margin-top="1.499cm" fo:margin-bottom="0.499cm" style:contextual-spacing="false" fo:line-height="100%" style:page-number="auto"/>
      <style:text-properties fo:font-variant="normal" fo:text-transform="none"/>
    </style:style>
    <style:style style:name="P110" style:family="paragraph" style:parent-style-name="Header_20_right">
      <style:paragraph-properties fo:text-align="center" style:justify-single-word="false"/>
      <style:text-properties fo:font-weight="bold" style:font-weight-asian="bold" style:font-weight-complex="bold"/>
    </style:style>
    <style:style style:name="P1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b5e53c" style:font-weight-asian="bold" style:font-weight-complex="bold"/>
    </style:style>
    <style:style style:name="T4" style:family="text">
      <style:text-properties fo:font-weight="bold" officeooo:rsid="006cd4c8" style:font-weight-asian="bold" style:font-weight-complex="bold"/>
    </style:style>
    <style:style style:name="T5" style:family="text">
      <style:text-properties fo:font-weight="bold" officeooo:rsid="0071b1ff" style:font-weight-asian="bold" style:font-weight-complex="bold"/>
    </style:style>
    <style:style style:name="T6" style:family="text">
      <style:text-properties fo:font-weight="bold" officeooo:rsid="00447d95" style:font-weight-asian="bold" style:font-weight-complex="bold"/>
    </style:style>
    <style:style style:name="T7" style:family="text">
      <style:text-properties fo:font-weight="bold" officeooo:rsid="004930f4" style:font-weight-asian="bold" style:font-weight-complex="bold"/>
    </style:style>
    <style:style style:name="T8" style:family="text">
      <style:text-properties fo:font-weight="bold" officeooo:rsid="004aaa4b" style:font-weight-asian="bold" style:font-weight-complex="bold"/>
    </style:style>
    <style:style style:name="T9" style:family="text">
      <style:text-properties fo:font-weight="bold" officeooo:rsid="004c00c7" style:font-weight-asian="bold" style:font-weight-complex="bold"/>
    </style:style>
    <style:style style:name="T10" style:family="text">
      <style:text-properties fo:font-weight="bold" officeooo:rsid="005f1a2e" style:font-weight-asian="bold" style:font-weight-complex="bold"/>
    </style:style>
    <style:style style:name="T11" style:family="text">
      <style:text-properties fo:font-weight="bold" officeooo:rsid="00507460" style:font-weight-asian="bold" style:font-weight-complex="bold"/>
    </style:style>
    <style:style style:name="T12" style:family="text">
      <style:text-properties fo:font-weight="bold" officeooo:rsid="005ff07b" style:font-weight-asian="bold" style:font-weight-complex="bold"/>
    </style:style>
    <style:style style:name="T13" style:family="text">
      <style:text-properties fo:font-weight="bold" officeooo:rsid="004e32e7" style:font-weight-asian="bold" style:font-weight-complex="bold"/>
    </style:style>
    <style:style style:name="T14" style:family="text">
      <style:text-properties fo:font-weight="bold" officeooo:rsid="008b000e" style:font-weight-asian="bold" style:font-weight-complex="bold"/>
    </style:style>
    <style:style style:name="T15" style:family="text">
      <style:text-properties fo:font-weight="bold" officeooo:rsid="008e9171" style:font-weight-asian="bold" style:font-weight-complex="bold"/>
    </style:style>
    <style:style style:name="T16" style:family="text">
      <style:text-properties fo:font-weight="bold" officeooo:rsid="008f1e49" style:font-weight-asian="bold" style:font-weight-complex="bold"/>
    </style:style>
    <style:style style:name="T17" style:family="text">
      <style:text-properties fo:font-weight="bold" officeooo:rsid="008f80e7" style:font-weight-asian="bold" style:font-weight-complex="bold"/>
    </style:style>
    <style:style style:name="T18" style:family="text">
      <style:text-properties fo:font-weight="bold" officeooo:rsid="0092df9f" style:font-weight-asian="bold" style:font-weight-complex="bold"/>
    </style:style>
    <style:style style:name="T19" style:family="text">
      <style:text-properties fo:font-weight="bold" officeooo:rsid="0094b0e6" style:font-weight-asian="bold" style:font-weight-complex="bold"/>
    </style:style>
    <style:style style:name="T20" style:family="text">
      <style:text-properties fo:font-weight="bold" officeooo:rsid="0094e86c" style:font-weight-asian="bold" style:font-weight-complex="bold"/>
    </style:style>
    <style:style style:name="T21" style:family="text">
      <style:text-properties fo:font-weight="bold" officeooo:rsid="003d8148" style:font-weight-asian="bold" style:font-weight-complex="bold"/>
    </style:style>
    <style:style style:name="T22" style:family="text">
      <style:text-properties fo:font-weight="bold" officeooo:rsid="00aaea5f" style:font-weight-asian="bold" style:font-weight-complex="bold"/>
    </style:style>
    <style:style style:name="T23" style:family="text">
      <style:text-properties fo:font-weight="bold" officeooo:rsid="00ac6709" style:font-weight-asian="bold" style:font-weight-complex="bold"/>
    </style:style>
    <style:style style:name="T24" style:family="text">
      <style:text-properties fo:font-weight="bold" officeooo:rsid="00ad5993" style:font-weight-asian="bold" style:font-weight-complex="bold"/>
    </style:style>
    <style:style style:name="T25" style:family="text">
      <style:text-properties fo:font-weight="bold" officeooo:rsid="00ada31b" style:font-weight-asian="bold" style:font-weight-complex="bold"/>
    </style:style>
    <style:style style:name="T26" style:family="text">
      <style:text-properties fo:font-weight="bold" officeooo:rsid="00bb41ae" style:font-weight-asian="bold" style:font-weight-complex="bold"/>
    </style:style>
    <style:style style:name="T27" style:family="text">
      <style:text-properties fo:font-weight="bold" officeooo:rsid="00c3660b" style:font-weight-asian="bold" style:font-weight-complex="bold"/>
    </style:style>
    <style:style style:name="T28" style:family="text">
      <style:text-properties fo:font-weight="bold" officeooo:rsid="00c401b9" style:font-weight-asian="bold" style:font-weight-complex="bold"/>
    </style:style>
    <style:style style:name="T29" style:family="text">
      <style:text-properties fo:font-weight="bold" officeooo:rsid="00c52e77" style:font-weight-asian="bold" style:font-weight-complex="bold"/>
    </style:style>
    <style:style style:name="T30" style:family="text">
      <style:text-properties fo:font-weight="bold" officeooo:rsid="00c9399d" style:font-weight-asian="bold" style:font-weight-complex="bold"/>
    </style:style>
    <style:style style:name="T31" style:family="text">
      <style:text-properties fo:font-weight="bold" officeooo:rsid="00c9842f" style:font-weight-asian="bold" style:font-weight-complex="bold"/>
    </style:style>
    <style:style style:name="T32" style:family="text">
      <style:text-properties fo:font-weight="bold" officeooo:rsid="00cb9b18" style:font-weight-asian="bold" style:font-weight-complex="bold"/>
    </style:style>
    <style:style style:name="T33" style:family="text">
      <style:text-properties fo:font-weight="bold" officeooo:rsid="006b512b" style:font-weight-asian="bold"/>
    </style:style>
    <style:style style:name="T34" style:family="text">
      <style:text-properties fo:font-weight="bold" officeooo:rsid="00b5e53c" style:font-weight-asian="bold"/>
    </style:style>
    <style:style style:name="T35" style:family="text">
      <style:text-properties fo:font-style="normal" style:font-style-asian="normal"/>
    </style:style>
    <style:style style:name="T36" style:family="text">
      <style:text-properties fo:font-style="normal" officeooo:rsid="003239cd" style:font-style-asian="normal"/>
    </style:style>
    <style:style style:name="T37" style:family="text">
      <style:text-properties fo:font-style="normal" officeooo:rsid="0032e2b0" style:font-style-asian="normal"/>
    </style:style>
    <style:style style:name="T38" style:family="text">
      <style:text-properties fo:font-style="normal" officeooo:rsid="0038b07a" style:font-style-asian="normal"/>
    </style:style>
    <style:style style:name="T39" style:family="text">
      <style:text-properties fo:font-style="normal" officeooo:rsid="003ffb55" style:font-style-asian="normal"/>
    </style:style>
    <style:style style:name="T40" style:family="text">
      <style:text-properties fo:font-style="normal" officeooo:rsid="004d718e" style:font-style-asian="normal"/>
    </style:style>
    <style:style style:name="T41" style:family="text">
      <style:text-properties fo:font-style="normal" officeooo:rsid="004aaa4b" style:font-style-asian="normal" style:font-style-complex="normal"/>
    </style:style>
    <style:style style:name="T42" style:family="text">
      <style:text-properties fo:font-style="normal" officeooo:rsid="0052274d" style:font-style-asian="normal" style:font-style-complex="normal"/>
    </style:style>
    <style:style style:name="T43" style:family="text">
      <style:text-properties fo:font-style="normal" officeooo:rsid="0059b5ad" style:font-style-asian="normal" style:font-style-complex="normal"/>
    </style:style>
    <style:style style:name="T44" style:family="text">
      <style:text-properties fo:font-style="normal" officeooo:rsid="005dd998" style:font-style-asian="normal" style:font-style-complex="normal"/>
    </style:style>
    <style:style style:name="T45" style:family="text">
      <style:text-properties fo:font-style="normal" officeooo:rsid="005f1a2e" style:font-style-asian="normal" style:font-style-complex="normal"/>
    </style:style>
    <style:style style:name="T46" style:family="text">
      <style:text-properties fo:font-style="normal" officeooo:rsid="005fda5a" style:font-style-asian="normal" style:font-style-complex="normal"/>
    </style:style>
    <style:style style:name="T47" style:family="text">
      <style:text-properties fo:font-style="normal" officeooo:rsid="007c7554" style:font-style-asian="normal" style:font-style-complex="normal"/>
    </style:style>
    <style:style style:name="T48" style:family="text">
      <style:text-properties fo:font-style="normal" officeooo:rsid="008a7f1d" style:font-style-asian="normal" style:font-style-complex="normal"/>
    </style:style>
    <style:style style:name="T49" style:family="text">
      <style:text-properties fo:font-style="normal" officeooo:rsid="008e9171" style:font-style-asian="normal" style:font-style-complex="normal"/>
    </style:style>
    <style:style style:name="T50" style:family="text">
      <style:text-properties fo:font-style="normal" officeooo:rsid="0091609a" style:font-style-asian="normal" style:font-style-complex="normal"/>
    </style:style>
    <style:style style:name="T51" style:family="text">
      <style:text-properties fo:font-style="normal" officeooo:rsid="0092df9f" style:font-style-asian="normal" style:font-style-complex="normal"/>
    </style:style>
    <style:style style:name="T52" style:family="text">
      <style:text-properties fo:font-style="normal" officeooo:rsid="0094b0e6" style:font-style-asian="normal" style:font-style-complex="normal"/>
    </style:style>
    <style:style style:name="T53" style:family="text">
      <style:text-properties fo:font-style="normal" officeooo:rsid="0094e86c" style:font-style-asian="normal" style:font-style-complex="normal"/>
    </style:style>
    <style:style style:name="T54" style:family="text">
      <style:text-properties fo:font-style="normal" officeooo:rsid="00c401b9" style:font-style-asian="normal" style:font-style-complex="normal"/>
    </style:style>
    <style:style style:name="T55" style:family="text">
      <style:text-properties fo:font-style="normal" officeooo:rsid="00c9399d" style:font-style-asian="normal" style:font-style-complex="normal"/>
    </style:style>
    <style:style style:name="T56" style:family="text">
      <style:text-properties fo:font-style="normal" officeooo:rsid="00588a3b" style:font-style-asian="normal"/>
    </style:style>
    <style:style style:name="T57" style:family="text">
      <style:text-properties fo:font-style="normal" officeooo:rsid="005a2e04" style:font-style-asian="normal"/>
    </style:style>
    <style:style style:name="T58" style:family="text">
      <style:text-properties fo:font-style="normal" officeooo:rsid="005f1a2e" style:font-style-asian="normal"/>
    </style:style>
    <style:style style:name="T59" style:family="text">
      <style:text-properties fo:font-style="normal" officeooo:rsid="0061da21" style:font-style-asian="normal"/>
    </style:style>
    <style:style style:name="T60" style:family="text">
      <style:text-properties fo:font-style="normal" officeooo:rsid="007794eb" style:font-style-asian="normal"/>
    </style:style>
    <style:style style:name="T61" style:family="text">
      <style:text-properties fo:font-style="normal" officeooo:rsid="00791fcc" style:font-style-asian="normal"/>
    </style:style>
    <style:style style:name="T62" style:family="text">
      <style:text-properties fo:font-style="normal" officeooo:rsid="007c7554" style:font-style-asian="normal"/>
    </style:style>
    <style:style style:name="T63" style:family="text">
      <style:text-properties fo:font-style="normal" officeooo:rsid="008a7f1d" style:font-style-asian="normal"/>
    </style:style>
    <style:style style:name="T64" style:family="text">
      <style:text-properties fo:font-style="normal" officeooo:rsid="008f1e49" style:font-style-asian="normal"/>
    </style:style>
    <style:style style:name="T65" style:family="text">
      <style:text-properties fo:font-style="normal" officeooo:rsid="008f80e7" style:font-style-asian="normal"/>
    </style:style>
    <style:style style:name="T66" style:family="text">
      <style:text-properties fo:font-style="normal" officeooo:rsid="0092df9f" style:font-style-asian="normal"/>
    </style:style>
    <style:style style:name="T67" style:family="text">
      <style:text-properties fo:font-style="normal" officeooo:rsid="009325d2" style:font-style-asian="normal"/>
    </style:style>
    <style:style style:name="T68" style:family="text">
      <style:text-properties fo:font-style="normal" officeooo:rsid="00a44cf4" style:font-style-asian="normal"/>
    </style:style>
    <style:style style:name="T69" style:family="text">
      <style:text-properties fo:font-style="normal" officeooo:rsid="00a59b49" style:font-style-asian="normal"/>
    </style:style>
    <style:style style:name="T70" style:family="text">
      <style:text-properties fo:font-style="normal" officeooo:rsid="00a8e282" style:font-style-asian="normal"/>
    </style:style>
    <style:style style:name="T71" style:family="text">
      <style:text-properties fo:font-style="normal" officeooo:rsid="00c9399d" style:font-style-asian="normal"/>
    </style:style>
    <style:style style:name="T72" style:family="text">
      <style:text-properties fo:font-style="normal" officeooo:rsid="00c9842f" style:font-style-asian="normal"/>
    </style:style>
    <style:style style:name="T73" style:family="text">
      <style:text-properties fo:font-style="normal" fo:font-weight="bold" officeooo:rsid="005f1a2e" style:font-style-asian="normal" style:font-weight-asian="bold" style:font-style-complex="normal" style:font-weight-complex="bold"/>
    </style:style>
    <style:style style:name="T74" style:family="text">
      <style:text-properties fo:font-style="normal" fo:font-weight="bold" officeooo:rsid="004aaa4b" style:font-style-asian="normal" style:font-weight-asian="bold" style:font-style-complex="normal" style:font-weight-complex="bold"/>
    </style:style>
    <style:style style:name="T75" style:family="text">
      <style:text-properties fo:font-style="normal" fo:font-weight="bold" officeooo:rsid="0052274d" style:font-style-asian="normal" style:font-weight-asian="bold" style:font-style-complex="normal" style:font-weight-complex="bold"/>
    </style:style>
    <style:style style:name="T76" style:family="text">
      <style:text-properties fo:font-style="normal" fo:font-weight="bold" officeooo:rsid="005fda5a" style:font-style-asian="normal" style:font-weight-asian="bold" style:font-style-complex="normal" style:font-weight-complex="bold"/>
    </style:style>
    <style:style style:name="T77" style:family="text">
      <style:text-properties fo:font-style="normal" fo:font-weight="bold" officeooo:rsid="008cab28" style:font-style-asian="normal" style:font-weight-asian="bold" style:font-style-complex="normal" style:font-weight-complex="bold"/>
    </style:style>
    <style:style style:name="T78" style:family="text">
      <style:text-properties fo:font-style="normal" fo:font-weight="bold" officeooo:rsid="008e9171" style:font-style-asian="normal" style:font-weight-asian="bold" style:font-style-complex="normal" style:font-weight-complex="bold"/>
    </style:style>
    <style:style style:name="T79" style:family="text">
      <style:text-properties fo:font-style="normal" fo:font-weight="bold" officeooo:rsid="0091609a" style:font-style-asian="normal" style:font-weight-asian="bold" style:font-style-complex="normal" style:font-weight-complex="bold"/>
    </style:style>
    <style:style style:name="T80" style:family="text">
      <style:text-properties fo:font-style="normal" fo:font-weight="bold" officeooo:rsid="0092df9f" style:font-style-asian="normal" style:font-weight-asian="bold" style:font-style-complex="normal" style:font-weight-complex="bold"/>
    </style:style>
    <style:style style:name="T81" style:family="text">
      <style:text-properties fo:font-style="normal" fo:font-weight="bold" officeooo:rsid="0094b0e6" style:font-style-asian="normal" style:font-weight-asian="bold" style:font-style-complex="normal" style:font-weight-complex="bold"/>
    </style:style>
    <style:style style:name="T82" style:family="text">
      <style:text-properties fo:font-style="normal" fo:font-weight="bold" officeooo:rsid="0094e86c" style:font-style-asian="normal" style:font-weight-asian="bold" style:font-style-complex="normal" style:font-weight-complex="bold"/>
    </style:style>
    <style:style style:name="T83" style:family="text">
      <style:text-properties fo:font-style="normal" fo:font-weight="bold" officeooo:rsid="00c9399d" style:font-style-asian="normal" style:font-weight-asian="bold" style:font-style-complex="normal" style:font-weight-complex="bold"/>
    </style:style>
    <style:style style:name="T84" style:family="text">
      <style:text-properties fo:font-style="normal" fo:font-weight="bold" officeooo:rsid="00c9842f" style:font-style-asian="normal" style:font-weight-asian="bold" style:font-style-complex="normal" style:font-weight-complex="bold"/>
    </style:style>
    <style:style style:name="T85" style:family="text">
      <style:text-properties fo:font-style="normal" fo:font-weight="bold" officeooo:rsid="00cb66ea" style:font-style-asian="normal" style:font-weight-asian="bold" style:font-style-complex="normal" style:font-weight-complex="bold"/>
    </style:style>
    <style:style style:name="T86" style:family="text">
      <style:text-properties fo:font-style="normal" fo:font-weight="bold" officeooo:rsid="00cb9b18" style:font-style-asian="normal" style:font-weight-asian="bold" style:font-style-complex="normal" style:font-weight-complex="bold"/>
    </style:style>
    <style:style style:name="T87" style:family="text">
      <style:text-properties fo:font-style="normal" fo:font-weight="bold" style:font-style-asian="normal" style:font-weight-asian="bold" style:font-weight-complex="bold"/>
    </style:style>
    <style:style style:name="T88" style:family="text">
      <style:text-properties fo:font-style="normal" fo:font-weight="bold" officeooo:rsid="003ffb55" style:font-style-asian="normal" style:font-weight-asian="bold" style:font-weight-complex="bold"/>
    </style:style>
    <style:style style:name="T89" style:family="text">
      <style:text-properties fo:font-style="normal" fo:font-weight="bold" officeooo:rsid="007c7554" style:font-style-asian="normal" style:font-weight-asian="bold" style:font-weight-complex="bold"/>
    </style:style>
    <style:style style:name="T90" style:family="text">
      <style:text-properties officeooo:rsid="002b07ad"/>
    </style:style>
    <style:style style:name="T91" style:family="text">
      <style:text-properties officeooo:rsid="00308c4d"/>
    </style:style>
    <style:style style:name="T92" style:family="text">
      <style:text-properties fo:color="#000000" fo:font-style="normal" officeooo:rsid="0032e2b0" style:font-style-asian="normal"/>
    </style:style>
    <style:style style:name="T93" style:family="text">
      <style:text-properties fo:color="#000000" fo:font-style="normal" officeooo:rsid="005f1a2e" style:font-style-asian="normal"/>
    </style:style>
    <style:style style:name="T94" style:family="text">
      <style:text-properties fo:color="#000000" fo:font-style="normal" officeooo:rsid="00c9399d" style:font-style-asian="normal"/>
    </style:style>
    <style:style style:name="T95" style:family="text">
      <style:text-properties fo:color="#000000" style:font-name="Arial3" fo:font-size="12pt" fo:font-style="normal" style:font-style-asian="normal" style:font-style-complex="normal"/>
    </style:style>
    <style:style style:name="T96" style:family="text">
      <style:text-properties fo:color="#000000" style:font-name="Arial3" fo:font-size="12pt" fo:font-style="normal" officeooo:rsid="004aaa4b" style:font-style-asian="normal" style:font-style-complex="normal"/>
    </style:style>
    <style:style style:name="T97" style:family="text">
      <style:text-properties officeooo:rsid="0038a605"/>
    </style:style>
    <style:style style:name="T98" style:family="text">
      <style:text-properties officeooo:rsid="003bde10"/>
    </style:style>
    <style:style style:name="T99" style:family="text">
      <style:text-properties officeooo:rsid="003d8148"/>
    </style:style>
    <style:style style:name="T100" style:family="text">
      <style:text-properties officeooo:rsid="003e8a4d"/>
    </style:style>
    <style:style style:name="T101" style:family="text">
      <style:text-properties officeooo:rsid="003ffb55"/>
    </style:style>
    <style:style style:name="T102" style:family="text">
      <style:text-properties officeooo:rsid="00447d95"/>
    </style:style>
    <style:style style:name="T103" style:family="text">
      <style:text-properties officeooo:rsid="004930f4"/>
    </style:style>
    <style:style style:name="T104" style:family="text">
      <style:text-properties officeooo:rsid="004aaa4b"/>
    </style:style>
    <style:style style:name="T105" style:family="text">
      <style:text-properties officeooo:rsid="004c00c7"/>
    </style:style>
    <style:style style:name="T106" style:family="text">
      <style:text-properties officeooo:rsid="004e32e7"/>
    </style:style>
    <style:style style:name="T107" style:family="text">
      <style:text-properties officeooo:rsid="00507460"/>
    </style:style>
    <style:style style:name="T108" style:family="text">
      <style:text-properties officeooo:rsid="0052274d"/>
    </style:style>
    <style:style style:name="T109" style:family="text">
      <style:text-properties officeooo:rsid="005591b4"/>
    </style:style>
    <style:style style:name="T110" style:family="text">
      <style:text-properties officeooo:rsid="005d11a5"/>
    </style:style>
    <style:style style:name="T111" style:family="text">
      <style:text-properties officeooo:rsid="005ff07b"/>
    </style:style>
    <style:style style:name="T112" style:family="text">
      <style:text-properties fo:font-weight="normal" officeooo:rsid="0069b087" style:font-weight-asian="normal" style:font-weight-complex="normal"/>
    </style:style>
    <style:style style:name="T113" style:family="text">
      <style:text-properties officeooo:rsid="006cd4c8"/>
    </style:style>
    <style:style style:name="T114" style:family="text">
      <style:text-properties officeooo:rsid="0074fae5"/>
    </style:style>
    <style:style style:name="T115" style:family="text">
      <style:text-properties officeooo:rsid="0076378e"/>
    </style:style>
    <style:style style:name="T116" style:family="text">
      <style:text-properties officeooo:rsid="0076593b"/>
    </style:style>
    <style:style style:name="T117" style:family="text">
      <style:text-properties officeooo:rsid="0077f617"/>
    </style:style>
    <style:style style:name="T118" style:family="text">
      <style:text-properties officeooo:rsid="00791fcc"/>
    </style:style>
    <style:style style:name="T119" style:family="text">
      <style:text-properties officeooo:rsid="007aaf37"/>
    </style:style>
    <style:style style:name="T120" style:family="text">
      <style:text-properties officeooo:rsid="007b4847"/>
    </style:style>
    <style:style style:name="T121" style:family="text">
      <style:text-properties officeooo:rsid="007fccaa"/>
    </style:style>
    <style:style style:name="T122" style:family="text">
      <style:text-properties officeooo:rsid="0088537c"/>
    </style:style>
    <style:style style:name="T123" style:family="text">
      <style:text-properties fo:font-size="14pt" fo:font-style="normal" fo:font-weight="bold" officeooo:rsid="0088537c" style:font-size-asian="14pt" style:font-style-asian="normal" style:font-weight-asian="bold" style:font-size-complex="14pt" style:font-weight-complex="bold"/>
    </style:style>
    <style:style style:name="T124" style:family="text">
      <style:text-properties fo:font-size="14pt" fo:font-style="normal" fo:font-weight="bold" officeooo:rsid="008a7f1d" style:font-size-asian="14pt" style:font-style-asian="normal" style:font-weight-asian="bold" style:font-size-complex="14pt" style:font-weight-complex="bold"/>
    </style:style>
    <style:style style:name="T125" style:family="text">
      <style:text-properties fo:font-size="14pt" fo:font-style="normal" fo:font-weight="bold" officeooo:rsid="008e9171" style:font-size-asian="14pt" style:font-style-asian="normal" style:font-weight-asian="bold" style:font-size-complex="14pt" style:font-weight-complex="bold"/>
    </style:style>
    <style:style style:name="T126" style:family="text">
      <style:text-properties fo:font-size="14pt" fo:font-style="normal" fo:font-weight="bold" officeooo:rsid="008f1e49" style:font-size-asian="14pt" style:font-style-asian="normal" style:font-weight-asian="bold" style:font-size-complex="14pt" style:font-weight-complex="bold"/>
    </style:style>
    <style:style style:name="T127" style:family="text">
      <style:text-properties fo:font-size="14pt" fo:font-style="normal" fo:font-weight="bold" officeooo:rsid="0091609a" style:font-size-asian="14pt" style:font-style-asian="normal" style:font-weight-asian="bold" style:font-size-complex="14pt" style:font-weight-complex="bold"/>
    </style:style>
    <style:style style:name="T128" style:family="text">
      <style:text-properties fo:font-size="14pt" fo:font-style="normal" fo:font-weight="bold" officeooo:rsid="009325d2" style:font-size-asian="14pt" style:font-style-asian="normal" style:font-weight-asian="bold" style:font-size-complex="14pt" style:font-weight-complex="bold"/>
    </style:style>
    <style:style style:name="T129" style:family="text">
      <style:text-properties fo:font-size="14pt" fo:font-style="normal" fo:font-weight="bold" officeooo:rsid="00a4fe5b" style:font-size-asian="14pt" style:font-style-asian="normal" style:font-weight-asian="bold" style:font-size-complex="14pt" style:font-weight-complex="bold"/>
    </style:style>
    <style:style style:name="T130" style:family="text">
      <style:text-properties fo:font-size="14pt" fo:font-style="normal" fo:font-weight="bold" officeooo:rsid="00a8977f" style:font-size-asian="14pt" style:font-style-asian="normal" style:font-weight-asian="bold" style:font-size-complex="14pt" style:font-weight-complex="bold"/>
    </style:style>
    <style:style style:name="T131" style:family="text">
      <style:text-properties officeooo:rsid="008a7f1d"/>
    </style:style>
    <style:style style:name="T132" style:family="text">
      <style:text-properties fo:font-size="12pt" fo:font-style="normal" fo:font-weight="normal" officeooo:rsid="008a7f1d" style:font-size-asian="10.5pt" style:font-style-asian="normal" style:font-weight-asian="normal" style:font-size-complex="12pt" style:font-weight-complex="normal"/>
    </style:style>
    <style:style style:name="T133" style:family="text">
      <style:text-properties fo:font-size="12pt" fo:font-style="normal" fo:font-weight="normal" officeooo:rsid="0088537c" style:font-size-asian="10.5pt" style:font-style-asian="normal" style:font-weight-asian="normal" style:font-size-complex="12pt" style:font-weight-complex="normal"/>
    </style:style>
    <style:style style:name="T134" style:family="text">
      <style:text-properties fo:font-size="12pt" fo:font-style="normal" fo:font-weight="normal" officeooo:rsid="004aaa4b" style:font-size-asian="10.5pt" style:font-style-asian="normal" style:font-weight-asian="normal" style:font-size-complex="12pt" style:font-weight-complex="normal"/>
    </style:style>
    <style:style style:name="T135" style:family="text">
      <style:text-properties fo:font-size="12pt" fo:font-style="normal" fo:font-weight="normal" officeooo:rsid="008f80e7" style:font-size-asian="10.5pt" style:font-style-asian="normal" style:font-weight-asian="normal" style:font-size-complex="12pt" style:font-weight-complex="normal"/>
    </style:style>
    <style:style style:name="T136" style:family="text">
      <style:text-properties fo:font-size="12pt" fo:font-style="normal" fo:font-weight="normal" officeooo:rsid="0094b0e6" style:font-size-asian="10.5pt" style:font-style-asian="normal" style:font-weight-asian="normal" style:font-size-complex="12pt" style:font-weight-complex="normal"/>
    </style:style>
    <style:style style:name="T137" style:family="text">
      <style:text-properties fo:font-size="12pt" fo:font-style="normal" fo:font-weight="bold" officeooo:rsid="004aaa4b" style:font-size-asian="10.5pt" style:font-style-asian="normal" style:font-weight-asian="bold" style:font-size-complex="12pt" style:font-weight-complex="bold"/>
    </style:style>
    <style:style style:name="T138" style:family="text">
      <style:text-properties fo:font-size="12pt" fo:font-style="normal" fo:font-weight="bold" officeooo:rsid="008a7f1d" style:font-size-asian="10.5pt" style:font-style-asian="normal" style:font-weight-asian="bold" style:font-size-complex="12pt" style:font-weight-complex="bold"/>
    </style:style>
    <style:style style:name="T139" style:family="text">
      <style:text-properties fo:font-size="12pt" fo:font-style="normal" fo:font-weight="bold" officeooo:rsid="008f80e7" style:font-size-asian="10.5pt" style:font-style-asian="normal" style:font-weight-asian="bold" style:font-size-complex="12pt" style:font-weight-complex="bold"/>
    </style:style>
    <style:style style:name="T140" style:family="text">
      <style:text-properties fo:font-size="12pt" fo:font-style="normal" fo:font-weight="bold" officeooo:rsid="0094b0e6" style:font-size-asian="10.5pt" style:font-style-asian="normal" style:font-weight-asian="bold" style:font-size-complex="12pt" style:font-weight-complex="bold"/>
    </style:style>
    <style:style style:name="T141" style:family="text">
      <style:text-properties fo:font-size="12pt" fo:font-style="normal" fo:font-weight="bold" officeooo:rsid="00a184e0" style:font-size-asian="10.5pt" style:font-style-asian="normal" style:font-weight-asian="bold" style:font-size-complex="12pt" style:font-weight-complex="bold"/>
    </style:style>
    <style:style style:name="T142" style:family="text">
      <style:text-properties fo:font-size="12pt" fo:font-style="normal" fo:font-weight="bold" officeooo:rsid="00c9399d" style:font-size-asian="10.5pt" style:font-style-asian="normal" style:font-weight-asian="bold" style:font-size-complex="12pt" style:font-weight-complex="bold"/>
    </style:style>
    <style:style style:name="T143" style:family="text">
      <style:text-properties fo:font-size="12pt" fo:font-style="normal" fo:font-weight="bold" officeooo:rsid="00cb66ea" style:font-size-asian="10.5pt" style:font-style-asian="normal" style:font-weight-asian="bold" style:font-size-complex="12pt" style:font-weight-complex="bold"/>
    </style:style>
    <style:style style:name="T144" style:family="text">
      <style:text-properties officeooo:rsid="008e9171"/>
    </style:style>
    <style:style style:name="T145" style:family="text">
      <style:text-properties officeooo:rsid="008f80e7"/>
    </style:style>
    <style:style style:name="T146" style:family="text">
      <style:text-properties officeooo:rsid="0091609a"/>
    </style:style>
    <style:style style:name="T147" style:family="text">
      <style:text-properties officeooo:rsid="0092df9f"/>
    </style:style>
    <style:style style:name="T148" style:family="text">
      <style:text-properties officeooo:rsid="009325d2"/>
    </style:style>
    <style:style style:name="T149" style:family="text">
      <style:text-properties officeooo:rsid="0094b0e6"/>
    </style:style>
    <style:style style:name="T150" style:family="text">
      <style:text-properties officeooo:rsid="0094e86c"/>
    </style:style>
    <style:style style:name="T151" style:family="text">
      <style:text-properties officeooo:rsid="00a406af"/>
    </style:style>
    <style:style style:name="T152" style:family="text">
      <style:text-properties officeooo:rsid="00a4fe5b"/>
    </style:style>
    <style:style style:name="T153" style:family="text">
      <style:text-properties officeooo:rsid="00a59b49"/>
    </style:style>
    <style:style style:name="T154" style:family="text">
      <style:text-properties officeooo:rsid="00aaea5f"/>
    </style:style>
    <style:style style:name="T155" style:family="text">
      <style:text-properties officeooo:rsid="00ac6709"/>
    </style:style>
    <style:style style:name="T156" style:family="text">
      <style:text-properties officeooo:rsid="00ad5993"/>
    </style:style>
    <style:style style:name="T157" style:family="text">
      <style:text-properties officeooo:rsid="00ada31b"/>
    </style:style>
    <style:style style:name="T158" style:family="text">
      <style:text-properties officeooo:rsid="00b00c9b"/>
    </style:style>
    <style:style style:name="T159" style:family="text">
      <style:text-properties officeooo:rsid="00b5e53c"/>
    </style:style>
    <style:style style:name="T160" style:family="text">
      <style:text-properties officeooo:rsid="00c01cca"/>
    </style:style>
    <style:style style:name="T161" style:family="text">
      <style:text-properties officeooo:rsid="00c3660b"/>
    </style:style>
    <style:style style:name="T162" style:family="text">
      <style:text-properties officeooo:rsid="00c401b9"/>
    </style:style>
    <style:style style:name="T163" style:family="text">
      <style:text-properties officeooo:rsid="00c52e77"/>
    </style:style>
    <style:style style:name="T164" style:family="text">
      <style:text-properties officeooo:rsid="00c9399d"/>
    </style:style>
    <style:style style:name="T165" style:family="text">
      <style:text-properties officeooo:rsid="00c9842f"/>
    </style:style>
    <style:style style:name="T166" style:family="text">
      <style:text-properties officeooo:rsid="00cb66ea"/>
    </style:style>
    <style:style style:name="T167" style:family="text">
      <style:text-properties officeooo:rsid="00cb9b18"/>
    </style:style>
    <style:style style:name="T168" style:family="text"/>
    <style:style style:name="T169"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Tahoma"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170" style:family="text">
      <style:text-properties fo:color="#000000"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Tahoma"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171" style:family="text">
      <style:text-properties fo:color="#000000" style:text-outline="false" style:text-line-through-style="none" style:text-position="0% 100%" style:font-name="Albany AMT"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Tahoma"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172" style:family="text">
      <style:text-properties fo:color="#000000" style:text-outline="false" style:text-line-through-style="none" style:text-position="0% 100%" style:font-name="Albany AMT"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Tahoma"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173" style:family="text">
      <style:text-properties style:use-window-font-color="true" style:text-outline="false" style:text-line-through-style="none" style:text-position="0% 100%" style:font-name="Albany AMT"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Tahoma"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fo:padding="0cm" fo:border="none" style:shadow="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text:span text:style-name="T1"><text:user-defined style:data-style-name="N0" text:name="Project_acronym">CryOcean-QCV</text:user-defined></text:span><text:span text:style-name="T1"><text:line-break/></text:span><text:span text:style-name="T34">FDM</text:span><text:span text:style-name="T33"> </text:span><text:span text:style-name="T1">Daily Data Quality report for </text:span><text:span text:style-name="T1"><text:conditional-text text:condition="ooow:true" text:string-value-if-true="Report_Date" text:string-value-if-false="">Report_Date</text:conditional-text></text:span></text:p>
      <table:table table:name="DocuemntHistory" table:style-name="DocuemntHistory">
        <table:table-column table:style-name="DocuemntHistory.A" table:number-columns-repeated="3"/>
        <table:table-column table:style-name="DocuemntHistory.D"/>
        <table:table-row>
          <table:table-cell table:style-name="DocuemntHistory.A1" table:number-columns-spanned="4" office:value-type="string">
            <text:p text:style-name="P76"><text:span text:style-name="Default_20_Paragraph_20_Font">DOCUMENT INFORMATION</text:span></text:p>
          </table:table-cell>
          <table:covered-table-cell/>
          <table:covered-table-cell/>
          <table:covered-table-cell/>
        </table:table-row>
        <table:table-row>
          <table:table-cell table:style-name="DocuemntHistory.A2" table:number-columns-spanned="4" office:value-type="string">
            <text:p text:style-name="P75"><text:span text:style-name="Default_20_Paragraph_20_Font"><text:span text:style-name="T2">Document history</text:span></text:span></text:p>
          </table:table-cell>
          <table:covered-table-cell/>
          <table:covered-table-cell/>
          <table:covered-table-cell/>
        </table:table-row>
        <table:table-row>
          <table:table-cell table:style-name="DocuemntHistory.A3" office:value-type="string">
            <text:p text:style-name="Table_20_Sub-Heading"><text:span text:style-name="Default_20_Paragraph_20_Font">Version</text:span></text:p>
          </table:table-cell>
          <table:table-cell table:style-name="DocuemntHistory.A3" office:value-type="string">
            <text:p text:style-name="Table_20_Sub-Heading"><text:span text:style-name="Default_20_Paragraph_20_Font">Issued</text:span></text:p>
          </table:table-cell>
          <table:table-cell table:style-name="DocuemntHistory.A3" office:value-type="string">
            <text:p text:style-name="Table_20_Sub-Heading"><text:span text:style-name="Default_20_Paragraph_20_Font">Reason for change</text:span></text:p>
          </table:table-cell>
          <table:table-cell table:style-name="DocuemntHistory.A2" office:value-type="string">
            <text:p text:style-name="Table_20_Sub-Heading">Author</text:p>
          </table:table-cell>
        </table:table-row>
        <table:table-row>
          <table:table-cell table:style-name="DocuemntHistory.C4" office:value-type="string">
            <text:p text:style-name="Table_20_Contents"><text:span text:style-name="Default_20_Paragraph_20_Font"><text:conditional-text text:condition="ooow:true" text:string-value-if-true="Version" text:string-value-if-false="">Version</text:conditional-text></text:span></text:p>
          </table:table-cell>
          <table:table-cell table:style-name="DocuemntHistory.C4" office:value-type="string">
            <text:p text:style-name="P78"><text:span text:style-name="Default_20_Paragraph_20_Font"><text:span text:style-name="T112"><text:conditional-text text:condition="ooow:true" text:string-value-if-true="date_issued" text:string-value-if-false="">date_issued</text:conditional-text></text:span></text:span></text:p>
          </table:table-cell>
          <table:table-cell table:style-name="DocuemntHistory.C4" office:value-type="string">
            <text:p text:style-name="Table_20_Contents"><text:span text:style-name="Default_20_Paragraph_20_Font">Creation</text:span></text:p>
          </table:table-cell>
          <table:table-cell table:style-name="DocuemntHistory.D4" office:value-type="string">
            <text:p text:style-name="Table_20_Contents"><text:span text:style-name="Default_20_Paragraph_20_Font"><text:conditional-text text:condition="ooow:true" text:string-value-if-true="Author" text:string-value-if-false="">Author</text:conditional-text></text:span></text:p>
          </table:table-cell>
        </table:table-row>
      </table:table>
      <text:p text:style-name="P15"/>
      <table:table table:name="DocumentInfo" table:style-name="DocumentInfo">
        <table:table-column table:style-name="DocumentInfo.A" table:number-columns-repeated="3"/>
        <table:table-row>
          <table:table-cell table:style-name="DocumentInfo.A1" table:number-columns-spanned="3" office:value-type="string">
            <text:p text:style-name="Table_20_Sub-Heading"><text:span text:style-name="Default_20_Paragraph_20_Font">This Version</text:span></text:p>
          </table:table-cell>
          <table:covered-table-cell/>
          <table:covered-table-cell/>
        </table:table-row>
        <table:table-row>
          <table:table-cell table:style-name="DocumentInfo.A2" table:number-columns-spanned="3" office:value-type="string">
            <text:p text:style-name="Table_20_Sub-Heading"><text:span text:style-name="Default_20_Paragraph_20_Font">Version </text:span><text:span text:style-name="Default_20_Paragraph_20_Font"><text:conditional-text text:condition="ooow:true" text:string-value-if-true="Version" text:string-value-if-false="">Version</text:conditional-text></text:span><text:span text:style-name="Default_20_Paragraph_20_Font"> – issued by </text:span><text:span text:style-name="Default_20_Paragraph_20_Font"><text:user-defined style:data-style-name="N0" text:name="Company">National Oceanography Centre</text:user-defined></text:span><text:span text:style-name="Default_20_Paragraph_20_Font"> on </text:span><text:span text:style-name="Default_20_Paragraph_20_Font"><text:conditional-text text:condition="ooow:true" text:string-value-if-true="date_issued" text:string-value-if-false="">date_issued</text:conditional-text></text:span></text:p>
          </table:table-cell>
          <table:covered-table-cell/>
          <table:covered-table-cell/>
        </table:table-row>
        <table:table-row>
          <table:table-cell table:style-name="DocumentInfo.B3" office:value-type="string">
            <text:p text:style-name="Table_20_Sub-Heading"><text:span text:style-name="Default_20_Paragraph_20_Font">Written by:</text:span></text:p>
          </table:table-cell>
          <table:table-cell table:style-name="DocumentInfo.B3" office:value-type="string">
            <text:p text:style-name="Table_20_Contents"><text:span text:style-name="Default_20_Paragraph_20_Font"><text:conditional-text text:condition="ooow:true" text:string-value-if-true="Author" text:string-value-if-false="">Author</text:conditional-text></text:span></text:p>
          </table:table-cell>
          <table:table-cell table:style-name="DocumentInfo.C3" office:value-type="string">
            <text:p text:style-name="Table_20_Contents"><text:span text:style-name="Default_20_Paragraph_20_Font"/></text:p>
          </table:table-cell>
        </table:table-row>
        <table:table-row>
          <table:table-cell table:style-name="DocumentInfo.B9" office:value-type="string">
            <text:p text:style-name="Table_20_Sub-Heading"><text:span text:style-name="Default_20_Paragraph_20_Font">Checked by:</text:span></text:p>
          </table:table-cell>
          <table:table-cell table:style-name="DocumentInfo.B9" office:value-type="string">
            <text:p text:style-name="Table_20_Contents"><text:span text:style-name="Default_20_Paragraph_20_Font"><text:conditional-text text:condition="ooow:true" text:string-value-if-true="Checked_by" text:string-value-if-false="">Checked_by</text:conditional-text></text:span></text:p>
          </table:table-cell>
          <table:table-cell table:style-name="DocumentInfo.C9" office:value-type="string">
            <text:p text:style-name="Table_20_Contents"/>
          </table:table-cell>
        </table:table-row>
        <table:table-row>
          <table:table-cell table:style-name="DocumentInfo.B9" office:value-type="string">
            <text:p text:style-name="Table_20_Sub-Heading"><text:span text:style-name="Default_20_Paragraph_20_Font">Approved by:</text:span></text:p>
          </table:table-cell>
          <table:table-cell table:style-name="DocumentInfo.B9" office:value-type="string">
            <text:p text:style-name="Table_20_Contents"><text:span text:style-name="Default_20_Paragraph_20_Font"/></text:p>
          </table:table-cell>
          <table:table-cell table:style-name="DocumentInfo.C9" office:value-type="string">
            <text:p text:style-name="Table_20_Contents"><text:span text:style-name="Default_20_Paragraph_20_Font"/></text:p>
          </table:table-cell>
        </table:table-row>
        <table:table-row>
          <table:table-cell table:style-name="DocumentInfo.A2" table:number-columns-spanned="3" office:value-type="string">
            <text:p text:style-name="Table_20_Sub-Heading"><text:span text:style-name="Default_20_Paragraph_20_Font">Distribution List</text:span></text:p>
          </table:table-cell>
          <table:covered-table-cell/>
          <table:covered-table-cell/>
        </table:table-row>
        <table:table-row>
          <table:table-cell table:style-name="DocumentInfo.B9" office:value-type="string">
            <text:p text:style-name="Table_20_Sub-Heading"><text:span text:style-name="Default_20_Paragraph_20_Font">Company</text:span></text:p>
          </table:table-cell>
          <table:table-cell table:style-name="DocumentInfo.B9" office:value-type="string">
            <text:p text:style-name="Table_20_Sub-Heading"><text:span text:style-name="Default_20_Paragraph_20_Font">Delivered via</text:span></text:p>
          </table:table-cell>
          <table:table-cell table:style-name="DocumentInfo.C9" office:value-type="string">
            <text:p text:style-name="Table_20_Sub-Heading"><text:span text:style-name="Default_20_Paragraph_20_Font">Names</text:span></text:p>
          </table:table-cell>
        </table:table-row>
        <table:table-row>
          <table:table-cell table:style-name="DocumentInfo.B9" office:value-type="string">
            <text:p text:style-name="Table_20_Contents"><text:span text:style-name="Default_20_Paragraph_20_Font">ESA</text:span></text:p>
          </table:table-cell>
          <table:table-cell table:style-name="DocumentInfo.B9" office:value-type="string">
            <text:p text:style-name="Table_20_Contents"><text:span text:style-name="Default_20_Paragraph_20_Font">ftp</text:span></text:p>
          </table:table-cell>
          <table:table-cell table:style-name="DocumentInfo.C9" office:value-type="string">
            <text:p text:style-name="P77"><text:span text:style-name="Default_20_Paragraph_20_Font"><text:span text:style-name="T91">Jerome Bouffard, EOP-GMQ</text:span></text:span></text:p>
            <text:p text:style-name="Table_20_Contents"><text:span text:style-name="Default_20_Paragraph_20_Font">Pierre Féménias, EOP-GMQ</text:span></text:p>
          </table:table-cell>
        </table:table-row>
        <table:table-row>
          <table:table-cell table:style-name="DocumentInfo.B9" office:value-type="string">
            <text:p text:style-name="Table_20_Contents"><text:span text:style-name="Default_20_Paragraph_20_Font">NOC</text:span></text:p>
          </table:table-cell>
          <table:table-cell table:style-name="DocumentInfo.B9" office:value-type="string">
            <text:p text:style-name="Table_20_Contents"><text:span text:style-name="Default_20_Paragraph_20_Font">ftp</text:span></text:p>
          </table:table-cell>
          <table:table-cell table:style-name="DocumentInfo.C9" office:value-type="string">
            <text:p text:style-name="Table_20_Contents">P.Cipollini</text:p>
            <text:p text:style-name="Table_20_Contents">H.Snaith</text:p>
          </table:table-cell>
        </table:table-row>
      </table:table>
      <text:p text:style-name="Standard"/>
      <text:p text:style-name="P109"><text:span text:style-name="T159">FDM DAILY</text:span> QUALITY ASSESSMENT <text:span text:style-name="T161">FOR </text:span><text:span text:style-name="T161"><text:conditional-text text:condition="ooow:true" text:string-value-if-true="Report_Date" text:string-value-if-false="">Report_Date</text:conditional-text></text:span></text:p>
      <text:p text:style-name="P98"><text:span text:style-name="T161">Report issued on </text:span><text:span text:style-name="T27"><text:conditional-text text:condition="ooow:true" text:string-value-if-true="date_issued" text:string-value-if-false="">date_issued</text:conditional-text></text:span></text:p>
      <text:p text:style-name="P84"><text:span text:style-name="T98">Date and time of the first record</text:span>: <text:span text:style-name="T2"><text:conditional-text text:condition="ooow:true" text:string-value-if-true="start_time" text:string-value-if-false="">start_time</text:conditional-text></text:span></text:p>
      <text:p text:style-name="P84"><text:span text:style-name="T98">Date and time of the last record</text:span>: <text:span text:style-name="T2"><text:conditional-text text:condition="ooow:true" text:string-value-if-true="stop_time" text:string-value-if-false="">stop_time</text:conditional-text></text:span></text:p>
      <text:p text:style-name="P85">Range of <text:span text:style-name="T113">complete </text:span>orbits <text:span text:style-name="T113">in present day</text:span>: <text:span text:style-name="T2"><text:conditional-text text:condition="ooow:true" text:string-value-if-true="orbit0" text:string-value-if-false="">orbit0</text:conditional-text></text:span> to <text:span text:style-name="T2"><text:conditional-text text:condition="ooow:true" text:string-value-if-true="orbitf" text:string-value-if-false="">orbitf</text:conditional-text></text:span></text:p>
      <text:p text:style-name="P85"/>
      <table:table table:name="Table2" table:style-name="Table2">
        <table:table-column table:style-name="Table2.A"/>
        <table:table-row>
          <table:table-cell table:style-name="Table2.A1" office:value-type="string">
            <text:p text:style-name="P82">WARNINGS</text:p>
          </table:table-cell>
        </table:table-row>
        <table:table-row>
          <table:table-cell table:style-name="Table2.A2" office:value-type="string">
            <text:p text:style-name="P83"><text:conditional-text text:condition="ooow:True" text:string-value-if-true="warning" text:string-value-if-false="">warning</text:conditional-text><office:annotation office:name="__Fieldmark__2454_720440069"><dc:creator>Unknown Author</dc:creator><dc:date>2014-09-10T13:18:29</dc:date><text:list text:style-name=""><text:list-item><text:p text:style-name="P111"><text:span text:style-name="T169">do row for warning in warn</text:span></text:p></text:list-item></text:list></office:annotation></text:p>
          </table:table-cell>
        </table:table-row>
      </table:table>
      <text:p text:style-name="P85"/>
      <text:list xml:id="list1585161718669265034" text:style-name="Outline">
        <text:list-item>
          <text:p text:style-name="P106">Data latency</text:p>
        </text:list-item>
      </text:list>
      <text:p text:style-name="P24"><text:span text:style-name="Default_20_Paragraph_20_Font"><text:span text:style-name="T21">Median latency [range </text:span></text:span><text:span text:style-name="Default_20_Paragraph_20_Font"><text:span text:style-name="T26">std</text:span></text:span><text:span text:style-name="Default_20_Paragraph_20_Font"><text:span text:style-name="T21">]:</text:span></text:span><text:span text:style-name="Default_20_Paragraph_20_Font"><text:span text:style-name="T99"> </text:span></text:span><text:span text:style-name="Default_20_Paragraph_20_Font"><text:span text:style-name="T99"><text:conditional-text text:condition="ooow:true" text:string-value-if-true="median_latency" text:string-value-if-false="">median_latency</text:conditional-text></text:span></text:span><text:span text:style-name="Default_20_Paragraph_20_Font"><text:span text:style-name="T99"> hours [</text:span></text:span><text:span text:style-name="Default_20_Paragraph_20_Font"><text:span text:style-name="T99"><text:conditional-text text:condition="ooow:true" text:string-value-if-true="latencyLow" text:string-value-if-false="">latencyLow</text:conditional-text></text:span></text:span><text:span text:style-name="Default_20_Paragraph_20_Font"><text:span text:style-name="T99"> - </text:span></text:span><text:span text:style-name="Default_20_Paragraph_20_Font"><text:span text:style-name="T99"><text:conditional-text text:condition="ooow:true" text:string-value-if-true="latencyUp" text:string-value-if-false="">latencyUp</text:conditional-text></text:span></text:span><text:span text:style-name="Default_20_Paragraph_20_Font"><text:span text:style-name="T99">]</text:span></text:span></text:p>
      <text:p text:style-name="P24"/>
      <text:p text:style-name="P25"><office:annotation office:name="__Fieldmark__11067_1469397881"><dc:creator>Unknown Author</dc:creator><dc:date>2014-08-21T12:13:42</dc:date><text:list text:style-name=""><text:list-item><text:p>do text</text:p></text:list-item></text:list><text:p>from <text:s text:c="28"/>document(at='%s/FDM_Fig_1.jpg' %(image_dir),anchor='paragraph',size=(11.8,7.2),sizeUnit='cm')</text:p></office:annotation><text:span text:style-name="Default_20_Paragraph_20_Font"><text:span text:style-name="T102">Fig. 1</text:span></text:span><office:annotation-end office:name="__Fieldmark__11067_1469397881"/></text:p>
      <text:p text:style-name="P25"><text:span text:style-name="Default_20_Paragraph_20_Font"><text:span text:style-name="T6">Figure 1</text:span></text:span><text:span text:style-name="Default_20_Paragraph_20_Font"><text:span text:style-name="T102">. Box-and-whiskers plot for the latency showing for each day in last 30-day window the first and third quartiles (bottom and top of the box), the median (thick black), the 5% and 95% percentiles (lower and upper whiskers), the mean (blue) and the standard deviation (blue </text:span></text:span><text:span text:style-name="Default_20_Paragraph_20_Font"><text:span text:style-name="T160">dashed line</text:span></text:span><text:span text:style-name="Default_20_Paragraph_20_Font"><text:span text:style-name="T102">). The percentage of records delivered within 3 hours is also shown (red, right y-axis). The yellow shading highlights the day analyzed in this report </text:span></text:span><text:span text:style-name="Default_20_Paragraph_20_Font"><text:span text:style-name="T162">whereas the horizontal black line denotes the 3 hours threshold.</text:span></text:span></text:p>
      <text:p text:style-name="P25"><text:span text:style-name="Default_20_Paragraph_20_Font"><text:span text:style-name="T162"/></text:span></text:p>
      <text:p text:style-name="P25"><text:span text:style-name="Default_20_Paragraph_20_Font"><text:span text:style-name="T162"/></text:span></text:p>
      <text:p text:style-name="P100"><text:span text:style-name="Default_20_Paragraph_20_Font"><text:span text:style-name="T162"><office:annotation office:name="__Fieldmark__5857_401713097"><dc:creator>Francisco Calafat</dc:creator><dc:date>2014-10-02T13:41:54</dc:date><text:list text:continue-numbering="true" text:style-name=""><text:list-item><text:p text:style-name="P112"><text:span text:style-name="T171">do text</text:span></text:p></text:list-item><text:list-item><text:p text:style-name="P112"><text:span text:style-name="T172">from <text:s text:c="28"/>document(at='%s/FDM_Fig_2.jpg' %(image_dir),anchor='paragraph',size=(7.4,6.3),sizeUnit='cm')</text:span></text:p></text:list-item></text:list></office:annotation></text:span></text:span><text:span text:style-name="Default_20_Paragraph_20_Font"><text:span text:style-name="T162">Fig. 2</text:span></text:span><office:annotation-end office:name="__Fieldmark__5857_401713097"/></text:p>
      <text:p text:style-name="P100"><text:span text:style-name="Default_20_Paragraph_20_Font"><text:span text:style-name="T28">Figure 2</text:span></text:span><text:span text:style-name="Default_20_Paragraph_20_Font"><text:span text:style-name="T162">. </text:span></text:span><text:span text:style-name="Emphasis"><text:span text:style-name="T45">Histogram of </text:span></text:span><text:span text:style-name="Emphasis"><text:span text:style-name="T54">the data latency</text:span></text:span><text:span text:style-name="Emphasis"><text:span text:style-name="T45"> for </text:span></text:span><text:span text:style-name="Emphasis"><text:span text:style-name="T45"><text:conditional-text text:condition="ooow:true" text:string-value-if-true="Report_Date" text:string-value-if-false="">Report_Date</text:conditional-text></text:span></text:span><text:span text:style-name="Emphasis"><text:span text:style-name="T45">.</text:span></text:span></text:p>
      <text:list xml:id="list248724367" text:continue-list="list1585161718669265034" text:style-name="Outline">
        <text:list-item>
          <text:p text:style-name="P104">Data coverage and completeness</text:p>
        </text:list-item>
      </text:list>
      <text:p text:style-name="P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9"/>
          </table:table-cell>
          <table:table-cell table:style-name="Table1.A1" office:value-type="string">
            <text:p text:style-name="P81">Present in day</text:p>
          </table:table-cell>
          <table:table-cell table:style-name="Table1.A1" office:value-type="string">
            <text:p text:style-name="P81">Theoretical max.</text:p>
          </table:table-cell>
          <table:table-cell table:style-name="Table1.D1" office:value-type="string">
            <text:p text:style-name="P81">Percentage (%)</text:p>
          </table:table-cell>
        </table:table-row>
        <table:table-row>
          <table:table-cell table:style-name="Table1.A2" office:value-type="string">
            <text:p text:style-name="P81">Total</text:p>
          </table:table-cell>
          <table:table-cell table:style-name="Table1.B2" office:value-type="string">
            <text:p text:style-name="P80"><text:conditional-text text:condition="ooow:true" text:string-value-if-true="total_nrecord" text:string-value-if-false="">total_nrecord</text:conditional-text></text:p>
          </table:table-cell>
          <table:table-cell table:style-name="Table1.C2" office:value-type="string">
            <text:p text:style-name="P80">86400</text:p>
          </table:table-cell>
          <table:table-cell table:style-name="Table1.D2" office:value-type="string">
            <text:p text:style-name="P80"><text:conditional-text text:condition="ooow:true" text:string-value-if-true="total_precord" text:string-value-if-false="">total_precord</text:conditional-text></text:p>
          </table:table-cell>
        </table:table-row>
        <table:table-row>
          <table:table-cell table:style-name="Table1.A3" office:value-type="string">
            <text:p text:style-name="P81">Ocean (surface_type = 0)</text:p>
          </table:table-cell>
          <table:table-cell table:style-name="Table1.B3" office:value-type="string">
            <text:p text:style-name="P80"><text:conditional-text text:condition="ooow:true" text:string-value-if-true="ocean_nrecord" text:string-value-if-false="">ocean_nrecord</text:conditional-text></text:p>
          </table:table-cell>
          <table:table-cell table:style-name="Table1.C3" office:value-type="string">
            <text:p text:style-name="P80"><text:conditional-text text:condition="ooow:true" text:string-value-if-true="theor_ocean" text:string-value-if-false="">theor_ocean</text:conditional-text></text:p>
          </table:table-cell>
          <table:table-cell table:style-name="Table1.D3" office:value-type="string">
            <text:p text:style-name="P80"><text:conditional-text text:condition="ooow:true" text:string-value-if-true="ocean_precord" text:string-value-if-false="">ocean_precord</text:conditional-text></text:p>
          </table:table-cell>
        </table:table-row>
      </table:table>
      <text:p text:style-name="P86"><text:soft-page-break/><text:span text:style-name="T2">Table 1</text:span>. Number of total and ocean (surface_type = 0) records <text:span text:style-name="T115">together with the percentage over the theoretical maximum number of total and ocean records</text:span> <text:span text:style-name="T115">for</text:span> <text:conditional-text text:condition="ooow:true" text:string-value-if-true="Report_Date" text:string-value-if-false="">Report_Date</text:conditional-text>.</text:p>
      <text:p text:style-name="P3"/>
      <text:p text:style-name="P3"/>
      <text:p text:style-name="P3"/>
      <text:p text:style-name="P3"/>
      <text:p text:style-name="P3"/>
      <text:p text:style-name="P4">Fig. <text:span text:style-name="T163">3</text:span><office:annotation office:name="__Fieldmark__580_1509170116"><dc:creator>Unknown Author</dc:creator><dc:date>2014-07-25T11:19:08</dc:date><text:list text:style-name=""><text:list-item><text:p text:style-name="P111"><text:span text:style-name="T169">do text</text:span></text:p></text:list-item><text:list-item><text:p text:style-name="P111"><text:span text:style-name="T169">from <text:s text:c="28"/>document(at='%s/FDM_Fig_3.jpg' %(image_dir),anchor='paragraph',</text:span><text:span text:style-name="T170">size=(12,7.2),sizeUnit='cm'</text:span><text:span text:style-name="T169">)</text:span></text:p></text:list-item></text:list></office:annotation></text:p>
      <text:p text:style-name="P26"><text:span text:style-name="Default_20_Paragraph_20_Font"><text:span text:style-name="T6">Figure </text:span></text:span><text:span text:style-name="Default_20_Paragraph_20_Font"><text:span text:style-name="T29">3</text:span></text:span><text:span text:style-name="Default_20_Paragraph_20_Font"><text:span text:style-name="T102">. Percentage of total (red) and ocean (blue) 1-Hz records over theoretical maximum of records for each day in last 30-day window. The theoretical maximum of total records in a day is assumed to be 86400 (1 record/second), whereas that of ocean records is calculated from the ground tracks for each day as the product of 86400 and the percentage of ocean points.</text:span></text:span></text:p>
      <text:p text:style-name="P26"/>
      <text:p text:style-name="P27"><office:annotation office:name="__Fieldmark__11837_1469397881"><dc:creator>Unknown Author</dc:creator><dc:date>2014-08-21T12:36:40</dc:date><text:list text:continue-numbering="true" text:style-name=""><text:list-item><text:p text:style-name="P113"><text:span text:style-name="T173">do text</text:span></text:p></text:list-item><text:list-item><text:p text:style-name="P113"><text:span text:style-name="T173">from <text:s text:c="28"/>document(at='%s/FDM_Fig_4.jpg' %(image_dir),anchor='paragraph',size=(10,6),sizeUnit='cm')</text:span></text:p></text:list-item></text:list></office:annotation><text:span text:style-name="Default_20_Paragraph_20_Font"><text:span text:style-name="T103">Fig. </text:span></text:span><text:span text:style-name="Default_20_Paragraph_20_Font"><text:span text:style-name="T163">4</text:span></text:span><office:annotation-end office:name="__Fieldmark__11837_1469397881"/></text:p>
      <text:p text:style-name="P73"><text:span text:style-name="Default_20_Paragraph_20_Font"><text:span text:style-name="T7">Figure </text:span></text:span><text:span text:style-name="Default_20_Paragraph_20_Font"><text:span text:style-name="T29">4</text:span></text:span><text:span text:style-name="Default_20_Paragraph_20_Font"><text:span text:style-name="T103">. Percentage of total (red) and ocean (blue) records over theoretical maximum of total records for each orbit in last 30-day window. The theoretical maximum of total records for an orbit is assumed to be 5966 (86400 divided by the number of orbits in a day 5344/369), whereas that of ocean records is calculated from the ground tracks for each day as the product of 5966 and the percentage of ocean points. The yellow shading highlights the day analyzed in this report.</text:span></text:span></text:p>
      <text:list xml:id="list627153778" text:continue-list="list248724367" text:style-name="Outline">
        <text:list-item>
          <text:p text:style-name="Heading_20_1"><text:span text:style-name="Emphasis"><text:span text:style-name="T35">SSH </text:span></text:span><text:span text:style-name="Emphasis"><text:span text:style-name="T36">anomaly</text:span></text:span><text:span text:style-name="Emphasis"><text:span text:style-name="T35"> coverage and validity</text:span></text:span></text:p>
        </text:list-item>
      </text:list>
      <text:p text:style-name="P94"><text:span text:style-name="Emphasis"><text:span text:style-name="T123">3.1. Validity based on flags</text:span></text:span></text:p>
      <text:p text:style-name="P95"><text:span text:style-name="T22">Note:</text:span><text:span text:style-name="T154"> here </text:span>“flag-valid” refers to th<text:span text:style-name="T151">ose</text:span> records that have not been flagged as bad by the average status flag<text:span text:style-name="T158">s</text:span>.</text:p>
      <text:p text:style-name="P3">Number of <text:span text:style-name="T122">flag-valid </text:span>1-Hz <text:span text:style-name="T104">SSH ocean </text:span>records<text:span text:style-name="T104"> (surface_type = 0)</text:span>: <text:span text:style-name="T2"><text:conditional-text text:condition="ooow:true" text:string-value-if-true="ssh_nrecord" text:string-value-if-false="">ssh_nrecord</text:conditional-text></text:span></text:p>
      <text:p text:style-name="Standard">Percentage of <text:span text:style-name="T122">flag-valid 1-Hz SSH ocean records</text:span> <text:span text:style-name="T100">over total number of ocean records:</text:span> <text:span text:style-name="T2"><text:conditional-text text:condition="ooow:true" text:string-value-if-true="ssh_precord" text:string-value-if-false="">ssh_precord</text:conditional-text></text:span><text:span text:style-name="T2">%</text:span></text:p>
      <text:p text:style-name="Standard">Percentage of <text:span text:style-name="T122">flag-valid 1-Hz SSH ocean records over </text:span>theoretical maximum <text:span text:style-name="T104">of ocean records</text:span>: <text:span text:style-name="T2"><text:conditional-text text:condition="ooow:true" text:string-value-if-true="ssh_ptheor" text:string-value-if-false="">ssh_ptheor</text:conditional-text></text:span><text:span text:style-name="T2">%</text:span></text:p>
      <text:p text:style-name="P52"/>
      <text:p text:style-name="P52"/>
      <text:p text:style-name="Standard">Fig. <office:annotation office:name="__Fieldmark__4141_123346739"><dc:creator>Unknown Author</dc:creator><dc:date>2014-07-31T14:24:16</dc:date><text:list text:style-name=""><text:list-item><text:p text:style-name="P113"><text:span text:style-name="T173">do text</text:span></text:p></text:list-item><text:list-item><text:p text:style-name="P113"><text:span text:style-name="T173">from <text:s text:c="28"/>document(at='%s/FDM_Fig_5.jpg' %(image_dir),anchor='paragraph',size=(13.8,8.7),sizeUnit='cm')</text:span></text:p></text:list-item></text:list></office:annotation><text:span text:style-name="T164">5</text:span><office:annotation-end office:name="__Fieldmark__4141_123346739"/>:</text:p>
      <text:p text:style-name="P28"><text:span text:style-name="T8">Figure </text:span><text:span text:style-name="T30">5</text:span><text:span text:style-name="T104">. Geographical distribution of flag-valid SSH anomaly data over ocean for </text:span><text:span text:style-name="T104"><text:conditional-text text:condition="ooow:true" text:string-value-if-true="Report_Date" text:string-value-if-false="">Report_Date</text:conditional-text></text:span><text:span text:style-name="T104">.</text:span> </text:p>
      <text:p text:style-name="Standard"/>
      <text:p text:style-name="Standard"><text:soft-page-break/></text:p>
      <text:p text:style-name="Standard"/>
      <text:p text:style-name="P16"><text:span text:style-name="Emphasis"><text:span text:style-name="T90">Fig. </text:span></text:span><office:annotation office:name="__Fieldmark__4142_123346739"><dc:creator>Unknown Author</dc:creator><dc:date>2014-07-31T14:24:28</dc:date><text:list text:continue-numbering="true" text:style-name=""><text:list-item><text:p text:style-name="P113"><text:span text:style-name="T173">do text</text:span></text:p></text:list-item><text:list-item><text:p text:style-name="P113"><text:span text:style-name="T173">from <text:s text:c="28"/>document(at='%s/FDM_Fig_6.jpg' %(image_dir),anchor='paragraph',size=(10,6),sizeUnit='cm')</text:span></text:p></text:list-item></text:list></office:annotation><text:span text:style-name="Emphasis"><text:span text:style-name="T164">6</text:span></text:span><office:annotation-end office:name="__Fieldmark__4142_123346739"/></text:p>
      <text:p text:style-name="P33"><text:span text:style-name="T2">Figure </text:span><text:span text:style-name="T30">6</text:span>. Percentage of <text:span text:style-name="T131">flag-</text:span>valid 1-Hz SSH ocean records over <text:span text:style-name="T116">the </text:span>total number of <text:span text:style-name="T114">ocean </text:span>records <text:span text:style-name="T116">(surface_type = 0)</text:span> and <text:span text:style-name="T116">the </text:span>theoretical maximum <text:span text:style-name="T116">number</text:span> of ocean records for each day in last 30-day window. </text:p>
      <text:p text:style-name="Standard"/>
      <text:p text:style-name="P46"><office:annotation office:name="__Fieldmark__3187_2070406521"><dc:creator>Unknown Author</dc:creator><dc:date>2014-08-21T13:56:07</dc:date><text:list text:continue-numbering="true" text:style-name=""><text:list-item><text:p text:style-name="P113"><text:span text:style-name="T173">do text</text:span></text:p></text:list-item><text:list-item><text:p text:style-name="P113"><text:span text:style-name="T173">from <text:s text:c="28"/>document(at='%s/FDM_Fig_7.jpg' %(image_dir),anchor='paragraph',size=(7.4,6.3),sizeUnit='cm')</text:span></text:p></text:list-item></text:list></office:annotation><text:span text:style-name="Emphasis"><text:span text:style-name="T45">Fig. </text:span></text:span><text:span text:style-name="Emphasis"><text:span text:style-name="T55">7</text:span></text:span><office:annotation-end office:name="__Fieldmark__3187_2070406521"/></text:p>
      <text:p text:style-name="P46"><text:span text:style-name="Emphasis"><text:span text:style-name="T73">Figure </text:span></text:span><text:span text:style-name="Emphasis"><text:span text:style-name="T83">7</text:span></text:span><text:span text:style-name="Emphasis"><text:span text:style-name="T45">. Histogram of </text:span></text:span><text:span text:style-name="Emphasis"><text:span text:style-name="T48">flag-valid</text:span></text:span><text:span text:style-name="Emphasis"><text:span text:style-name="T45"> SSH anomaly for </text:span></text:span><text:span text:style-name="Emphasis"><text:span text:style-name="T45"><text:conditional-text text:condition="ooow:true" text:string-value-if-true="Report_Date" text:string-value-if-false="">Report_Date</text:conditional-text></text:span></text:span><text:span text:style-name="Emphasis"><text:span text:style-name="T45">.</text:span></text:span></text:p>
      <text:p text:style-name="P17"/>
      <text:p text:style-name="P17"/>
      <text:p text:style-name="P18">Fig. <office:annotation office:name="__Fieldmark__5217_123346739"><dc:creator>Unknown Author</dc:creator><dc:date>2014-07-31T14:25:19</dc:date><text:list text:continue-numbering="true" text:style-name=""><text:list-item><text:p text:style-name="P113"><text:span text:style-name="T173">do text</text:span></text:p></text:list-item><text:list-item><text:p text:style-name="P113"><text:span text:style-name="T173">from <text:s text:c="28"/>document(at='%s/FDM_Fig_8.jpg' %(image_dir),anchor='paragraph',size=(10.3,6.7),sizeUnit='cm')</text:span></text:p></text:list-item></text:list></office:annotation><text:span text:style-name="T164">8</text:span><office:annotation-end office:name="__Fieldmark__5217_123346739"/></text:p>
      <text:p text:style-name="P74"><text:span text:style-name="T9">Figure </text:span><text:span text:style-name="T30">8</text:span><text:span text:style-name="T105">. </text:span><text:span text:style-name="Default_20_Paragraph_20_Font"><text:span text:style-name="T102">Box-and-whiskers plot for the flag-valid SSH anomaly showing for each day in last 30-day window the first and third quartiles (bottom and top of the box), the median (thick black), the 5% and 95% percentiles (lower and upper whiskers), and the mean (blue). The yellow shading highlights the day analyzed in this report.</text:span></text:span></text:p>
      <text:p text:style-name="Standard"><text:span text:style-name="Emphasis"><text:span text:style-name="T35"><text:s/></text:span></text:span></text:p>
      <text:p text:style-name="Standard"><text:span text:style-name="Emphasis"><text:span text:style-name="T35"/></text:span></text:p>
      <text:p text:style-name="P87"><text:span text:style-name="Emphasis"><text:span text:style-name="T123">3.</text:span></text:span><text:span text:style-name="Emphasis"><text:span text:style-name="T124">2</text:span></text:span><text:span text:style-name="Emphasis"><text:span text:style-name="T123">. </text:span></text:span><text:span text:style-name="Emphasis"><text:span text:style-name="T124">Analysis of measurement noise</text:span></text:span></text:p>
      <text:p text:style-name="Standard"><text:span text:style-name="Emphasis"><text:span text:style-name="T35">20-Hz measurement noise (</text:span></text:span><text:span text:style-name="Emphasis"><text:span text:style-name="T60">average std of</text:span></text:span><text:span text:style-name="Emphasis"><text:span text:style-name="T35"> 20-Hz </text:span></text:span><text:span text:style-name="Emphasis"><text:span text:style-name="T68">sample</text:span></text:span><text:span text:style-name="Emphasis"><text:span text:style-name="T35"> </text:span></text:span><text:span text:style-name="Emphasis"><text:span text:style-name="T60">blocks</text:span></text:span><text:span text:style-name="Emphasis"><text:span text:style-name="T35">) </text:span></text:span><text:span text:style-name="Emphasis"><text:span text:style-name="T40">for the </text:span></text:span><text:span text:style-name="Emphasis"><text:span text:style-name="T63">flag-valid</text:span></text:span><text:span text:style-name="Emphasis"><text:span text:style-name="T40"> SSH anomaly</text:span></text:span><text:span text:style-name="Emphasis"><text:span text:style-name="T35">: </text:span></text:span><text:span text:style-name="Emphasis"><text:span text:style-name="T88"><text:conditional-text text:condition="ooow:true" text:string-value-if-true="ssh_noise" text:string-value-if-false="">ssh_noise</text:conditional-text></text:span></text:span><text:span text:style-name="Emphasis"><text:span text:style-name="T87"> cm</text:span></text:span><text:span text:style-name="Emphasis"><text:span text:style-name="T35"> </text:span></text:span></text:p>
      <text:p text:style-name="Standard"><text:span text:style-name="Emphasis"><text:span text:style-name="T35">Equivalent 1-Hz measurement noise </text:span></text:span><text:span text:style-name="Emphasis"><text:span text:style-name="T40">for the </text:span></text:span><text:span text:style-name="Emphasis"><text:span text:style-name="T63">flag-valid</text:span></text:span><text:span text:style-name="Emphasis"><text:span text:style-name="T40"> SSH anomaly</text:span></text:span><text:span text:style-name="Emphasis"><text:span text:style-name="T35">: <text:s/></text:span></text:span><text:span text:style-name="Emphasis"><text:span text:style-name="T87"><text:conditional-text text:condition="ooow:true" text:string-value-if-true="ssh_noise1Hz" text:string-value-if-false="">ssh_noise1Hz</text:conditional-text></text:span></text:span><text:span text:style-name="Emphasis"><text:span text:style-name="T88"> </text:span></text:span><text:span text:style-name="Emphasis"><text:span text:style-name="T87">cm</text:span></text:span></text:p>
      <text:p text:style-name="P53"/>
      <text:p text:style-name="Standard"/>
      <text:p text:style-name="P21"><text:span text:style-name="Emphasis"><text:span text:style-name="T37">Fig. </text:span></text:span><office:annotation office:name="__Fieldmark__5218_123346739"><dc:creator>Unknown Author</dc:creator><dc:date>2014-07-31T14:25:32</dc:date><text:list text:continue-numbering="true" text:style-name=""><text:list-item><text:p text:style-name="P113"><text:span text:style-name="T173">do text</text:span></text:p></text:list-item><text:list-item><text:p text:style-name="P113"><text:span text:style-name="T173">from <text:s text:c="28"/>document(at='%s/FDM_Fig_9.jpg' %(image_dir),anchor='paragraph',size=(13.8,8.7),sizeUnit='cm')</text:span></text:p></text:list-item></text:list></office:annotation><text:span text:style-name="Emphasis"><text:span text:style-name="T71">9</text:span></text:span><office:annotation-end office:name="__Fieldmark__5218_123346739"/></text:p>
      <text:p text:style-name="P29"><text:span text:style-name="T2">Figure </text:span><text:span text:style-name="T30">9</text:span>. <text:span text:style-name="T104">Geographical distribution of flag-valid </text:span>20-Hz <text:span text:style-name="T109">SSH anomaly</text:span> measurement noise<text:span text:style-name="T104"> for </text:span><text:span text:style-name="T104"><text:conditional-text text:condition="ooow:true" text:string-value-if-true="Report_Date" text:string-value-if-false="">Report_Date</text:conditional-text></text:span><text:span text:style-name="T104">.</text:span></text:p>
      <text:p text:style-name="Standard"/>
      <text:p text:style-name="Standard"/>
      <text:p text:style-name="Standard"/>
      <text:p text:style-name="P21"><text:span text:style-name="Emphasis"><text:span text:style-name="T37">Fig. </text:span></text:span><office:annotation office:name="__Fieldmark__5219_123346739"><dc:creator>Unknown Author</dc:creator><dc:date>2014-07-31T14:25:39</dc:date><text:list text:continue-numbering="true" text:style-name=""><text:list-item><text:p text:style-name="P113"><text:span text:style-name="T173">do text</text:span></text:p></text:list-item><text:list-item><text:p text:style-name="P113"><text:span text:style-name="T173">from <text:s text:c="28"/>document(at='%s/FDM_Fig_10.jpg' %(image_dir),anchor='paragraph',size=(10.2,6.1),sizeUnit='cm')</text:span></text:p></text:list-item></text:list></office:annotation><text:span text:style-name="Emphasis"><text:span text:style-name="T71">10</text:span></text:span><office:annotation-end office:name="__Fieldmark__5219_123346739"/></text:p>
      <text:p text:style-name="P41"><text:span text:style-name="T2">Figure </text:span><text:span text:style-name="T30">10</text:span>. Average <text:span text:style-name="T131">flag-valid</text:span> SSH anomaly noise for each day in last 30-day window.</text:p>
      <text:p text:style-name="Standard"/>
      <text:p text:style-name="P22"/>
      <text:p text:style-name="P22"><text:span text:style-name="Emphasis"><text:span text:style-name="T92">Fig. </text:span></text:span><office:annotation office:name="__Fieldmark__5220_123346739"><dc:creator>Unknown Author</dc:creator><dc:date>2014-07-31T14:25:52</dc:date><text:list text:continue-numbering="true" text:style-name=""><text:list-item><text:p text:style-name="P113"><text:span text:style-name="T173">do text</text:span></text:p></text:list-item><text:list-item><text:p text:style-name="P113"><text:span text:style-name="T173">from <text:s text:c="28"/>document(at='%s/FDM_Fig_11.jpg' %(image_dir),anchor='paragraph',size=(12,9.3),sizeUnit='cm')</text:span></text:p></text:list-item></text:list></office:annotation><text:span text:style-name="Emphasis"><text:span text:style-name="T93">1</text:span></text:span><text:span text:style-name="Emphasis"><text:span text:style-name="T94">1</text:span></text:span><office:annotation-end office:name="__Fieldmark__5220_123346739"/><text:span text:style-name="Emphasis"><text:span text:style-name="T92"> <text:s text:c="5"/></text:span></text:span></text:p>
      <text:p text:style-name="P59"><text:span text:style-name="T11">Figure 1</text:span><text:span text:style-name="T30">1</text:span><text:span text:style-name="T107">. </text:span>2D histogram showing <text:span text:style-name="T131">flag-valid</text:span> S<text:span text:style-name="T107">SH anomaly</text:span> noise <text:span text:style-name="T107">as a function of</text:span> SWH <text:span text:style-name="T117">for </text:span><text:span text:style-name="T117"><text:conditional-text text:condition="ooow:true" text:string-value-if-true="Report_Date" text:string-value-if-false="">Report_Date</text:conditional-text></text:span>.</text:p>
      <text:p text:style-name="P59"/>
      <text:p text:style-name="P59"/>
      <text:p text:style-name="P59"><text:soft-page-break/></text:p>
      <text:p text:style-name="P88"><text:span text:style-name="Emphasis"><text:span text:style-name="T123">3.</text:span></text:span><text:span text:style-name="Emphasis"><text:span text:style-name="T124">3</text:span></text:span><text:span text:style-name="Emphasis"><text:span text:style-name="T123">. </text:span></text:span><text:span text:style-name="Emphasis"><text:span text:style-name="T124">Validity based on </text:span></text:span><text:span text:style-name="Emphasis"><text:span text:style-name="T129">measurement noise</text:span></text:span></text:p>
      <text:p text:style-name="P96"><text:span text:style-name="T23">Note:</text:span><text:span text:style-name="T155"> here </text:span>“<text:span text:style-name="T153">precise</text:span>” refers to th<text:span text:style-name="T151">ose</text:span> records that have <text:span text:style-name="T153">noise &lt; 15 cm (as derived from </text:span><text:span text:style-name="Emphasis"><text:span text:style-name="T60">std of</text:span></text:span><text:span text:style-name="Emphasis"><text:span text:style-name="T69"> 20-Hz </text:span></text:span><text:span text:style-name="Emphasis"><text:span text:style-name="T68">sample</text:span></text:span><text:span text:style-name="Emphasis"><text:span text:style-name="T69"> </text:span></text:span><text:span text:style-name="Emphasis"><text:span text:style-name="T60">blocks</text:span></text:span><text:span text:style-name="Emphasis"><text:span text:style-name="T69">) and have</text:span></text:span> not been flagged as bad by the average status flag<text:span text:style-name="T158">s</text:span>.</text:p>
      <text:p text:style-name="P9">Number of <text:span text:style-name="T152">precise </text:span>1-Hz <text:span text:style-name="T104">SSH ocean </text:span>records<text:span text:style-name="T104"> (surface_type = 0)</text:span>: <text:span text:style-name="T2"><text:conditional-text text:condition="ooow:True" text:string-value-if-true="ssh_nrecordNOC" text:string-value-if-false="">ssh_nrecordNOC</text:conditional-text></text:span> </text:p>
      <text:p text:style-name="P63">Percentage of <text:span text:style-name="T122">precise 1-Hz SSH ocean records</text:span> <text:span text:style-name="T100">over total number of ocean records:</text:span> <text:span text:style-name="T2"><text:conditional-text text:condition="ooow:True" text:string-value-if-true="ssh_precordNOC" text:string-value-if-false="">ssh_precordNOC</text:conditional-text></text:span><text:span text:style-name="T2">%</text:span></text:p>
      <text:p text:style-name="P60"><text:span text:style-name="Emphasis"><text:span text:style-name="T132">Percentage of </text:span></text:span><text:span text:style-name="Emphasis"><text:span text:style-name="T133">precise 1-Hz SSH ocean records over </text:span></text:span><text:span text:style-name="Emphasis"><text:span text:style-name="T132">theoretical maximum </text:span></text:span><text:span text:style-name="Emphasis"><text:span text:style-name="T134">of ocean records</text:span></text:span><text:span text:style-name="Emphasis"><text:span text:style-name="T132">: </text:span></text:span><text:span text:style-name="Emphasis"><text:span text:style-name="T141"><text:conditional-text text:condition="ooow:True" text:string-value-if-true="ssh_ptheorNOC" text:string-value-if-false="">ssh_ptheorNOC</text:conditional-text></text:span></text:span><text:span text:style-name="Emphasis"><text:span text:style-name="T138">%</text:span></text:span></text:p>
      <text:p text:style-name="P60"/>
      <text:p text:style-name="P64">Fig. 1<text:span text:style-name="T164">2</text:span><office:annotation office:name="__Fieldmark__6698_1796053966"><dc:creator>Unknown Author</dc:creator><dc:date>2014-09-09T18:49:27</dc:date><text:list text:continue-numbering="true" text:style-name=""><text:list-item><text:p text:style-name="P111"><text:span text:style-name="T170">do text</text:span></text:p></text:list-item><text:list-item><text:p text:style-name="P111"><text:span text:style-name="T170">from <text:s text:c="28"/>document(at='%s/FDM_Fig_12.jpg' %(image_dir),anchor='paragraph',size=(13.8,8.7),sizeUnit='cm')</text:span></text:p></text:list-item></text:list></office:annotation></text:p>
      <text:p text:style-name="P60"><text:span text:style-name="Emphasis"><text:span text:style-name="T137">Figure </text:span></text:span><text:span text:style-name="Emphasis"><text:span text:style-name="T138">1</text:span></text:span><text:span text:style-name="Emphasis"><text:span text:style-name="T142">2</text:span></text:span><text:span text:style-name="Emphasis"><text:span text:style-name="T134">. Geographical distribution of precise SSH anomaly data over ocean for </text:span></text:span><text:span text:style-name="Emphasis"><text:span text:style-name="T134"><text:conditional-text text:condition="ooow:true" text:string-value-if-true="Report_Date" text:string-value-if-false="">Report_Date</text:conditional-text></text:span></text:span><text:span text:style-name="Emphasis"><text:span text:style-name="T134">.</text:span></text:span><text:span text:style-name="Emphasis"><text:span text:style-name="T132"> </text:span></text:span></text:p>
      <text:p text:style-name="P60"><text:span text:style-name="Emphasis"><text:span text:style-name="T132"/></text:span></text:p>
      <text:p text:style-name="P37"/>
      <text:p text:style-name="P68">Fig. 13<office:annotation office:name="__Fieldmark__7384_1796053966"><dc:creator>Unknown Author</dc:creator><dc:date>2014-09-09T18:53:10</dc:date><text:list text:continue-numbering="true" text:style-name=""><text:list-item><text:p text:style-name="P111"><text:span text:style-name="T170">do text</text:span></text:p></text:list-item><text:list-item><text:p text:style-name="P111"><text:span text:style-name="T170">from <text:s text:c="28"/>document(at='%s/FDM_Fig_13.jpg' %(image_dir),anchor='paragraph',size=(7.4,6.3),sizeUnit='cm')</text:span></text:p></text:list-item></text:list></office:annotation></text:p>
      <text:p text:style-name="P38"><text:span text:style-name="Emphasis"><text:span text:style-name="T73">Figure </text:span></text:span><text:span text:style-name="Emphasis"><text:span text:style-name="T77">13</text:span></text:span><text:span text:style-name="Emphasis"><text:span text:style-name="T45">. Histogram of </text:span></text:span><text:span text:style-name="Emphasis"><text:span text:style-name="T48">precise</text:span></text:span><text:span text:style-name="Emphasis"><text:span text:style-name="T45"> SSH anomaly for </text:span></text:span><text:span text:style-name="Emphasis"><text:span text:style-name="T45"><text:conditional-text text:condition="ooow:true" text:string-value-if-true="Report_Date" text:string-value-if-false="">Report_Date</text:conditional-text></text:span></text:span><text:span text:style-name="Emphasis"><text:span text:style-name="T45">.</text:span></text:span></text:p>
      <text:p text:style-name="P60"><text:span text:style-name="Emphasis"><text:span text:style-name="T132"/></text:span></text:p>
      <text:list xml:id="list1279484927" text:continue-list="list627153778" text:style-name="Outline">
        <text:list-item>
          <text:p text:style-name="Heading_20_1"><text:span text:style-name="Emphasis"><text:span text:style-name="T35">SWH coverage and validity</text:span></text:span></text:p>
        </text:list-item>
      </text:list>
      <text:p text:style-name="P91"><text:span text:style-name="Emphasis"><text:span text:style-name="T125">4</text:span></text:span><text:span text:style-name="Emphasis"><text:span text:style-name="T123">.1. Validity based on flags</text:span></text:span></text:p>
      <text:p text:style-name="P97"><text:span text:style-name="T23">Note:</text:span><text:span text:style-name="T155"> here </text:span>“flag-valid” refers to th<text:span text:style-name="T151">ose</text:span> records that have not been flagged as bad by the average status flag<text:span text:style-name="T158">s</text:span>.</text:p>
      <text:p text:style-name="P7">Number of <text:span text:style-name="T144">flag-valid </text:span>1-Hz <text:span text:style-name="T104">SWH ocean </text:span>records<text:span text:style-name="T104"> (surface_type = 0)</text:span>: <text:span text:style-name="T2"><text:conditional-text text:condition="ooow:true" text:string-value-if-true="swh_nrecord" text:string-value-if-false="">swh_nrecord</text:conditional-text></text:span></text:p>
      <text:p text:style-name="P54">Percentage of <text:span text:style-name="T144">flag-valid 1-Hz SWH ocean records</text:span> <text:span text:style-name="T100">over total number of ocean records:</text:span> <text:span text:style-name="T2"><text:conditional-text text:condition="ooow:true" text:string-value-if-true="swh_precord" text:string-value-if-false="">swh_precord</text:conditional-text></text:span><text:span text:style-name="T2">%</text:span></text:p>
      <text:p text:style-name="P54">Percentage of <text:span text:style-name="T144">flag-valid 1-Hz SWH ocean records over </text:span>theoretical maximum <text:span text:style-name="T104">of ocean records</text:span>: <text:span text:style-name="T2"><text:conditional-text text:condition="ooow:true" text:string-value-if-true="swh_ptheor" text:string-value-if-false="">swh_ptheor</text:conditional-text></text:span><text:span text:style-name="T2">%</text:span></text:p>
      <text:p text:style-name="Standard"/>
      <text:p text:style-name="P21">Fig <office:annotation office:name="__Fieldmark__6288_123346739"><dc:creator>Unknown Author</dc:creator><dc:date>2014-07-31T14:26:54</dc:date><text:list text:style-name=""><text:list-item><text:p>do text</text:p></text:list-item></text:list><text:p>from <text:s text:c="28"/>document(at='%s/FDM_Fig_14.jpg' %(image_dir),anchor='paragraph',size=(13.8,8.7),sizeUnit='cm')</text:p></office:annotation><text:span text:style-name="T108">14</text:span><office:annotation-end office:name="__Fieldmark__6288_123346739"/>:</text:p>
      <text:p text:style-name="P30"><text:span text:style-name="Emphasis"><text:span text:style-name="T74">Figure </text:span></text:span><text:span text:style-name="Emphasis"><text:span text:style-name="T75">1</text:span></text:span><text:span text:style-name="Emphasis"><text:span text:style-name="T78">4</text:span></text:span><text:span text:style-name="Emphasis"><text:span text:style-name="T41">. Geographical distribution of </text:span></text:span><text:span text:style-name="Emphasis"><text:span text:style-name="T49">flag-</text:span></text:span><text:span text:style-name="Emphasis"><text:span text:style-name="T41">valid S</text:span></text:span><text:span text:style-name="Emphasis"><text:span text:style-name="T42">W</text:span></text:span><text:span text:style-name="Emphasis"><text:span text:style-name="T41">H data over ocean for </text:span></text:span><text:span text:style-name="Emphasis"><text:span text:style-name="T41"><text:conditional-text text:condition="ooow:true" text:string-value-if-true="Report_Date" text:string-value-if-false="">Report_Date</text:conditional-text></text:span></text:span><text:span text:style-name="Emphasis"><text:span text:style-name="T41">. V</text:span></text:span><text:span text:style-name="Emphasis"><text:span text:style-name="T95">alid </text:span></text:span><text:span text:style-name="Emphasis"><text:span text:style-name="T96">refers to</text:span></text:span><text:span text:style-name="Emphasis"><text:span text:style-name="T95"> those records that have not been flagged as bad by either the measurement confidence or the status flags included in the data files.</text:span></text:span></text:p>
      <text:p text:style-name="P21"/>
      <text:p text:style-name="P21"/>
      <text:p text:style-name="P21"/>
      <text:p text:style-name="P21"><text:soft-page-break/><office:annotation office:name="__Fieldmark__6289_123346739"><dc:creator>Unknown Author</dc:creator><dc:date>2014-07-31T14:27:22</dc:date><text:list text:continue-numbering="true" text:style-name=""><text:list-item><text:p>do text</text:p></text:list-item></text:list><text:p>from <text:s text:c="28"/>document(at='%s/FDM_Fig_15.jpg' %(image_dir),anchor='paragraph',size=(10,6),sizeUnit='cm')</text:p></office:annotation><text:span text:style-name="Emphasis"><text:span text:style-name="T97">Fig. 15</text:span></text:span><office:annotation-end office:name="__Fieldmark__6289_123346739"/></text:p>
      <text:p text:style-name="P34"><text:span text:style-name="T2">Figure 1</text:span><text:span text:style-name="T15">5</text:span>. Percentage of <text:span text:style-name="T144">flag-</text:span>valid 1-Hz S<text:span text:style-name="T118">WH</text:span> ocean records over <text:span text:style-name="T116">the </text:span>total number of <text:span text:style-name="T114">ocean </text:span>records <text:span text:style-name="T116">(surface_type = 0)</text:span> and <text:span text:style-name="T116">the </text:span>theoretical maximum <text:span text:style-name="T116">number</text:span> of ocean records for each day in last 30-day window.</text:p>
      <text:p text:style-name="P21"/>
      <text:p text:style-name="P48"><office:annotation office:name="__Fieldmark__3389_2070406521"><dc:creator>Unknown Author</dc:creator><dc:date>2014-08-21T14:00:36</dc:date><text:list text:continue-numbering="true" text:style-name=""><text:list-item><text:p>do text</text:p></text:list-item></text:list><text:p>from <text:s text:c="28"/>document(at='%s/FDM_Fig_16.jpg' %(image_dir),anchor='paragraph',size=(7.4,6.3),sizeUnit='cm')</text:p></office:annotation>Fig. 1<text:span text:style-name="T144">6</text:span><office:annotation-end office:name="__Fieldmark__3389_2070406521"/></text:p>
      <text:p text:style-name="P47"><text:span text:style-name="Emphasis"><text:span text:style-name="T73">Figure </text:span></text:span><text:span text:style-name="Emphasis"><text:span text:style-name="T76">1</text:span></text:span><text:span text:style-name="Emphasis"><text:span text:style-name="T78">6</text:span></text:span><text:span text:style-name="Emphasis"><text:span text:style-name="T45">. Histogram of </text:span></text:span><text:span text:style-name="Emphasis"><text:span text:style-name="T49">flag-valid </text:span></text:span><text:span text:style-name="Emphasis"><text:span text:style-name="T45">S</text:span></text:span><text:span text:style-name="Emphasis"><text:span text:style-name="T46">WH</text:span></text:span><text:span text:style-name="Emphasis"><text:span text:style-name="T45"> for </text:span></text:span><text:span text:style-name="Emphasis"><text:span text:style-name="T45"><text:conditional-text text:condition="ooow:true" text:string-value-if-true="Report_Date" text:string-value-if-false="">Report_Date</text:conditional-text></text:span></text:span><text:span text:style-name="Emphasis"><text:span text:style-name="T45">.</text:span></text:span></text:p>
      <text:p text:style-name="P21"/>
      <text:p text:style-name="P21"/>
      <text:p text:style-name="P21"/>
      <text:p text:style-name="P19"><office:annotation office:name="__Fieldmark__6290_123346739"><dc:creator>Unknown Author</dc:creator><dc:date>2014-07-31T14:27:43</dc:date><text:list text:continue-numbering="true" text:style-name=""><text:list-item><text:p>do text</text:p></text:list-item></text:list><text:p>from <text:s text:c="28"/>document(at='%s/FDM_Fig_17.jpg' %(image_dir),anchor='paragraph',size=(10.3,6.7),sizeUnit='cm')</text:p></office:annotation>Fig. <text:span text:style-name="T97">17</text:span><office:annotation-end office:name="__Fieldmark__6290_123346739"/></text:p>
      <text:p text:style-name="P74"><text:span text:style-name="T9">Figure 1</text:span><text:span text:style-name="T15">7</text:span><text:span text:style-name="T105">. </text:span><text:span text:style-name="Default_20_Paragraph_20_Font"><text:span text:style-name="T102">Box-and-whiskers plot for the flag-valid SWH showing for each day in last 30-day window the first and third quartiles (bottom and top of the box), the median (thick black), the 5% and 95% percentiles (lower and upper whiskers), and the mean (blue). The yellow shading highlights the day analyzed in this report.</text:span></text:span></text:p>
      <text:p text:style-name="P54"/>
      <text:p text:style-name="P54"/>
      <text:p text:style-name="P92"><text:span text:style-name="Emphasis"><text:span text:style-name="T126">4</text:span></text:span><text:span text:style-name="Emphasis"><text:span text:style-name="T123">.</text:span></text:span><text:span text:style-name="Emphasis"><text:span text:style-name="T124">2</text:span></text:span><text:span text:style-name="Emphasis"><text:span text:style-name="T123">. </text:span></text:span><text:span text:style-name="Emphasis"><text:span text:style-name="T124">Analysis of measurement noise</text:span></text:span></text:p>
      <text:p text:style-name="P54"><text:span text:style-name="Emphasis"><text:span text:style-name="T35">20-Hz measurement noise (</text:span></text:span><text:span text:style-name="Emphasis"><text:span text:style-name="T60">average std of</text:span></text:span><text:span text:style-name="Emphasis"><text:span text:style-name="T35"> 20-Hz </text:span></text:span><text:span text:style-name="Emphasis"><text:span text:style-name="T70">sample</text:span></text:span><text:span text:style-name="Emphasis"><text:span text:style-name="T35"> </text:span></text:span><text:span text:style-name="Emphasis"><text:span text:style-name="T60">blocks</text:span></text:span><text:span text:style-name="Emphasis"><text:span text:style-name="T35">) </text:span></text:span><text:span text:style-name="Emphasis"><text:span text:style-name="T40">for the </text:span></text:span><text:span text:style-name="Emphasis"><text:span text:style-name="T65">flag-valid</text:span></text:span><text:span text:style-name="Emphasis"><text:span text:style-name="T40"> S</text:span></text:span><text:span text:style-name="Emphasis"><text:span text:style-name="T61">W</text:span></text:span><text:span text:style-name="Emphasis"><text:span text:style-name="T40">H</text:span></text:span><text:span text:style-name="Emphasis"><text:span text:style-name="T35">: </text:span></text:span><text:span text:style-name="Emphasis"><text:span text:style-name="T88"><text:conditional-text text:condition="ooow:true" text:string-value-if-true="swh_noise" text:string-value-if-false="">swh_noise</text:conditional-text></text:span></text:span><text:span text:style-name="Emphasis"><text:span text:style-name="T87"> cm</text:span></text:span><text:span text:style-name="Emphasis"><text:span text:style-name="T35"> </text:span></text:span></text:p>
      <text:p text:style-name="P54"><text:span text:style-name="Emphasis"><text:span text:style-name="T35">Equivalent 1-Hz measurement noise </text:span></text:span><text:span text:style-name="Emphasis"><text:span text:style-name="T40">for the </text:span></text:span><text:span text:style-name="Emphasis"><text:span text:style-name="T65">flag-valid</text:span></text:span><text:span text:style-name="Emphasis"><text:span text:style-name="T40"> S</text:span></text:span><text:span text:style-name="Emphasis"><text:span text:style-name="T61">W</text:span></text:span><text:span text:style-name="Emphasis"><text:span text:style-name="T40">H</text:span></text:span><text:span text:style-name="Emphasis"><text:span text:style-name="T35">: </text:span></text:span><text:span text:style-name="Emphasis"><text:span text:style-name="T87"><text:conditional-text text:condition="ooow:true" text:string-value-if-true="swh_noise1Hz" text:string-value-if-false="">swh_noise1Hz</text:conditional-text></text:span></text:span><text:span text:style-name="Emphasis"><text:span text:style-name="T88"> </text:span></text:span><text:span text:style-name="Emphasis"><text:span text:style-name="T87">cm</text:span></text:span></text:p>
      <text:p text:style-name="P54"/>
      <text:p text:style-name="P21"><office:annotation office:name="__Fieldmark__7356_123346739"><dc:creator>Unknown Author</dc:creator><dc:date>2014-07-31T14:28:50</dc:date><text:list text:continue-numbering="true" text:style-name=""><text:list-item><text:p>do text</text:p></text:list-item></text:list><text:p>from <text:s text:c="28"/>document(at='%s/FDM_Fig_18.jpg' %(image_dir),anchor='paragraph',size=(13.7,8.7),sizeUnit='cm')</text:p></office:annotation><text:span text:style-name="Emphasis"><text:span text:style-name="T37">Fig. </text:span></text:span><text:span text:style-name="Emphasis"><text:span text:style-name="T38">1</text:span></text:span><text:span text:style-name="Emphasis"><text:span text:style-name="T64">8</text:span></text:span><office:annotation-end office:name="__Fieldmark__7356_123346739"/></text:p>
      <text:p text:style-name="P31"><text:span text:style-name="T13">Figure1</text:span><text:span text:style-name="T16">8</text:span><text:span text:style-name="T106">. Geographical distribution of the flag-valid 20-Hz SWH measurement noise for </text:span><text:span text:style-name="T106"><text:conditional-text text:condition="ooow:true" text:string-value-if-true="Report_Date" text:string-value-if-false="">Report_Date</text:conditional-text></text:span><text:span text:style-name="T106">.</text:span></text:p>
      <text:p text:style-name="P21"/>
      <text:p text:style-name="P21"/>
      <text:p text:style-name="P21"/>
      <text:p text:style-name="P21"/>
      <text:p text:style-name="P21"><office:annotation office:name="__Fieldmark__7357_123346739"><dc:creator>Unknown Author</dc:creator><dc:date>2014-07-31T14:28:58</dc:date><text:list text:continue-numbering="true" text:style-name=""><text:list-item><text:p>do text</text:p></text:list-item></text:list><text:p>from <text:s text:c="28"/>document(at='%s/FDM_Fig_19.jpg' %(image_dir),anchor='paragraph',size=(10.2,6.1),sizeUnit='cm')</text:p></office:annotation><text:span text:style-name="Emphasis"><text:span text:style-name="T37">Fig. </text:span></text:span><text:span text:style-name="Emphasis"><text:span text:style-name="T38">1</text:span></text:span><text:span text:style-name="Emphasis"><text:span text:style-name="T64">9</text:span></text:span><office:annotation-end office:name="__Fieldmark__7357_123346739"/></text:p>
      <text:p text:style-name="P42"><text:span text:style-name="T2">Figure </text:span><text:span text:style-name="T12">1</text:span><text:span text:style-name="T16">9</text:span>. Average <text:span text:style-name="T145">flag-valid </text:span>SWH noise for each day in last 30-day window.</text:p>
      <text:p text:style-name="P42"/>
      <text:p text:style-name="P42"/>
      <text:p text:style-name="P89"><text:span text:style-name="Emphasis"><text:span text:style-name="T127">4</text:span></text:span><text:span text:style-name="Emphasis"><text:span text:style-name="T123">.</text:span></text:span><text:span text:style-name="Emphasis"><text:span text:style-name="T124">3</text:span></text:span><text:span text:style-name="Emphasis"><text:span text:style-name="T123">. </text:span></text:span><text:span text:style-name="Emphasis"><text:span text:style-name="T124">Validity based on </text:span></text:span><text:span text:style-name="Emphasis"><text:span text:style-name="T130">measurement noise</text:span></text:span></text:p>
      <text:p text:style-name="P97"><text:span text:style-name="T23">Note:</text:span><text:span text:style-name="T155"> here </text:span>“<text:span text:style-name="T153">precise</text:span>” refers to th<text:span text:style-name="T151">ose</text:span> records that have <text:span text:style-name="T153">noise &lt; 1 m (as derived from </text:span><text:span text:style-name="Emphasis"><text:span text:style-name="T60">std of</text:span></text:span><text:span text:style-name="Emphasis"><text:span text:style-name="T69"> 20-Hz </text:span></text:span><text:span text:style-name="Emphasis"><text:span text:style-name="T68">sample</text:span></text:span><text:span text:style-name="Emphasis"><text:span text:style-name="T69"> </text:span></text:span><text:span text:style-name="Emphasis"><text:span text:style-name="T60">blocks</text:span></text:span><text:span text:style-name="Emphasis"><text:span text:style-name="T69">) and have</text:span></text:span> not been flagged as bad by the average status flag<text:span text:style-name="T158">s</text:span>.</text:p>
      <text:p text:style-name="P10">Number of <text:span text:style-name="T122">precise </text:span>1-Hz <text:span text:style-name="T104">SWH ocean </text:span>records<text:span text:style-name="T104"> (surface_type = 0)</text:span>: <text:span text:style-name="T2"><text:conditional-text text:condition="ooow:True" text:string-value-if-true="swh_nrecordNOC" text:string-value-if-false="">swh_nrecordNOC</text:conditional-text></text:span> </text:p>
      <text:p text:style-name="P71"><text:soft-page-break/>Percentage of <text:span text:style-name="T122">precise 1-Hz SWH ocean records</text:span> <text:span text:style-name="T100">over total number of ocean records:</text:span> <text:span text:style-name="T2"><text:conditional-text text:condition="ooow:True" text:string-value-if-true="swh_precordNOC" text:string-value-if-false="">swh_precordNOC</text:conditional-text></text:span><text:span text:style-name="T2">%</text:span></text:p>
      <text:p text:style-name="P61"><text:span text:style-name="Emphasis"><text:span text:style-name="T132">Percentage of </text:span></text:span><text:span text:style-name="Emphasis"><text:span text:style-name="T133">precise 1-Hz S</text:span></text:span><text:span text:style-name="Emphasis"><text:span text:style-name="T135">W</text:span></text:span><text:span text:style-name="Emphasis"><text:span text:style-name="T133">H ocean records over </text:span></text:span><text:span text:style-name="Emphasis"><text:span text:style-name="T132">theoretical maximum </text:span></text:span><text:span text:style-name="Emphasis"><text:span text:style-name="T134">of ocean records</text:span></text:span><text:span text:style-name="Emphasis"><text:span text:style-name="T132">: </text:span></text:span><text:span text:style-name="Emphasis"><text:span text:style-name="T141"><text:conditional-text text:condition="ooow:True" text:string-value-if-true="swh_ptheorNOC" text:string-value-if-false="">swh_ptheorNOC</text:conditional-text></text:span></text:span><text:span text:style-name="Emphasis"><text:span text:style-name="T138">%</text:span></text:span></text:p>
      <text:p text:style-name="P65"/>
      <text:p text:style-name="P65"/>
      <text:p text:style-name="P65"/>
      <text:p text:style-name="P65"/>
      <text:p text:style-name="P65"><text:span text:style-name="T145">Fig. 20</text:span><text:span text:style-name="T145"><office:annotation office:name="__Fieldmark__8072_1796053966"><dc:creator>Unknown Author</dc:creator><dc:date>2014-09-09T18:59:23</dc:date><text:list text:continue-numbering="true" text:style-name=""><text:list-item><text:p text:style-name="P111"><text:span text:style-name="T170">do text</text:span></text:p></text:list-item><text:list-item><text:p text:style-name="P111"><text:span text:style-name="T170">from <text:s text:c="28"/>document(at='%s/FDM_Fig_20.jpg' %(image_dir),anchor='paragraph',size=(13.8,8.7),sizeUnit='cm')</text:span></text:p></text:list-item></text:list></office:annotation></text:span></text:p>
      <text:p text:style-name="P61"><text:span text:style-name="Emphasis"><text:span text:style-name="T137">Figure </text:span></text:span><text:span text:style-name="Emphasis"><text:span text:style-name="T139">20</text:span></text:span><text:span text:style-name="Emphasis"><text:span text:style-name="T134">. Geographical distribution of precise S</text:span></text:span><text:span text:style-name="Emphasis"><text:span text:style-name="T135">W</text:span></text:span><text:span text:style-name="Emphasis"><text:span text:style-name="T134">H data over ocean for </text:span></text:span><text:span text:style-name="Emphasis"><text:span text:style-name="T134"><text:conditional-text text:condition="ooow:true" text:string-value-if-true="Report_Date" text:string-value-if-false="">Report_Date</text:conditional-text></text:span></text:span><text:span text:style-name="Emphasis"><text:span text:style-name="T134">.</text:span></text:span><text:span text:style-name="Emphasis"><text:span text:style-name="T132"> </text:span></text:span></text:p>
      <text:p text:style-name="P39"/>
      <text:p text:style-name="P39"/>
      <text:p text:style-name="P69"><text:span text:style-name="T146">Fig. 2</text:span><text:span text:style-name="T165">1</text:span><text:span text:style-name="T146"><office:annotation office:name="__Fieldmark__8307_1796053966"><dc:creator>Unknown Author</dc:creator><dc:date>2014-09-09T19:01:27</dc:date><text:list text:continue-numbering="true" text:style-name=""><text:list-item><text:p text:style-name="P111"><text:span text:style-name="T170">do text</text:span></text:p></text:list-item><text:list-item><text:p text:style-name="P111"><text:span text:style-name="T170">from <text:s text:c="28"/>document(at='%s/FDM_Fig_21.jpg' %(image_dir),anchor='paragraph',size=(7.4,6.3),sizeUnit='cm')</text:span></text:p></text:list-item></text:list></office:annotation></text:span></text:p>
      <text:p text:style-name="P39"><text:span text:style-name="Emphasis"><text:span text:style-name="T73">Figure </text:span></text:span><text:span text:style-name="Emphasis"><text:span text:style-name="T79">2</text:span></text:span><text:span text:style-name="Emphasis"><text:span text:style-name="T84">1</text:span></text:span><text:span text:style-name="Emphasis"><text:span text:style-name="T45">. Histogram of </text:span></text:span><text:span text:style-name="Emphasis"><text:span text:style-name="T48">precise</text:span></text:span><text:span text:style-name="Emphasis"><text:span text:style-name="T45"> S</text:span></text:span><text:span text:style-name="Emphasis"><text:span text:style-name="T50">W</text:span></text:span><text:span text:style-name="Emphasis"><text:span text:style-name="T45">H anomaly for </text:span></text:span><text:span text:style-name="Emphasis"><text:span text:style-name="T45"><text:conditional-text text:condition="ooow:true" text:string-value-if-true="Report_Date" text:string-value-if-false="">Report_Date</text:conditional-text></text:span></text:span><text:span text:style-name="Emphasis"><text:span text:style-name="T45">.</text:span></text:span></text:p>
      <text:list xml:id="list1222145964" text:continue-list="list1279484927" text:style-name="Outline">
        <text:list-item>
          <text:p text:style-name="Heading_20_1"><text:span text:style-name="Emphasis"><text:span text:style-name="T56">Sigma0</text:span></text:span><text:span text:style-name="Emphasis"><text:span text:style-name="T35"> coverage and validity</text:span></text:span></text:p>
        </text:list-item>
      </text:list>
      <text:p text:style-name="P93"><text:span text:style-name="Emphasis"><text:span text:style-name="T128">5</text:span></text:span><text:span text:style-name="Emphasis"><text:span text:style-name="T123">.1. Validity based on flags</text:span></text:span></text:p>
      <text:p text:style-name="P97"><text:span text:style-name="T24">Note:</text:span><text:span text:style-name="T156"> here </text:span>“flag-valid” refers to th<text:span text:style-name="T151">ose</text:span> records that have not been flagged as bad by the average status flag<text:span text:style-name="T158">s</text:span>.</text:p>
      <text:p text:style-name="P8">Number of <text:span text:style-name="T147">flag-valid (based on the measurement confidence and status fags) </text:span>1-Hz <text:span text:style-name="T119">sigma0 ocean </text:span>records<text:span text:style-name="T104"> (surface_type = 0)</text:span>: <text:span text:style-name="T2"><text:conditional-text text:condition="ooow:true" text:string-value-if-true="s0_nrecord" text:string-value-if-false="">s0_nrecord</text:conditional-text></text:span></text:p>
      <text:p text:style-name="P55">Percentage of <text:span text:style-name="T147">flag-valid 1-Hz sigma0 ocean records</text:span> <text:span text:style-name="T100">over total number of ocean records:</text:span> <text:span text:style-name="T2"><text:conditional-text text:condition="ooow:true" text:string-value-if-true="s0_precord" text:string-value-if-false="">s0_precord</text:conditional-text></text:span><text:span text:style-name="T2">%</text:span></text:p>
      <text:p text:style-name="P55">Percentage of <text:span text:style-name="T147">flag-valid 1-Hz sigma0 ocean records over </text:span>theoretical maximum <text:span text:style-name="T104">of ocean records</text:span>: <text:span text:style-name="T2"><text:conditional-text text:condition="ooow:true" text:string-value-if-true="s0_ptheor" text:string-value-if-false="">s0_ptheor</text:conditional-text></text:span><text:span text:style-name="T2">%</text:span></text:p>
      <text:p text:style-name="Standard"/>
      <text:p text:style-name="Standard"/>
      <text:p text:style-name="Standard"/>
      <text:p text:style-name="Standard"/>
      <text:p text:style-name="Standard"/>
      <text:p text:style-name="P21">Fig <text:span text:style-name="T147">2</text:span><text:span text:style-name="T165">2</text:span><office:annotation office:name="__Fieldmark__7358_123346739"><dc:creator>Unknown Author</dc:creator><dc:date>2014-07-31T14:29:10</dc:date><text:list text:style-name=""><text:list-item><text:p text:style-name="P111"><text:span text:style-name="T169">do text</text:span></text:p></text:list-item><text:list-item><text:p text:style-name="P111"><text:span text:style-name="T169">from <text:s text:c="28"/>document(at='%s/FDM_Fig_22.jpg' %(image_dir),anchor='paragraph',</text:span><text:span text:style-name="T170">size=(13.8,8.7),sizeUnit='cm'</text:span><text:span text:style-name="T169">)</text:span></text:p></text:list-item></text:list></office:annotation></text:p>
      <text:p text:style-name="P32"><text:span text:style-name="Emphasis"><text:span text:style-name="T74">Figure </text:span></text:span><text:span text:style-name="Emphasis"><text:span text:style-name="T80">2</text:span></text:span><text:span text:style-name="Emphasis"><text:span text:style-name="T84">2</text:span></text:span><text:span text:style-name="Emphasis"><text:span text:style-name="T41">. Geographical distribution of </text:span></text:span><text:span text:style-name="Emphasis"><text:span text:style-name="T51">flag-</text:span></text:span><text:span text:style-name="Emphasis"><text:span text:style-name="T41">valid </text:span></text:span><text:span text:style-name="Emphasis"><text:span text:style-name="T43">sigma0</text:span></text:span><text:span text:style-name="Emphasis"><text:span text:style-name="T41"> data over ocean for </text:span></text:span><text:span text:style-name="Emphasis"><text:span text:style-name="T41"><text:conditional-text text:condition="ooow:true" text:string-value-if-true="Report_Date" text:string-value-if-false="">Report_Date</text:conditional-text></text:span></text:span><text:span text:style-name="Emphasis"><text:span text:style-name="T41">. V</text:span></text:span><text:span text:style-name="Emphasis"><text:span text:style-name="T95">alid </text:span></text:span><text:span text:style-name="Emphasis"><text:span text:style-name="T96">refers to</text:span></text:span><text:span text:style-name="Emphasis"><text:span text:style-name="T95"> those records that have not been flagged as bad by either the measurement confidence or the status flags included in the data files.</text:span></text:span></text:p>
      <text:p text:style-name="P21"/>
      <text:p text:style-name="P21"/>
      <text:p text:style-name="P21"/>
      <text:p text:style-name="P21"><text:soft-page-break/></text:p>
      <text:p text:style-name="P21"/>
      <text:p text:style-name="P21"><text:span text:style-name="Emphasis"><text:span text:style-name="T90">Fig. 2</text:span></text:span><text:span text:style-name="Emphasis"><text:span text:style-name="T165">3</text:span></text:span><office:annotation office:name="__Fieldmark__7359_123346739"><dc:creator>Unknown Author</dc:creator><dc:date>2014-07-31T14:29:24</dc:date><text:list text:continue-numbering="true" text:style-name=""><text:list-item><text:p text:style-name="P111"><text:span text:style-name="T169">do text</text:span></text:p></text:list-item><text:list-item><text:p text:style-name="P111"><text:span text:style-name="T169">from <text:s text:c="28"/>document(at='%s/FDM_Fig_23.jpg' %(image_dir),anchor='paragraph',</text:span><text:span text:style-name="T170">size=(10,6),sizeUnit='cm'</text:span><text:span text:style-name="T169">)</text:span></text:p></text:list-item></text:list></office:annotation></text:p>
      <text:p text:style-name="P35"><text:span text:style-name="T2">Figure </text:span><text:span text:style-name="T18">2</text:span><text:span text:style-name="T31">3</text:span>. Percentage of <text:span text:style-name="T147">flag-</text:span>valid 1-Hz <text:span text:style-name="T120">sigma0</text:span> ocean records over <text:span text:style-name="T116">the </text:span>total number of <text:span text:style-name="T114">ocean </text:span>records <text:span text:style-name="T116">(surface_type = 0)</text:span> and <text:span text:style-name="T116">the </text:span>theoretical maximum <text:span text:style-name="T116">number</text:span> of ocean records for each day in last 30-day window.</text:p>
      <text:p text:style-name="P21"/>
      <text:p text:style-name="P21"/>
      <text:p text:style-name="P21"/>
      <text:p text:style-name="P21"/>
      <text:p text:style-name="P49"><office:annotation office:name="__Fieldmark__3595_2070406521"><dc:creator>Unknown Author</dc:creator><dc:date>2014-08-21T14:04:05</dc:date><text:list text:continue-numbering="true" text:style-name=""><text:list-item><text:p text:style-name="P113"><text:span text:style-name="T173">do text</text:span></text:p></text:list-item><text:list-item><text:p text:style-name="P113"><text:span text:style-name="T173">from <text:s text:c="28"/>document(at='%s/FDM_Fig_24.jpg' %(image_dir),anchor='paragraph',size=(7.4,6.3),sizeUnit='cm')</text:span></text:p></text:list-item></text:list></office:annotation>Fig. <text:span text:style-name="T147">2</text:span><text:span text:style-name="T165">4</text:span><office:annotation-end office:name="__Fieldmark__3595_2070406521"/></text:p>
      <text:p text:style-name="P49"><text:span text:style-name="Emphasis"><text:span text:style-name="T73">Figure </text:span></text:span><text:span text:style-name="Emphasis"><text:span text:style-name="T80">2</text:span></text:span><text:span text:style-name="Emphasis"><text:span text:style-name="T84">4</text:span></text:span><text:span text:style-name="Emphasis"><text:span text:style-name="T45">. Histogram of </text:span></text:span><text:span text:style-name="Emphasis"><text:span text:style-name="T51">flag-valid </text:span></text:span><text:span text:style-name="Emphasis"><text:span text:style-name="T47">sigma0</text:span></text:span><text:span text:style-name="Emphasis"><text:span text:style-name="T45"> for </text:span></text:span><text:span text:style-name="Emphasis"><text:span text:style-name="T45"><text:conditional-text text:condition="ooow:true" text:string-value-if-true="Report_Date" text:string-value-if-false="">Report_Date</text:conditional-text></text:span></text:span><text:span text:style-name="Emphasis"><text:span text:style-name="T45">.</text:span></text:span></text:p>
      <text:p text:style-name="P21"/>
      <text:p text:style-name="P21"/>
      <text:p text:style-name="P21"/>
      <text:p text:style-name="P19">Fig. <text:span text:style-name="T111">2</text:span><text:span text:style-name="T165">5</text:span><office:annotation office:name="__Fieldmark__7360_123346739"><dc:creator>Unknown Author</dc:creator><dc:date>2014-07-31T14:29:39</dc:date><text:list text:continue-numbering="true" text:style-name=""><text:list-item><text:p text:style-name="P111"><text:span text:style-name="T169">do text</text:span></text:p></text:list-item><text:list-item><text:p text:style-name="P111"><text:span text:style-name="T169">from <text:s text:c="28"/>document(at='%s/FDM_Fig_25.jpg' %(image_dir),anchor='paragraph',</text:span><text:span text:style-name="T170">size=(10.3,6.7),sizeUnit='cm'</text:span><text:span text:style-name="T169">)</text:span></text:p></text:list-item></text:list></office:annotation></text:p>
      <text:p text:style-name="P74"><text:span text:style-name="T9">Figure 2</text:span><text:span text:style-name="T31">5</text:span><text:span text:style-name="T105">. </text:span><text:span text:style-name="Default_20_Paragraph_20_Font"><text:span text:style-name="T102">Box-and-whiskers plot for flag-valid sigma0 showing for each day in last 30-day window the first and third quartiles (bottom and top of the box), the median (thick black), the 5% and 95% percentiles (lower and upper whiskers), and the mean (blue). The yellow shading highlights the day analyzed in this report.</text:span></text:span></text:p>
      <text:p text:style-name="P21"/>
      <text:p text:style-name="P21"/>
      <text:p text:style-name="P93"><text:span text:style-name="Emphasis"><text:span text:style-name="T128">5</text:span></text:span><text:span text:style-name="Emphasis"><text:span text:style-name="T123">.</text:span></text:span><text:span text:style-name="Emphasis"><text:span text:style-name="T124">2</text:span></text:span><text:span text:style-name="Emphasis"><text:span text:style-name="T123">. </text:span></text:span><text:span text:style-name="Emphasis"><text:span text:style-name="T124">Analysis of measurement noise</text:span></text:span></text:p>
      <text:p text:style-name="P56"><text:span text:style-name="Emphasis"><text:span text:style-name="T35">20-Hz measurement noise (</text:span></text:span><text:span text:style-name="Emphasis"><text:span text:style-name="T60">average std of</text:span></text:span><text:span text:style-name="Emphasis"><text:span text:style-name="T35"> 20-Hz </text:span></text:span><text:span text:style-name="Emphasis"><text:span text:style-name="T70">sample</text:span></text:span><text:span text:style-name="Emphasis"><text:span text:style-name="T35"> </text:span></text:span><text:span text:style-name="Emphasis"><text:span text:style-name="T60">blocks</text:span></text:span><text:span text:style-name="Emphasis"><text:span text:style-name="T35">) </text:span></text:span><text:span text:style-name="Emphasis"><text:span text:style-name="T40">for </text:span></text:span><text:span text:style-name="Emphasis"><text:span text:style-name="T67">flag-valid</text:span></text:span><text:span text:style-name="Emphasis"><text:span text:style-name="T40"> </text:span></text:span><text:span text:style-name="Emphasis"><text:span text:style-name="T62">sigma0</text:span></text:span><text:span text:style-name="Emphasis"><text:span text:style-name="T35">: </text:span></text:span><text:span text:style-name="Emphasis"><text:span text:style-name="T88"><text:conditional-text text:condition="ooow:true" text:string-value-if-true="s0_noise" text:string-value-if-false="">s0_noise</text:conditional-text></text:span></text:span><text:span text:style-name="Emphasis"><text:span text:style-name="T87"> </text:span></text:span><text:span text:style-name="Emphasis"><text:span text:style-name="T89">dB</text:span></text:span><text:span text:style-name="Emphasis"><text:span text:style-name="T35"> </text:span></text:span></text:p>
      <text:p text:style-name="P32"><text:span text:style-name="Emphasis"><text:span text:style-name="T35">Equivalent 1-Hz measurement noise </text:span></text:span><text:span text:style-name="Emphasis"><text:span text:style-name="T40">for </text:span></text:span><text:span text:style-name="Emphasis"><text:span text:style-name="T67">flag-valid </text:span></text:span><text:span text:style-name="Emphasis"><text:span text:style-name="T57">sigma0</text:span></text:span><text:span text:style-name="Emphasis"><text:span text:style-name="T35">: <text:s/></text:span></text:span><text:span text:style-name="Emphasis"><text:span text:style-name="T87"><text:conditional-text text:condition="ooow:true" text:string-value-if-true="s0_noise1Hz" text:string-value-if-false="">s0_noise1Hz</text:conditional-text></text:span></text:span><text:span text:style-name="Emphasis"><text:span text:style-name="T88"> </text:span></text:span><text:span text:style-name="Emphasis"><text:span text:style-name="T89">dB</text:span></text:span></text:p>
      <text:p text:style-name="P56"><text:span text:style-name="Emphasis"><text:span text:style-name="T62"/></text:span></text:p>
      <text:p text:style-name="P21"/>
      <text:p text:style-name="P21"><office:annotation office:name="__Fieldmark__7361_123346739"><dc:creator>Unknown Author</dc:creator><dc:date>2014-07-31T14:29:58</dc:date><text:list text:continue-numbering="true" text:style-name=""><text:list-item><text:p text:style-name="P113"><text:span text:style-name="T173">do text</text:span></text:p></text:list-item><text:list-item><text:p text:style-name="P113"><text:span text:style-name="T173">from <text:s text:c="28"/>document(at='%s/FDM_Fig_26.jpg' %(image_dir),anchor='paragraph',size=(13.8,8.7),sizeUnit='cm')</text:span></text:p></text:list-item></text:list></office:annotation><text:span text:style-name="Emphasis"><text:span text:style-name="T37">Fig. </text:span></text:span><text:span text:style-name="Emphasis"><text:span text:style-name="T59">2</text:span></text:span><text:span text:style-name="Emphasis"><text:span text:style-name="T72">6</text:span></text:span><office:annotation-end office:name="__Fieldmark__7361_123346739"/></text:p>
      <text:p text:style-name="P44"><text:span text:style-name="T13">Figure 2</text:span><text:span text:style-name="T31">6</text:span><text:span text:style-name="T106">. Geographical distribution of flag-valid 20-Hz sigma0 measurement noise for </text:span><text:span text:style-name="T106"><text:conditional-text text:condition="ooow:true" text:string-value-if-true="Report_Date" text:string-value-if-false="">Report_Date</text:conditional-text></text:span><text:span text:style-name="T106">.</text:span></text:p>
      <text:p text:style-name="P21"/>
      <text:p text:style-name="P21"/>
      <text:p text:style-name="P21"/>
      <text:p text:style-name="P21"/>
      <text:p text:style-name="P21"/>
      <text:p text:style-name="P21"><office:annotation office:name="__Fieldmark__7362_123346739"><dc:creator>Unknown Author</dc:creator><dc:date>2014-07-31T14:30:08</dc:date><text:list text:continue-numbering="true" text:style-name=""><text:list-item><text:p text:style-name="P113"><text:span text:style-name="T173">do text</text:span></text:p></text:list-item><text:list-item><text:p text:style-name="P113"><text:span text:style-name="T173">from <text:s text:c="28"/>document(at='%s/FDM_Fig_27.jpg' %(image_dir),anchor='paragraph',size=(10.2,6.1),sizeUnit='cm')</text:span></text:p></text:list-item></text:list></office:annotation><text:span text:style-name="Emphasis"><text:span text:style-name="T37">Fig. </text:span></text:span><text:span text:style-name="Emphasis"><text:span text:style-name="T59">2</text:span></text:span><text:span text:style-name="Emphasis"><text:span text:style-name="T72">7</text:span></text:span><office:annotation-end office:name="__Fieldmark__7362_123346739"/></text:p>
      <text:p text:style-name="P43"><text:span text:style-name="T2">Figure 2</text:span><text:span text:style-name="T31">7</text:span>. Average <text:span text:style-name="T148">flag-valid sigma0</text:span> noise for each day in last 30-day window.</text:p>
      <text:p text:style-name="P43"/>
      <text:p text:style-name="P43"><text:soft-page-break/></text:p>
      <text:p text:style-name="P43"/>
      <text:p text:style-name="P90"><text:span text:style-name="Emphasis"><text:span text:style-name="T123">5.</text:span></text:span><text:span text:style-name="Emphasis"><text:span text:style-name="T124">3</text:span></text:span><text:span text:style-name="Emphasis"><text:span text:style-name="T123">. </text:span></text:span><text:span text:style-name="Emphasis"><text:span text:style-name="T124">Validity based on </text:span></text:span><text:span text:style-name="Emphasis"><text:span text:style-name="T130">measurement noise</text:span></text:span></text:p>
      <text:p text:style-name="P97"><text:span text:style-name="T25">Note:</text:span><text:span text:style-name="T157"> here </text:span>“<text:span text:style-name="T153">precise</text:span>” refers to th<text:span text:style-name="T151">ose</text:span> records that have <text:span text:style-name="T153">noise &lt; 0.23 dB (as derived from </text:span><text:span text:style-name="Emphasis"><text:span text:style-name="T60">std of</text:span></text:span><text:span text:style-name="Emphasis"><text:span text:style-name="T69"> 20-Hz </text:span></text:span><text:span text:style-name="Emphasis"><text:span text:style-name="T68">sample</text:span></text:span><text:span text:style-name="Emphasis"><text:span text:style-name="T69"> </text:span></text:span><text:span text:style-name="Emphasis"><text:span text:style-name="T60">blocks</text:span></text:span><text:span text:style-name="Emphasis"><text:span text:style-name="T69">) and have</text:span></text:span> not been flagged as bad by the average status flag<text:span text:style-name="T158">s</text:span>.</text:p>
      <text:p text:style-name="P11">Number of <text:span text:style-name="T122">precise </text:span>1-Hz <text:span text:style-name="T149">sigma0 ocean </text:span>records<text:span text:style-name="T104"> (surface_type = 0)</text:span>: <text:span text:style-name="T2"><text:conditional-text text:condition="ooow:True" text:string-value-if-true="s0_nrecordNOC" text:string-value-if-false="">s0_nrecordNOC</text:conditional-text></text:span></text:p>
      <text:p text:style-name="P72">Percentage of <text:span text:style-name="T122">precise 1-Hz sigma0 ocean records</text:span> <text:span text:style-name="T100">over total number of ocean records:</text:span> <text:span text:style-name="T2"><text:conditional-text text:condition="ooow:True" text:string-value-if-true="s0_precordNOC" text:string-value-if-false="">s0_precordNOC</text:conditional-text></text:span><text:span text:style-name="T2">%</text:span></text:p>
      <text:p text:style-name="P62"><text:span text:style-name="Emphasis"><text:span text:style-name="T132">Percentage of </text:span></text:span><text:span text:style-name="Emphasis"><text:span text:style-name="T133">precise 1-Hz </text:span></text:span><text:span text:style-name="Emphasis"><text:span text:style-name="T136">sigma0</text:span></text:span><text:span text:style-name="Emphasis"><text:span text:style-name="T133"> ocean records over </text:span></text:span><text:span text:style-name="Emphasis"><text:span text:style-name="T132">theoretical maximum </text:span></text:span><text:span text:style-name="Emphasis"><text:span text:style-name="T134">of ocean records</text:span></text:span><text:span text:style-name="Emphasis"><text:span text:style-name="T132">: </text:span></text:span><text:span text:style-name="Emphasis"><text:span text:style-name="T141"><text:conditional-text text:condition="ooow:True" text:string-value-if-true="s0_ptheorNOC" text:string-value-if-false="">s0_ptheorNOC</text:conditional-text></text:span></text:span><text:span text:style-name="Emphasis"><text:span text:style-name="T138">%</text:span></text:span></text:p>
      <text:p text:style-name="P66"/>
      <text:p text:style-name="P66"/>
      <text:p text:style-name="P66"/>
      <text:p text:style-name="P66"><office:annotation office:name="__Fieldmark__9025_1796053966"><dc:creator>Unknown Author</dc:creator><dc:date>2014-09-09T19:18:06</dc:date><text:list text:continue-numbering="true" text:style-name=""><text:list-item><text:p text:style-name="P113"><text:span text:style-name="T173">do text</text:span></text:p></text:list-item><text:list-item><text:p text:style-name="P113"><text:span text:style-name="T173">from <text:s text:c="28"/>document(at='%s/FDM_Fig_28.jpg' %(image_dir),anchor='paragraph',size=(13.8,8.7),sizeUnit='cm')</text:span></text:p></text:list-item></text:list></office:annotation><text:span text:style-name="T149">Fig. 2</text:span><text:span text:style-name="T166">8</text:span><office:annotation-end office:name="__Fieldmark__9025_1796053966"/></text:p>
      <text:p text:style-name="P62"><text:span text:style-name="Emphasis"><text:span text:style-name="T137">Figure </text:span></text:span><text:span text:style-name="Emphasis"><text:span text:style-name="T139">2</text:span></text:span><text:span text:style-name="Emphasis"><text:span text:style-name="T143">8</text:span></text:span><text:span text:style-name="Emphasis"><text:span text:style-name="T134">. Geographical distribution of precise </text:span></text:span><text:span text:style-name="Emphasis"><text:span text:style-name="T136">sigma0</text:span></text:span><text:span text:style-name="Emphasis"><text:span text:style-name="T134"> data over ocean for </text:span></text:span><text:span text:style-name="Emphasis"><text:span text:style-name="T134"><text:conditional-text text:condition="ooow:true" text:string-value-if-true="Report_Date" text:string-value-if-false="">Report_Date</text:conditional-text></text:span></text:span><text:span text:style-name="Emphasis"><text:span text:style-name="T134">.</text:span></text:span><text:span text:style-name="Emphasis"><text:span text:style-name="T132"> </text:span></text:span></text:p>
      <text:p text:style-name="P67"/>
      <text:p text:style-name="P40"/>
      <text:p text:style-name="P70"><office:annotation office:name="__Fieldmark__9027_1796053966"><dc:creator>Unknown Author</dc:creator><dc:date>2014-09-09T19:19:01</dc:date><text:list text:continue-numbering="true" text:style-name=""><text:list-item><text:p text:style-name="P113"><text:span text:style-name="T173">do text</text:span></text:p></text:list-item><text:list-item><text:p text:style-name="P113"><text:span text:style-name="T173">from <text:s text:c="28"/>document(at='%s/FDM_Fig_29.jpg' %(image_dir),anchor='paragraph',size=(7.4,6.3),sizeUnit='cm')</text:span></text:p></text:list-item></text:list></office:annotation><text:span text:style-name="T149">Fig. </text:span><text:span text:style-name="T166">29</text:span><office:annotation-end office:name="__Fieldmark__9027_1796053966"/></text:p>
      <text:p text:style-name="P40"><text:span text:style-name="Emphasis"><text:span text:style-name="T73">Figure </text:span></text:span><text:span text:style-name="Emphasis"><text:span text:style-name="T85">29</text:span></text:span><text:span text:style-name="Emphasis"><text:span text:style-name="T45">. Histogram of </text:span></text:span><text:span text:style-name="Emphasis"><text:span text:style-name="T48">precise</text:span></text:span><text:span text:style-name="Emphasis"><text:span text:style-name="T45"> </text:span></text:span><text:span text:style-name="Emphasis"><text:span text:style-name="T52">sigma0</text:span></text:span><text:span text:style-name="Emphasis"><text:span text:style-name="T45"> anomaly for </text:span></text:span><text:span text:style-name="Emphasis"><text:span text:style-name="T45"><text:conditional-text text:condition="ooow:true" text:string-value-if-true="Report_Date" text:string-value-if-false="">Report_Date</text:conditional-text></text:span></text:span><text:span text:style-name="Emphasis"><text:span text:style-name="T45">.</text:span></text:span></text:p>
      <text:p text:style-name="P40"><text:span text:style-name="Emphasis"><text:span text:style-name="T45"/></text:span></text:p>
      <text:list xml:id="list1236170674" text:continue-list="list1222145964" text:style-name="Outline">
        <text:list-item>
          <text:p text:style-name="P105"><text:span text:style-name="Emphasis"><text:span text:style-name="T39">Mispointing</text:span></text:span><text:span text:style-name="Emphasis"><text:span text:style-name="T35"> coverage and validity</text:span></text:span></text:p>
        </text:list-item>
      </text:list>
      <text:p text:style-name="P97"><text:span text:style-name="T25">Note:</text:span><text:span text:style-name="T157"> here </text:span>“flag-valid” refers to th<text:span text:style-name="T151">ose</text:span> records that have not been flagged as bad by the average status flag<text:span text:style-name="T158">s</text:span>.</text:p>
      <text:p text:style-name="P5">Number of <text:span text:style-name="T150">flag-valid </text:span>1-Hz <text:span text:style-name="T110">mispointing </text:span>records: <text:span text:style-name="T2"><text:conditional-text text:condition="ooow:true" text:string-value-if-true="misp_nrecord" text:string-value-if-false="">misp_nrecord</text:conditional-text></text:span></text:p>
      <text:p text:style-name="P57">Percentage of <text:span text:style-name="T150">flag-valid 1-Hz mispointing ocean records</text:span> <text:span text:style-name="T100">over total number of ocean records:</text:span> <text:span text:style-name="T2"><text:conditional-text text:condition="ooow:true" text:string-value-if-true="misp_precord" text:string-value-if-false="">misp_precord</text:conditional-text></text:span><text:span text:style-name="T2">%</text:span></text:p>
      <text:p text:style-name="P58">Percentage of <text:span text:style-name="T150">flag-valid 1-Hz mispointing ocean records over </text:span>theoretical maximum <text:span text:style-name="T104">of ocean records</text:span>: <text:span text:style-name="T2"><text:conditional-text text:condition="ooow:true" text:string-value-if-true="misp_ptheor" text:string-value-if-false="">misp_ptheor</text:conditional-text></text:span><text:span text:style-name="T2">%</text:span></text:p>
      <text:p text:style-name="P14"/>
      <text:p text:style-name="P14"/>
      <text:p text:style-name="P14"/>
      <text:p text:style-name="P14"/>
      <text:p text:style-name="P23"><office:annotation office:name="__Fieldmark__2985_2070406521"><dc:creator>Unknown Author</dc:creator><dc:date>2014-08-21T13:27:13</dc:date><text:list text:style-name=""><text:list-item><text:p text:style-name="P113"><text:span text:style-name="T173">do text</text:span></text:p></text:list-item><text:list-item><text:p text:style-name="P113"><text:span text:style-name="T173">from <text:s text:c="28"/>document(at='%s/FDM_Fig_30.jpg' %(image_dir),anchor='paragraph',size=(13.8,8.7),sizeUnit='cm')</text:span></text:p></text:list-item></text:list></office:annotation>Fig <text:span text:style-name="T150">3</text:span><text:span text:style-name="T167">0</text:span><office:annotation-end office:name="__Fieldmark__2985_2070406521"/></text:p>
      <text:p text:style-name="P45"><text:span text:style-name="Emphasis"><text:span text:style-name="T74">Figure </text:span></text:span><text:span text:style-name="Emphasis"><text:span text:style-name="T82">3</text:span></text:span><text:span text:style-name="Emphasis"><text:span text:style-name="T86">0</text:span></text:span><text:span text:style-name="Emphasis"><text:span text:style-name="T41">. Geographical distribution of </text:span></text:span><text:span text:style-name="Emphasis"><text:span text:style-name="T53">flag-</text:span></text:span><text:span text:style-name="Emphasis"><text:span text:style-name="T41">valid </text:span></text:span><text:span text:style-name="Emphasis"><text:span text:style-name="T44">mispointing</text:span></text:span><text:span text:style-name="Emphasis"><text:span text:style-name="T41"> data over ocean for </text:span></text:span><text:span text:style-name="Emphasis"><text:span text:style-name="T41"><text:conditional-text text:condition="ooow:true" text:string-value-if-true="Report_Date" text:string-value-if-false="">Report_Date</text:conditional-text></text:span></text:span><text:span text:style-name="Emphasis"><text:span text:style-name="T41">. V</text:span></text:span><text:span text:style-name="Emphasis"><text:span text:style-name="T95">alid </text:span></text:span><text:span text:style-name="Emphasis"><text:span text:style-name="T96">refers to</text:span></text:span><text:span text:style-name="Emphasis"><text:span text:style-name="T95"> those records that have not been flagged as bad by either the measurement confidence or the status flags included in the data files.</text:span></text:span></text:p>
      <text:p text:style-name="P23"><text:soft-page-break/></text:p>
      <text:p text:style-name="P23"/>
      <text:p text:style-name="P23"/>
      <text:p text:style-name="P23"/>
      <text:p text:style-name="P23"/>
      <text:p text:style-name="P23"><office:annotation office:name="__Fieldmark__2987_2070406521"><dc:creator>Unknown Author</dc:creator><dc:date>2014-08-21T13:27:57</dc:date><text:list text:continue-numbering="true" text:style-name=""><text:list-item><text:p text:style-name="P113"><text:span text:style-name="T173">do text</text:span></text:p></text:list-item><text:list-item><text:p text:style-name="P113"><text:span text:style-name="T173">from <text:s text:c="28"/>document(at='%s/FDM_Fig_31.jpg' %(image_dir),anchor='paragraph',size=(10,6),sizeUnit='cm')</text:span></text:p></text:list-item></text:list></office:annotation><text:span text:style-name="T101">Fig 3</text:span><text:span text:style-name="T167">1</text:span><office:annotation-end office:name="__Fieldmark__2987_2070406521"/></text:p>
      <text:p text:style-name="P36"><text:span text:style-name="T2">Figure </text:span><text:span text:style-name="T20">3</text:span><text:span text:style-name="T32">1</text:span>. Percentage of <text:span text:style-name="T150">flag-</text:span>valid 1-Hz <text:span text:style-name="T121">mispointing</text:span> ocean records over <text:span text:style-name="T116">the </text:span>total number of <text:span text:style-name="T114">ocean </text:span>records <text:span text:style-name="T116">(surface_type = 0)</text:span> and <text:span text:style-name="T116">the </text:span>theoretical maximum <text:span text:style-name="T116">number</text:span> of ocean records for each day in last 30-day window.</text:p>
      <text:p text:style-name="P23"/>
      <text:p text:style-name="P23"/>
      <text:p text:style-name="P23"/>
      <text:p text:style-name="P23"/>
      <text:p text:style-name="P23"/>
      <text:p text:style-name="P51"><office:annotation office:name="__Fieldmark__3805_2070406521"><dc:creator>Unknown Author</dc:creator><dc:date>2014-08-21T14:10:24</dc:date><text:list text:continue-numbering="true" text:style-name=""><text:list-item><text:p text:style-name="P113"><text:span text:style-name="T173">do text</text:span></text:p></text:list-item><text:list-item><text:p text:style-name="P113"><text:span text:style-name="T173">from <text:s text:c="28"/>document(at='%s/FDM_Fig_32.jpg' %(image_dir),anchor='paragraph',size=(7.4,6.3),sizeUnit='cm')</text:span></text:p></text:list-item></text:list></office:annotation>Fig. <text:span text:style-name="T150">3</text:span><text:span text:style-name="T167">2</text:span><office:annotation-end office:name="__Fieldmark__3805_2070406521"/></text:p>
      <text:p text:style-name="P50"><text:span text:style-name="Emphasis"><text:span text:style-name="T73">Figure </text:span></text:span><text:span text:style-name="Emphasis"><text:span text:style-name="T82">3</text:span></text:span><text:span text:style-name="Emphasis"><text:span text:style-name="T86">2</text:span></text:span><text:span text:style-name="Emphasis"><text:span text:style-name="T45">. Histogram of </text:span></text:span><text:span text:style-name="Emphasis"><text:span text:style-name="T53">flag-valid mispointing</text:span></text:span><text:span text:style-name="Emphasis"><text:span text:style-name="T45"> for </text:span></text:span><text:span text:style-name="Emphasis"><text:span text:style-name="T45"><text:conditional-text text:condition="ooow:true" text:string-value-if-true="Report_Date" text:string-value-if-false="">Report_Date</text:conditional-text></text:span></text:span></text:p>
      <text:p text:style-name="P23"/>
      <text:p text:style-name="P23"/>
      <text:p text:style-name="P23"/>
      <text:p text:style-name="P23"/>
      <text:p text:style-name="P20"><office:annotation office:name="__Fieldmark__2989_2070406521"><dc:creator>Unknown Author</dc:creator><dc:date>2014-08-21T13:28:54</dc:date><text:list text:continue-numbering="true" text:style-name=""><text:list-item><text:p text:style-name="P113"><text:span text:style-name="T173">do text</text:span></text:p></text:list-item><text:list-item><text:p text:style-name="P113"><text:span text:style-name="T173">from <text:s text:c="28"/>document(at='%s/FDM_Fig_33.jpg' %(image_dir),anchor='paragraph',size=(10.3,6.7),sizeUnit='cm')</text:span></text:p></text:list-item></text:list></office:annotation><text:span text:style-name="T101">Fig 3</text:span><text:span text:style-name="T167">3</text:span><office:annotation-end office:name="__Fieldmark__2989_2070406521"/></text:p>
      <text:p text:style-name="P74"><text:span text:style-name="T9">Figure </text:span><text:span text:style-name="T20">3</text:span><text:span text:style-name="T32">3</text:span><text:span text:style-name="T105">. </text:span><text:span text:style-name="Default_20_Paragraph_20_Font"><text:span text:style-name="T102">Box-and-whiskers plot for flag-valid mispointing showing for each day in last 30-day window the first and third quartiles (bottom and top of the box), the median (thick black), the 5% and 95% percentiles (lower and upper whiskers), and the mean (blue). The yellow shading highlights the day analyzed in this report.</text:span></text:span></text:p>
      <text:p text:style-name="P13"/>
      <text:p text:style-name="P13"/>
      <text:p text:style-name="P12">(end of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3" svg:font-family="Arial"/>
    <style:font-face style:name="Albany AMT" svg:font-family="'Albany AMT'" style:font-family-generic="swiss"/>
    <style:font-face style:name="Lucida Grande" svg:font-family="'Lucida Grande'" style:font-family-generic="swis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lbany AMT1" svg:font-family="'Albany AMT'" style:font-family-generic="swiss" style:font-pitch="variable"/>
    <style:font-face style:name="Arial" svg:font-family="Arial" style:font-family-generic="swiss" style:font-pitch="variable"/>
    <style:font-face style:name="Arial2" svg:font-family="Arial" style:font-adornments="Regular" style:font-family-generic="swiss" style:font-pitch="variable"/>
    <style:font-face style:name="Cambria1" svg:font-family="Cambria" style:font-family-generic="swiss" style:font-pitch="variable"/>
    <style:font-face style:name="Lucida Grande1" svg:font-family="'Lucida Grande'" style:font-family-generic="swiss" style:font-pitch="variable"/>
    <style:font-face style:name="Arial4" svg:font-family="Arial" style:font-family-generic="system" style:font-pitch="variable"/>
    <style:font-face style:name="Courier New" svg:font-family="'Courier New'"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GB" style:letter-kerning="true" style:font-size-asian="10pt" style:language-asian="ja" style:country-asian="JP"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0pt" fo:language="en" fo:country="GB" style:letter-kerning="true" style:font-name-asian="SimSun" style:font-size-asian="10pt" style:language-asian="ja" style:country-asian="JP" style:font-name-complex="Tahoma"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style:paragraph-properties fo:margin-top="0.101cm" fo:margin-bottom="0cm" style:contextual-spacing="false" fo:text-align="justify" style:justify-single-word="false" fo:orphans="2" fo:widows="2" style:page-number="auto" fo:background-color="transparent" style:shadow="none" style:writing-mode="lr-tb">
        <style:tab-stops/>
        <style:background-image/>
      </style:paragraph-properties>
      <style:text-properties style:use-window-font-color="true" style:font-name="Arial1"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 style:class="list">
      <style:paragraph-properties fo:margin-left="0.499cm" fo:margin-right="0cm" fo:margin-top="0cm" fo:margin-bottom="0cm" style:contextual-spacing="false" fo:text-indent="-0.499cm" style:auto-text-indent="false"/>
      <style:text-properties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list-style-name="Outline" style:class="text">
      <style:paragraph-properties fo:margin-top="0.847cm" fo:margin-bottom="0.423cm" style:contextual-spacing="false" fo:keep-together="always" fo:keep-with-next="always"/>
      <style:text-properties fo:color="#345a8a"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list-style-name="Outline" style:class="text">
      <style:paragraph-properties fo:margin-top="0.353cm" fo:margin-bottom="0.353cm" style:contextual-spacing="false" fo:keep-together="always" fo:keep-with-next="always"/>
      <style:text-properties fo:color="#4f81bd"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list-style-name="Outline" style:class="text">
      <style:paragraph-properties fo:margin-top="0.353cm" fo:margin-bottom="0cm" style:contextual-spacing="false" fo:keep-together="always" fo:keep-with-next="always"/>
      <style:text-properties fo:color="#4f81bd"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style:contextual-spacing="false" fo:keep-together="always" fo:keep-with-next="always"/>
      <style:text-properties fo:color="#4f81bd" style:font-name="Calibri"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style:contextual-spacing="false" fo:keep-together="always" fo:keep-with-next="always"/>
      <style:text-properties fo:color="#243f60" style:font-name="Calibri"/>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style:contextual-spacing="false" fo:keep-together="always" fo:keep-with-next="always"/>
      <style:text-properties fo:color="#243f60" style:font-name="Calibri"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style:contextual-spacing="false" fo:keep-together="always" fo:keep-with-next="always"/>
      <style:text-properties fo:color="#404040" style:font-name="Calibri"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style:contextual-spacing="false" fo:keep-together="always" fo:keep-with-next="always"/>
      <style:text-properties fo:color="#404040" style:font-name="Calibri"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style:contextual-spacing="false" fo:keep-together="always" fo:keep-with-next="always"/>
      <style:text-properties fo:color="#404040" style:font-name="Calibri" fo:font-size="10pt" fo:font-style="italic" style:font-size-asian="10pt" style:font-style-asian="italic" style:font-size-complex="10pt" style:font-style-complex="italic"/>
    </style:style>
    <style:style style:name="Header" style:family="paragraph" style:parent-style-name="Standard" style:default-outline-level="" style:list-style-name="" style:class="extra">
      <style:paragraph-properties fo:background-color="transparent" text:number-lines="false" text:line-number="0">
        <style:tab-stops>
          <style:tab-stop style:position="7.62cm" style:type="center"/>
          <style:tab-stop style:position="15.24cm" style:type="right"/>
        </style:tab-stops>
        <style:background-image/>
      </style:paragraph-properties>
      <style:text-properties fo:font-size="10pt"/>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text-properties fo:font-size="10pt"/>
    </style:style>
    <style:style style:name="Title" style:family="paragraph" style:default-outline-level="" style:list-style-name="" style:class="chapter" style:master-page-name="">
      <style:paragraph-properties fo:margin-top="2cm" fo:margin-bottom="2cm" style:contextual-spacing="false" fo:line-height="200%" fo:text-align="center" style:justify-single-word="false" style:page-number="auto"/>
      <style:text-properties style:font-name="Helvetica" fo:font-size="18pt" fo:font-weight="bold" style:font-name-asian="Times" style:font-size-asian="18pt" style:language-asian="it" style:country-asian="IT" style:font-weight-asian="bold" style:font-name-complex="Times New Roman1" style:font-size-complex="10pt" style:font-weight-complex="bold"/>
    </style:style>
    <style:style style:name="Subtitle" style:family="paragraph" style:parent-style-name="Standard" style:next-style-name="Text_20_body" style:default-outline-level="" style:list-style-name="" style:class="chapter">
      <style:paragraph-properties fo:text-align="center" style:justify-single-word="false"/>
      <style:text-properties fo:color="#4f81bd" fo:font-size="16pt" fo:letter-spacing="0.026cm" fo:font-style="italic" fo:font-weight="bold" style:font-size-asian="16pt" style:font-style-asian="italic" style:font-weight-asian="bold" style:font-size-complex="14pt" style:font-style-complex="italic"/>
    </style:style>
    <style:style style:name="Contents_20_1" style:display-name="Contents 1" style:family="paragraph" style:parent-style-name="Standard" style:default-outline-level="" style:list-style-name="" style:class="index">
      <style:paragraph-properties fo:margin-left="0cm" fo:margin-right="0cm" fo:margin-top="0.212cm" fo:margin-bottom="0.106cm" style:contextual-spacing="false" fo:text-align="start" style:justify-single-word="false" fo:text-indent="0cm" style:auto-text-indent="false">
        <style:tab-stops>
          <style:tab-stop style:position="0.658cm"/>
          <style:tab-stop style:position="14.972cm" style:type="right" style:leader-style="dotted" style:leader-text="."/>
        </style:tab-stops>
      </style:paragraph-properties>
      <style:text-properties fo:font-weight="bold" style:font-weight-asian="bold"/>
    </style:style>
    <style:style style:name="Contents_20_3" style:display-name="Contents 3" style:family="paragraph" style:parent-style-name="Standard" style:default-outline-level="" style:list-style-name="" style:class="index">
      <style:paragraph-properties fo:margin-left="0.847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default-outline-level="" style:list-style-name="" style:class="index">
      <style:paragraph-properties fo:margin-left="1.27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1.693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Standard" style:default-outline-level="" style:list-style-name="" style:class="index">
      <style:paragraph-properties fo:margin-left="2.117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2cm" fo:margin-right="0cm" fo:margin-top="0.106cm" fo:margin-bottom="0.106cm" style:contextual-spacing="false" fo:text-align="start" style:justify-single-word="false" fo:text-indent="0cm" style:auto-text-indent="false">
        <style:tab-stops>
          <style:tab-stop style:position="16.501cm" style:type="right" style:leader-style="dotted" style:leader-text="."/>
        </style:tab-stops>
      </style:paragraph-properties>
    </style:style>
    <style:style style:name="Text_20_body_20_indent" style:display-name="Text body indent" style:family="paragraph" style:parent-style-name="Standard" style:default-outline-level="" style:list-style-name="" style:class="text">
      <style:paragraph-properties fo:margin-left="1.27cm" fo:margin-right="0cm" fo:margin-top="0cm" fo:margin-bottom="0cm" style:contextual-spacing="false" fo:text-align="start" style:justify-single-word="false" fo:text-indent="-1.27cm" style:auto-text-indent="false"/>
      <style:text-properties style:font-name="Times New Roman" style:letter-kerning="true" style:font-name-asian="Times New Roman1" style:language-asian="en" style:country-asian="US" style:font-name-complex="Times New Roman1" style:font-size-complex="10pt"/>
    </style:style>
    <style:style style:name="Contents_20_7" style:display-name="Contents 7" style:family="paragraph" style:parent-style-name="Standard" style:default-outline-level="" style:list-style-name="" style:class="index">
      <style:paragraph-properties fo:margin-left="2.54cm" fo:margin-right="0cm" fo:margin-top="0cm" fo:margin-bottom="0.176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Standard" style:default-outline-level="" style:list-style-name="" style:class="index">
      <style:paragraph-properties fo:margin-left="2.963cm" fo:margin-right="0cm" fo:margin-top="0cm" fo:margin-bottom="0.176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Standard" style:default-outline-level="" style:list-style-name="" style:class="index">
      <style:paragraph-properties fo:margin-left="3.387cm" fo:margin-right="0cm" fo:margin-top="0cm" fo:margin-bottom="0.176cm" style:contextual-spacing="false" fo:text-indent="0cm" style:auto-text-indent="false">
        <style:tab-stops>
          <style:tab-stop style:position="13.007cm" style:type="right" style:leader-style="dotted" style:leader-text="."/>
        </style:tab-stops>
      </style:paragraph-properties>
    </style:style>
    <style:style style:name="Table" style:family="paragraph" style:parent-style-name="Standard" style:default-outline-level="" style:list-style-name="" style:class="extra">
      <style:paragraph-properties fo:margin-top="0.071cm" fo:margin-bottom="0.071cm" style:contextual-spacing="false" fo:orphans="0" fo:widows="0">
        <style:tab-stops>
          <style:tab-stop style:position="0.953cm"/>
          <style:tab-stop style:position="3.81cm"/>
          <style:tab-stop style:position="6.35cm"/>
          <style:tab-stop style:position="8.89cm"/>
        </style:tab-stops>
      </style:paragraph-properties>
      <style:text-properties style:font-name="Times New Roman" style:font-name-asian="Times New Roman1" style:language-asian="it" style:country-asian="IT" style:font-name-complex="Times New Roman1"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margin-top="0.3cm" fo:margin-bottom="0.3cm" style:contextual-spacing="false"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Index" style:next-style-name="Text_20_body" style:default-outline-level="10" style:list-style-name="Outline"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101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Contents_20_10" style:display-name="Contents 10" style:family="paragraph" style:class="index">
      <style:paragraph-properties fo:margin-left="4.493cm" fo:margin-right="0cm" fo:margin-top="0cm" fo:margin-bottom="0cm" style:contextual-spacing="false" fo:text-indent="0cm" style:auto-text-indent="false">
        <style:tab-stops>
          <style:tab-stop style:position="11.509cm" style:type="right" style:leader-style="dotted" style:leader-text="."/>
        </style:tab-stops>
      </style:paragraph-properties>
    </style:style>
    <style:style style:name="Text" style:family="paragraph" style:parent-style-name="Caption" style:class="extra"/>
    <style:style style:name="Table_20_Sub-Heading" style:display-name="Table Sub-Heading" style:family="paragraph" style:parent-style-name="Standard" style:next-style-name="Table_20_Contents" style:master-page-name="">
      <style:paragraph-properties fo:margin-top="0.199cm" fo:margin-bottom="0.199cm" style:contextual-spacing="false" fo:text-align="start" style:justify-single-word="false" style:page-number="auto"/>
      <style:text-properties fo:font-weight="bold"/>
    </style:style>
    <style:style style:name="Header-centred" style:family="paragraph" style:parent-style-name="Header" style:auto-update="true" style:master-page-name="">
      <style:paragraph-properties fo:text-align="center" style:justify-single-word="false" style:page-number="auto"/>
    </style:style>
    <style:style style:name="Header_20_right" style:display-name="Header right" style:family="paragraph" style:parent-style-name="Standard" style:class="extra" style:master-page-name="">
      <style:paragraph-properties fo:text-align="end" style:justify-single-word="false" style:page-number="auto" text:number-lines="false" text:line-number="0">
        <style:tab-stops>
          <style:tab-stop style:position="8.001cm" style:type="center"/>
          <style:tab-stop style:position="16.002cm" style:type="right"/>
        </style:tab-stops>
      </style:paragraph-properties>
      <style:text-properties fo:font-size="10pt"/>
    </style:style>
    <style:style style:name="Footer_20_right" style:display-name="Footer right" style:family="paragraph" style:parent-style-name="Standard" style:class="extra" style:master-page-name="">
      <style:paragraph-properties fo:text-align="end" style:justify-single-word="false" style:page-number="auto" text:number-lines="false" text:line-number="0">
        <style:tab-stops>
          <style:tab-stop style:position="8.001cm" style:type="center"/>
          <style:tab-stop style:position="16.002cm" style:type="right"/>
        </style:tab-stops>
      </style:paragraph-properties>
      <style:text-properties fo:font-size="10pt"/>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001cm" style:type="center"/>
          <style:tab-stop style:position="16.002cm" style:type="right"/>
        </style:tab-stops>
      </style:paragraph-properties>
      <style:text-properties fo:font-size="10pt"/>
    </style:style>
    <style:style style:name="Footer_20_left" style:display-name="Footer left" style:family="paragraph" style:parent-style-name="Standard" style:class="extra">
      <style:paragraph-properties fo:text-align="start" style:justify-single-word="false" text:number-lines="false" text:line-number="0">
        <style:tab-stops>
          <style:tab-stop style:position="8.001cm" style:type="center"/>
          <style:tab-stop style:position="16.002cm" style:type="right"/>
        </style:tab-stops>
      </style:paragraph-properties>
      <style:text-properties fo:font-size="10pt"/>
    </style:style>
    <style:style style:name="Default_20_Paragraph_20_Font" style:display-name="Default Paragraph Font" style:family="text">
      <style:text-properties style:font-name="Arial2" fo:background-color="transparent"/>
    </style:style>
    <style:style style:name="Heading_20_1_20_Char" style:display-name="Heading 1 Char" style:family="text" style:parent-style-name="Default_20_Paragraph_20_Font">
      <style:text-properties fo:color="#345a8a" style:font-name="Arial1"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style:font-name="Arial1" fo:font-size="12pt" style:font-size-asian="12pt" style:font-size-complex="12pt"/>
    </style:style>
    <style:style style:name="Footer_20_Char" style:display-name="Footer Char" style:family="text" style:parent-style-name="Default_20_Paragraph_20_Font">
      <style:text-properties style:font-name="Arial1" fo:font-size="12pt" style:font-size-asian="12pt" style:font-size-complex="12pt"/>
    </style:style>
    <style:style style:name="Footnote_20_Text_20_Char" style:display-name="Footnote Text Char" style:family="text" style:parent-style-name="Default_20_Paragraph_20_Font">
      <style:text-properties style:font-name="Arial1" style:font-size-complex="12pt"/>
    </style:style>
    <style:style style:name="footnote_20_reference" style:display-name="foot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itle_20_Char" style:display-name="Title Char" style:family="text" style:parent-style-name="Default_20_Paragraph_20_Font">
      <style:text-properties style:font-name="Helvetica" fo:font-size="18pt" fo:font-weight="bold" style:font-name-asian="Times" style:font-size-asian="18pt" style:language-asian="it" style:country-asian="IT" style:font-weight-asian="bold" style:font-name-complex="Times New Roman1"/>
    </style:style>
    <style:style style:name="Subtitle_20_Char" style:display-name="Subtitle Char" style:family="text" style:parent-style-name="Default_20_Paragraph_20_Font">
      <style:text-properties fo:color="#4f81bd" style:font-name="Arial1" fo:font-size="16pt" fo:letter-spacing="0.026cm" fo:font-style="italic" fo:font-weight="bold" style:font-size-asian="16pt" style:font-style-asian="italic" style:font-weight-asian="bold" style:font-size-complex="12pt" style:font-style-complex="italic"/>
    </style:style>
    <style:style style:name="Placeholder_20_Text" style:display-name="Placeholder Text" style:family="text" style:parent-style-name="Default_20_Paragraph_20_Font">
      <style:text-properties fo:color="#808080"/>
    </style:style>
    <style:style style:name="page_20_number" style:display-name="page number" style:family="text" style:parent-style-name="Default_20_Paragraph_20_Font"/>
    <style:style style:name="Heading_20_2_20_Char" style:display-name="Heading 2 Char" style:family="text" style:parent-style-name="Default_20_Paragraph_20_Font">
      <style:text-properties fo:color="#4f81bd" style:font-name="Arial1"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Arial1" fo:font-size="12pt" fo:font-weight="bold" style:font-size-asian="12pt" style:font-weight-asian="bold" style:font-size-complex="12pt" style:font-weight-complex="bold"/>
    </style:style>
    <style:style style:name="Body_20_Text_20_Indent_20_Char" style:display-name="Body Text Indent Char" style:family="text" style:parent-style-name="Default_20_Paragraph_20_Font">
      <style:text-properties style:font-name="Times New Roman" fo:font-size="12pt" style:letter-kerning="true" style:font-name-asian="Times New Roman1" style:font-size-asian="12pt" style:language-asian="en" style:country-asian="US" style:font-name-complex="Times New Roman1"/>
    </style:style>
    <style:style style:name="FollowedHyperlink" style:family="text" style:parent-style-name="Default_20_Paragraph_20_Font">
      <style:text-properties fo:color="#800080" style:text-underline-style="solid" style:text-underline-width="auto" style:text-underline-color="font-color"/>
    </style:style>
    <style:style style:name="Caption_20_Char1" style:display-name="Caption Char1" style:family="text">
      <style:text-properties style:font-name="Arial1" fo:font-size="12pt" fo:font-weight="bold" style:font-size-asian="12pt" style:font-weight-asian="bold" style:font-size-complex="9pt" style:font-weight-complex="bold"/>
    </style:style>
    <style:style style:name="Table_20_Cell_20_Char" style:display-name="Table Cell Char" style:family="text">
      <style:text-properties style:font-name="Arial1" style:font-name-asian="Times New Roman1" style:language-asian="en" style:country-asian="US" style:font-name-complex="Times New Roman1"/>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style:font-name="Arial1" fo:font-size="12pt" style:font-size-asian="12pt" style:font-size-complex="12pt"/>
    </style:style>
    <style:style style:name="Heading_20_4_20_Char" style:display-name="Heading 4 Char" style:family="text" style:parent-style-name="Default_20_Paragraph_20_Font">
      <style:text-properties fo:color="#4f81bd" style:font-name="Calibri" fo:font-size="12pt" fo:font-style="italic" fo:font-weight="bold" style:font-size-asian="12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size="12pt" style:font-size-asian="12pt" style:font-size-complex="12pt"/>
    </style:style>
    <style:style style:name="Heading_20_6_20_Char" style:display-name="Heading 6 Char" style:family="text" style:parent-style-name="Default_20_Paragraph_20_Font">
      <style:text-properties fo:color="#243f60" style:font-name="Calibri" fo:font-size="12pt" fo:font-style="italic" style:font-size-asian="12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size="12pt" fo:font-style="italic" style:font-size-asian="12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style:style>
    <style:style style:name="Heading_20_9_20_Char" style:display-name="Heading 9 Char" style:family="text" style:parent-style-name="Default_20_Paragraph_20_Font">
      <style:text-properties fo:color="#404040" style:font-name="Calibri"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
    </style:style>
    <style:style style:name="ListLabel_20_2" style:display-name="ListLabel 2" style:family="text">
      <style:text-properties style:font-name-complex="Courier New"/>
    </style:style>
    <style:style style:name="ListLabel_20_3" style:display-name="ListLabel 3" style:family="text">
      <style:text-properties style:font-name-complex="Wingdings"/>
    </style:style>
    <style:style style:name="ListLabel_20_4" style:display-name="ListLabel 4" style:family="text">
      <style:text-properties style:text-position="0% 100%" style:font-name-asian="Arial4" style:font-name-complex="Arial4"/>
    </style:style>
    <style:style style:name="ListLabel_20_5" style:display-name="ListLabel 5" style:family="text">
      <style:text-properties fo:color="#50555a" style:text-position="0% 100%" style:font-name-asian="Arial4" style:font-name-complex="Arial4"/>
    </style:style>
    <style:style style:name="ListLabel_20_6" style:display-name="ListLabel 6" style:family="text">
      <style:text-properties fo:color="#ff0000" style:text-position="0% 100%" style:font-name-asian="Arial4" style:font-name-complex="Arial4"/>
    </style:style>
    <style:style style:name="ListLabel_20_7" style:display-name="ListLabel 7" style:family="text">
      <style:text-properties style:font-name-complex="OpenSymbol"/>
    </style:style>
    <style:style style:name="ListLabel_20_8" style:display-name="ListLabel 8" style:family="text">
      <style:text-properties style:font-name-complex="Arial4"/>
    </style:style>
    <style:style style:name="Caption_20_characters" style:display-name="Caption characters"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Appendix " style:num-suffix=" -" style:num-format="A">
        <style:list-level-properties text:list-level-position-and-space-mode="label-alignment">
          <style:list-level-label-alignment text:label-followed-by="listtab"/>
        </style:list-level-properties>
      </text:list-level-style-number>
      <text:list-level-style-number text:level="2" style:num-prefix="Appendix " style:num-suffix=" -"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 style:num-suffix="." style:num-format="1">
        <style:list-level-properties text:list-level-position-and-space-mode="label-alignment">
          <style:list-level-label-alignment text:label-followed-by="listtab" fo:margin-left="1.27cm"/>
        </style:list-level-properties>
      </text:list-level-style-number>
      <text:list-level-style-number text:level="2" text:style-name="ListLabel_20_4" style:num-format="1" text:display-levels="2">
        <style:list-level-properties text:list-level-position-and-space-mode="label-alignment">
          <style:list-level-label-alignment text:label-followed-by="listtab" fo:margin-left="1.27cm"/>
        </style:list-level-properties>
      </text:list-level-style-number>
      <text:list-level-style-number text:level="3" text:style-name="ListLabel_20_4" style:num-format="1" text:display-levels="3">
        <style:list-level-properties text:list-level-position-and-space-mode="label-alignment">
          <style:list-level-label-alignment text:label-followed-by="listtab" fo:margin-left="1.27cm"/>
        </style:list-level-properties>
      </text:list-level-style-number>
      <text:list-level-style-number text:level="4" text:style-name="ListLabel_20_5" style:num-format="1" text:display-levels="4">
        <style:list-level-properties text:list-level-position-and-space-mode="label-alignment">
          <style:list-level-label-alignment text:label-followed-by="listtab"/>
        </style:list-level-properties>
      </text:list-level-style-number>
      <text:list-level-style-number text:level="5" text:style-name="ListLabel_20_4" style:num-format="1" text:display-levels="5">
        <style:list-level-properties text:list-level-position-and-space-mode="label-alignment">
          <style:list-level-label-alignment text:label-followed-by="listtab"/>
        </style:list-level-properties>
      </text:list-level-style-number>
      <text:list-level-style-number text:level="6" text:style-name="ListLabel_20_4" style:num-format="1" text:display-levels="6">
        <style:list-level-properties text:list-level-position-and-space-mode="label-alignment">
          <style:list-level-label-alignment text:label-followed-by="listtab"/>
        </style:list-level-properties>
      </text:list-level-style-number>
      <text:list-level-style-number text:level="7" text:style-name="ListLabel_20_4" style:num-prefix="Annex " style:num-format="A" text:display-levels="6">
        <style:list-level-properties text:list-level-position-and-space-mode="label-alignment">
          <style:list-level-label-alignment text:label-followed-by="listtab" fo:margin-left="1.27cm"/>
        </style:list-level-properties>
      </text:list-level-style-number>
      <text:list-level-style-number text:level="8" text:style-name="ListLabel_20_4" style:num-format="1" text:display-levels="2">
        <style:list-level-properties text:list-level-position-and-space-mode="label-alignment">
          <style:list-level-label-alignment text:label-followed-by="listtab" fo:margin-left="1.27cm"/>
        </style:list-level-properties>
      </text:list-level-style-number>
      <text:list-level-style-number text:level="9" text:style-name="ListLabel_20_4" style:num-format="1" text:display-levels="3">
        <style:list-level-properties text:list-level-position-and-space-mode="label-alignment">
          <style:list-level-label-alignment text:label-followed-by="listtab"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2" text:style-name="ListLabel_20_4" style:num-suffix="o" text:bullet-char="o">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3"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4" text:style-name="ListLabel_20_4"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bullet text:level="5" text:style-name="ListLabel_20_4" style:num-suffix="o" text:bullet-char="o">
        <style:list-level-properties text:list-level-position-and-space-mode="label-alignment">
          <style:list-level-label-alignment text:label-followed-by="listtab" fo:text-indent="6.985cm" fo:margin-left="7.62cm"/>
        </style:list-level-properties>
        <style:text-properties style:font-name="Arial2"/>
      </text:list-level-style-bullet>
      <text:list-level-style-bullet text:level="6" text:style-name="ListLabel_20_4" style:num-suffix="▪" text:bullet-char="▪">
        <style:list-level-properties text:list-level-position-and-space-mode="label-alignment">
          <style:list-level-label-alignment text:label-followed-by="listtab" fo:text-indent="8.255cm" fo:margin-left="8.89cm"/>
        </style:list-level-properties>
        <style:text-properties style:font-name="Arial2"/>
      </text:list-level-style-bullet>
      <text:list-level-style-bullet text:level="7" text:style-name="ListLabel_20_4" style:num-suffix="●" text:bullet-char="●">
        <style:list-level-properties text:list-level-position-and-space-mode="label-alignment">
          <style:list-level-label-alignment text:label-followed-by="listtab" fo:text-indent="9.525cm" fo:margin-left="10.16cm"/>
        </style:list-level-properties>
        <style:text-properties style:font-name="Arial2"/>
      </text:list-level-style-bullet>
      <text:list-level-style-bullet text:level="8" text:style-name="ListLabel_20_4" style:num-suffix="o" text:bullet-char="o">
        <style:list-level-properties text:list-level-position-and-space-mode="label-alignment">
          <style:list-level-label-alignment text:label-followed-by="listtab" fo:text-indent="10.795cm" fo:margin-left="11.43cm"/>
        </style:list-level-properties>
        <style:text-properties style:font-name="Arial2"/>
      </text:list-level-style-bullet>
      <text:list-level-style-bullet text:level="9" text:style-name="ListLabel_20_4" style:num-suffix="▪" text:bullet-char="▪">
        <style:list-level-properties text:list-level-position-and-space-mode="label-alignment">
          <style:list-level-label-alignment text:label-followed-by="listtab" fo:text-indent="12.065cm" fo:margin-left="12.7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4" style:num-suffix="o" text:bullet-char="o">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3" text:style-name="ListLabel_20_4"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5" text:style-name="ListLabel_20_4" style:num-suffix="o" text:bullet-char="o">
        <style:list-level-properties text:list-level-position-and-space-mode="label-alignment">
          <style:list-level-label-alignment text:label-followed-by="listtab" fo:text-indent="5.715cm" fo:margin-left="6.35cm"/>
        </style:list-level-properties>
        <style:text-properties style:font-name="Arial2"/>
      </text:list-level-style-bullet>
      <text:list-level-style-bullet text:level="6" text:style-name="ListLabel_20_4" style:num-suffix="▪" text:bullet-char="▪">
        <style:list-level-properties text:list-level-position-and-space-mode="label-alignment">
          <style:list-level-label-alignment text:label-followed-by="listtab" fo:text-indent="6.985cm" fo:margin-left="7.62cm"/>
        </style:list-level-properties>
        <style:text-properties style:font-name="Arial2"/>
      </text:list-level-style-bullet>
      <text:list-level-style-bullet text:level="7" text:style-name="ListLabel_20_4" style:num-suffix="●" text:bullet-char="●">
        <style:list-level-properties text:list-level-position-and-space-mode="label-alignment">
          <style:list-level-label-alignment text:label-followed-by="listtab" fo:text-indent="8.255cm" fo:margin-left="8.89cm"/>
        </style:list-level-properties>
        <style:text-properties style:font-name="Arial2"/>
      </text:list-level-style-bullet>
      <text:list-level-style-bullet text:level="8" text:style-name="ListLabel_20_4" style:num-suffix="o" text:bullet-char="o">
        <style:list-level-properties text:list-level-position-and-space-mode="label-alignment">
          <style:list-level-label-alignment text:label-followed-by="listtab" fo:text-indent="9.525cm" fo:margin-left="10.16cm"/>
        </style:list-level-properties>
        <style:text-properties style:font-name="Arial2"/>
      </text:list-level-style-bullet>
      <text:list-level-style-bullet text:level="9" text:style-name="ListLabel_20_4" style:num-suffix="▪" text:bullet-char="▪">
        <style:list-level-properties text:list-level-position-and-space-mode="label-alignment">
          <style:list-level-label-alignment text:label-followed-by="listtab" fo:text-indent="10.79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 style:num-suffix="▪" text:bullet-char="▪">
        <style:list-level-properties text:list-level-position-and-space-mode="label-alignment">
          <style:list-level-label-alignment text:label-followed-by="listtab" fo:text-indent="-0.199cm" fo:margin-left="0.199cm"/>
        </style:list-level-properties>
        <style:text-properties fo:font-family="'Segoe UI'"/>
      </text:list-level-style-bullet>
      <text:list-level-style-bullet text:level="2" text:style-name="ListLabel_20_7" style:num-suffix="▫" text:bullet-char="▫">
        <style:list-level-properties text:list-level-position-and-space-mode="label-alignment">
          <style:list-level-label-alignment text:label-followed-by="listtab" fo:text-indent="-0.201cm" fo:margin-left="0.4cm"/>
        </style:list-level-properties>
        <style:text-properties fo:font-family="'Segoe UI'"/>
      </text:list-level-style-bullet>
      <text:list-level-style-bullet text:level="3" style:num-suffix="" text:bullet-char="">
        <style:list-level-properties text:list-level-position-and-space-mode="label-alignment">
          <style:list-level-label-alignment text:label-followed-by="listtab" fo:text-indent="0.6cm" fo:margin-left="0.199cm"/>
        </style:list-level-properties>
        <style:text-properties fo:font-family="Symbol"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1cm" fo:margin-left="0.199cm"/>
        </style:list-level-properties>
        <style:text-properties fo:font-family="Symbol" style:font-style-name="Regular" style:font-pitch="variable"/>
      </text:list-level-style-bullet>
      <text:list-level-style-bullet text:level="5" style:num-suffix="" text:bullet-char="">
        <style:list-level-properties text:list-level-position-and-space-mode="label-alignment">
          <style:list-level-label-alignment text:label-followed-by="listtab" fo:text-indent="1.401cm" fo:margin-left="0.199cm"/>
        </style:list-level-properties>
        <style:text-properties fo:font-family="Symbol"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1.801cm" fo:margin-left="0.199cm"/>
        </style:list-level-properties>
        <style:text-properties fo:font-family="Symbol"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2.2cm" fo:margin-left="0.199cm"/>
        </style:list-level-properties>
        <style:text-properties fo:font-family="Symbol" style:font-style-name="Regular" style:font-pitch="variable"/>
      </text:list-level-style-bullet>
      <text:list-level-style-bullet text:level="8" style:num-suffix="" text:bullet-char="">
        <style:list-level-properties text:list-level-position-and-space-mode="label-alignment">
          <style:list-level-label-alignment text:label-followed-by="listtab" fo:text-indent="2.6cm" fo:margin-left="0.199cm"/>
        </style:list-level-properties>
        <style:text-properties fo:font-family="Symbol"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3cm" fo:margin-left="0.199cm"/>
        </style:list-level-properties>
        <style:text-properties fo:font-family="Symbol"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pitch="variable"/>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Regular" style:font-pitch="variable"/>
      </text:list-level-style-bullet>
      <text:list-level-style-bullet text:level="3" text:style-name="ListLabel_20_2"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Regular" style:font-family-generic="modern" style:font-pitch="variable"/>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Regular" style:font-pitch="variable"/>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Regular" style:font-pitch="variable"/>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Regular" style:font-pitch="variable"/>
      </text:list-level-style-bullet>
      <text:list-level-style-bullet text:level="7" text:style-name="ListLabel_20_2"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Regular" style:font-family-generic="modern" style:font-pitch="variable"/>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Regular" style:font-pitch="variable"/>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4" style:num-suffix="." style:num-format="1">
        <style:list-level-properties text:list-level-position-and-space-mode="label-alignment">
          <style:list-level-label-alignment text:label-followed-by="listtab" fo:margin-left="1.27cm"/>
        </style:list-level-properties>
      </text:list-level-style-number>
      <text:list-level-style-number text:level="2" text:style-name="ListLabel_20_4" style:num-format="1" text:display-levels="2">
        <style:list-level-properties text:list-level-position-and-space-mode="label-alignment">
          <style:list-level-label-alignment text:label-followed-by="listtab" fo:margin-left="1.27cm"/>
        </style:list-level-properties>
      </text:list-level-style-number>
      <text:list-level-style-number text:level="3" text:style-name="ListLabel_20_4" style:num-format="1" text:display-levels="3">
        <style:list-level-properties text:list-level-position-and-space-mode="label-alignment">
          <style:list-level-label-alignment text:label-followed-by="listtab" fo:margin-left="1.27cm"/>
        </style:list-level-properties>
      </text:list-level-style-number>
      <text:list-level-style-number text:level="4" text:style-name="ListLabel_20_5" style:num-format="1" text:display-levels="4">
        <style:list-level-properties text:list-level-position-and-space-mode="label-alignment">
          <style:list-level-label-alignment text:label-followed-by="listtab"/>
        </style:list-level-properties>
      </text:list-level-style-number>
      <text:list-level-style-number text:level="5" text:style-name="ListLabel_20_4" style:num-format="1" text:display-levels="5">
        <style:list-level-properties text:list-level-position-and-space-mode="label-alignment">
          <style:list-level-label-alignment text:label-followed-by="listtab"/>
        </style:list-level-properties>
      </text:list-level-style-number>
      <text:list-level-style-number text:level="6" text:style-name="ListLabel_20_4" style:num-format="1" text:display-levels="6">
        <style:list-level-properties text:list-level-position-and-space-mode="label-alignment">
          <style:list-level-label-alignment text:label-followed-by="listtab"/>
        </style:list-level-properties>
      </text:list-level-style-number>
      <text:list-level-style-number text:level="7" text:style-name="ListLabel_20_4" style:num-prefix="Annex " style:num-format="A" text:display-levels="6">
        <style:list-level-properties text:list-level-position-and-space-mode="label-alignment">
          <style:list-level-label-alignment text:label-followed-by="listtab" fo:margin-left="1.27cm"/>
        </style:list-level-properties>
      </text:list-level-style-number>
      <text:list-level-style-number text:level="8" text:style-name="ListLabel_20_4" style:num-format="1" text:display-levels="2">
        <style:list-level-properties text:list-level-position-and-space-mode="label-alignment">
          <style:list-level-label-alignment text:label-followed-by="listtab" fo:margin-left="1.27cm"/>
        </style:list-level-properties>
      </text:list-level-style-number>
      <text:list-level-style-number text:level="9" text:style-name="ListLabel_20_4" style:num-format="1" text:display-levels="3">
        <style:list-level-properties text:list-level-position-and-space-mode="label-alignment">
          <style:list-level-label-alignment text:label-followed-by="listtab"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8"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 style:num-suffix="-" text:bullet-char="-">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8"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8"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8"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RightPageHeader" style:family="table">
      <style:table-properties style:width="17cm" table:align="margins" style:writing-mode="lr-tb"/>
    </style:style>
    <style:style style:name="RightPageHeader.A" style:family="table-column">
      <style:table-column-properties style:column-width="5.667cm" style:rel-column-width="21845*"/>
    </style:style>
    <style:style style:name="LeftPageHeader" style:family="table">
      <style:table-properties style:width="17cm" table:align="margins" style:writing-mode="lr-tb"/>
    </style:style>
    <style:style style:name="LeftPageHeader.A" style:family="table-column">
      <style:table-column-properties style:column-width="5.667cm" style:rel-column-width="21845*"/>
    </style:style>
    <style:style style:name="MP1" style:family="paragraph" style:parent-style-name="Header">
      <style:paragraph-properties fo:text-align="end" style:justify-single-word="false"/>
    </style:style>
    <style:style style:name="MP2" style:family="paragraph" style:parent-style-name="Header">
      <style:paragraph-properties fo:margin-left="0cm" fo:margin-right="0cm" fo:text-align="justify" style:justify-single-word="false" fo:orphans="2" fo:widows="2" fo:text-indent="0cm" style:auto-text-indent="false" text:number-lines="false" text:line-number="0" style:writing-mode="lr-tb">
        <style:tab-stops>
          <style:tab-stop style:position="16.843cm" style:type="right"/>
        </style:tab-stops>
      </style:paragraph-properties>
      <style:text-properties fo:font-size="9pt" style:font-size-asian="9pt" style:font-size-complex="9pt"/>
    </style:style>
    <style:style style:name="MP3" style:family="paragraph" style:parent-style-name="Header">
      <style:paragraph-properties fo:text-align="center" style:justify-single-word="false"/>
      <style:text-properties fo:font-size="10pt" fo:font-weight="bold" style:font-size-asian="10pt" style:font-weight-asian="bold" style:font-size-complex="10pt" style:font-weight-complex="bold"/>
    </style:style>
    <style:style style:name="MP4" style:family="paragraph" style:parent-style-name="Header_20_right">
      <style:paragraph-properties fo:text-align="center" style:justify-single-word="false"/>
      <style:text-properties fo:font-weight="bold" style:font-weight-asian="bold" style:font-weight-complex="bold"/>
    </style:style>
    <style:style style:name="MT1" style:family="text">
      <style:text-properties fo:font-weight="bold" style:font-weight-asian="bold" style:font-weight-complex="bold"/>
    </style:style>
    <style:style style:name="MT2" style:family="text">
      <style:text-properties fo:font-weight="bold" style:font-weight-asian="bold"/>
    </style:style>
    <style:style style:name="MT3" style:family="text">
      <style:text-properties fo:font-weight="bold" officeooo:rsid="00b5e53c" style:font-weight-asian="bold" style:font-weight-complex="bold"/>
    </style:style>
    <style:style style:name="MT4" style:family="text">
      <style:text-properties fo:font-weight="bold" officeooo:rsid="006cd4c8" style:font-weight-asian="bold" style:font-weight-complex="bold"/>
    </style:style>
    <style:style style:name="MT5" style:family="text">
      <style:text-properties fo:font-weight="bold" officeooo:rsid="0071b1ff" style:font-weight-asian="bold" style:font-weight-complex="bold"/>
    </style:style>
    <style:style style:name="Mfr1" style:family="graphic" style:parent-style-name="Graphics">
      <style:graphic-properties style:vertical-pos="from-top" fo:padding="0cm" fo:border="none" style:shadow="non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1cm" fo:margin-bottom="1.251cm" fo:margin-left="2.499cm" fo:margin-right="2.499cm" style:shadow="none" fo:background-color="transparent" style:writing-mode="lr-tb" style:layout-grid-color="#c0c0c0" style:layout-grid-lines="27449"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dynamic-spacing="false"/>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Standard">
      <style:header>
        <text:p text:style-name="MP1"><draw:frame draw:style-name="Mfr1" draw:name="graphics3" text:anchor-type="as-char" svg:y="0cm" svg:width="8.601cm" svg:height="1.921cm" draw:z-index="0"><draw:image xlink:href="Pictures/200001590000432A00000EFB1F4A566A.wmf" xlink:type="simple" xlink:show="embed" xlink:actuate="onLoad"/></draw:frame></text:p>
      </style:header>
      <style:footer>
        <text:p text:style-name="MP2"><text:span text:style-name="MT1"><text:user-defined style:data-style-name="N0" text:name="Project_reference">ESA/ESRIN RFQ/3-14139/14/I-LG</text:user-defined></text:span><text:tab/><text:span text:style-name="MT2">Date: </text:span><text:span text:style-name="MT2"><text:conditional-text text:condition="ooow:true" text:string-value-if-true="date_issued" text:string-value-if-false="">date_issued</text:conditional-text></text:span></text:p>
      </style:footer>
    </style:master-page>
    <style:master-page style:name="Right_20_Page" style:display-name="Right Page" style:page-layout-name="Mpm3" style:next-style-name="Left_20_Page">
      <style:header>
        <table:table table:name="RightPageHeader" table:style-name="RightPageHeader">
          <table:table-column table:style-name="RightPageHeader.A" table:number-columns-repeated="3"/>
          <table:table-row>
            <table:table-cell office:value-type="string">
              <text:p text:style-name="MP3"><text:user-defined style:data-style-name="N0" text:name="Project_acronym">CryOcean-QCV</text:user-defined></text:p>
            </table:table-cell>
            <table:table-cell office:value-type="string">
              <text:p text:style-name="Header-centred"><text:span text:style-name="MT3">FDM</text:span><text:span text:style-name="MT1"> Daily Quality Report for<text:line-break/></text:span><text:span text:style-name="MT1"><text:conditional-text text:condition="ooow:true" text:string-value-if-true="Report_Date" text:string-value-if-false="">Report_Date</text:conditional-text></text:span><text:span text:style-name="MT1"><text:line-break/>Version </text:span><text:span text:style-name="Default_20_Paragraph_20_Font"><text:span text:style-name="MT1"><text:conditional-text text:condition="ooow:true" text:string-value-if-true="Version" text:string-value-if-false="">Version</text:conditional-text></text:span></text:span><text:span text:style-name="Default_20_Paragraph_20_Font"><text:span text:style-name="MT1"> - </text:span></text:span><text:span text:style-name="Default_20_Paragraph_20_Font"><text:span text:style-name="MT4"><text:conditional-text text:condition="ooow:true" text:string-value-if-true="date_issued" text:string-value-if-false="">date_issued</text:conditional-text></text:span></text:span></text:p>
            </table:table-cell>
            <table:table-cell office:value-type="string">
              <text:p text:style-name="Header_20_right"><draw:frame draw:style-name="Mfr1" draw:name="graphics1" text:anchor-type="as-char" svg:y="0cm" svg:width="5.614cm" svg:height="1.254cm" draw:z-index="5"><draw:image xlink:href="Pictures/200001590000432A00000EFB1F4A566A.wmf" xlink:type="simple" xlink:show="embed" xlink:actuate="onLoad"/></draw:frame></text:p>
            </table:table-cell>
          </table:table-row>
        </table:table>
        <text:p text:style-name="Header_20_right"/>
      </style:header>
      <style:footer>
        <text:p text:style-name="Footer_20_right"><text:page-number text:select-page="current">11</text:page-number></text:p>
      </style:footer>
    </style:master-page>
    <style:master-page style:name="Left_20_Page" style:display-name="Left Page" style:page-layout-name="Mpm4" style:next-style-name="Right_20_Page">
      <style:header>
        <table:table table:name="LeftPageHeader" table:style-name="LeftPageHeader">
          <table:table-column table:style-name="LeftPageHeader.A" table:number-columns-repeated="3"/>
          <table:table-row>
            <table:table-cell office:value-type="string">
              <text:p text:style-name="Header_20_left"><draw:frame draw:style-name="Mfr1" draw:name="graphics2" text:anchor-type="as-char" svg:y="0cm" svg:width="5.614cm" svg:height="1.254cm" draw:z-index="9"><draw:image xlink:href="Pictures/200001590000432A00000EFB1F4A566A.wmf" xlink:type="simple" xlink:show="embed" xlink:actuate="onLoad"/></draw:frame></text:p>
            </table:table-cell>
            <table:table-cell office:value-type="string">
              <text:p text:style-name="Header-centred"><text:span text:style-name="MT3">FDM</text:span><text:span text:style-name="MT1"> Daily Quality Report for<text:line-break/></text:span><text:span text:style-name="MT1"><text:conditional-text text:condition="ooow:true" text:string-value-if-true="Report_Date" text:string-value-if-false="">Report_Date</text:conditional-text></text:span><text:span text:style-name="MT1"><text:line-break/>Version </text:span><text:span text:style-name="Default_20_Paragraph_20_Font"><text:span text:style-name="MT1"><text:conditional-text text:condition="ooow:true" text:string-value-if-true="Version" text:string-value-if-false="">Version</text:conditional-text></text:span></text:span><text:span text:style-name="Default_20_Paragraph_20_Font"><text:span text:style-name="MT1"> - </text:span></text:span><text:span text:style-name="Default_20_Paragraph_20_Font"><text:span text:style-name="MT5"><text:conditional-text text:condition="ooow:true" text:string-value-if-true="date_issued" text:string-value-if-false="">date_issued</text:conditional-text></text:span></text:span></text:p>
            </table:table-cell>
            <table:table-cell office:value-type="string">
              <text:p text:style-name="MP4"><text:user-defined style:data-style-name="N0" text:name="Project_acronym">CryOcean-QCV</text:user-defined></text:p>
            </table:table-cell>
          </table:table-row>
        </table:table>
        <text:p text:style-name="Header_20_left"/>
      </style:header>
      <style:footer>
        <text:p text:style-name="Footer_20_left"><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aily Report</dc:title>
    <meta:initial-creator>Paolo Cipollini</meta:initial-creator>
    <meta:editing-cycles>195</meta:editing-cycles>
    <meta:print-date>2014-07-02T10:59:00</meta:print-date>
    <meta:creation-date>2014-07-02T10:59:00</meta:creation-date>
    <dc:date>2014-10-02T18:00:36</dc:date>
    <meta:editing-duration>P4DT21H23M</meta:editing-duration>
    <meta:generator>LibreOffice/4.0-5$Linux_X86_64 LibreOffice_project/400m0$Build-305</meta:generator>
    <dc:creator>Francisco Calafat</dc:creator>
    <meta:document-statistic meta:table-count="6" meta:image-count="3" meta:object-count="0" meta:page-count="11" meta:paragraph-count="178" meta:word-count="1814" meta:character-count="11186" meta:non-whitespace-character-count="9584"/>
    <meta:user-defined meta:name="Company">National Oceanography Centre</meta:user-defined>
    <meta:user-defined meta:name="Project_acronym">CryOcean-QCV</meta:user-defined>
    <meta:user-defined meta:name="Project_reference">ESA/ESRIN RFQ/3-14139/14/I-LG</meta:user-defined>
    <meta:template xlink:type="simple" xlink:actuate="onRequest" xlink:title="Normal.dotm" xlink:href=""/>
  </office:meta>
</office:document-meta>
</file>